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807cm"/>
    </style:style>
    <style:style style:name="co2" style:family="table-column">
      <style:table-column-properties fo:break-before="auto" style:column-width="19.82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6.46cm"/>
    </style:style>
    <style:style style:name="co7" style:family="table-column">
      <style:table-column-properties fo:break-before="auto" style:column-width="20.608cm"/>
    </style:style>
    <style:style style:name="co8" style:family="table-column">
      <style:table-column-properties fo:break-before="auto" style:column-width="24.135cm"/>
    </style:style>
    <style:style style:name="co9" style:family="table-column">
      <style:table-column-properties fo:break-before="auto" style:column-width="24.051cm"/>
    </style:style>
    <style:style style:name="co10" style:family="table-column">
      <style:table-column-properties fo:break-before="auto" style:column-width="19.74cm"/>
    </style:style>
    <style:style style:name="co11" style:family="table-column">
      <style:table-column-properties fo:break-before="auto" style:column-width="22.121cm"/>
    </style:style>
    <style:style style:name="co12" style:family="table-column">
      <style:table-column-properties fo:break-before="auto" style:column-width="14.674cm"/>
    </style:style>
    <style:style style:name="co13" style:family="table-column">
      <style:table-column-properties fo:break-before="auto" style:column-width="19.3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EN_20_-_20_ZESTAW_20_PODSTAWOWY_20__23_1">
      <style:table-properties table:display="true" style:writing-mode="lr-tb"/>
    </style:style>
    <style:style style:name="ta2" style:family="table" style:master-page-name="PageStyle_5f_EN_20_-_20_ZESTAW_20_DODATKÓW_20__23_2">
      <style:table-properties table:display="true" style:writing-mode="lr-tb"/>
    </style:style>
    <style:style style:name="ta3" style:family="table" style:master-page-name="PageStyle_5f_PL_20_-_20_ZESTAW_20__23_1_20_PODSTAWOWY">
      <style:table-properties table:display="true" style:writing-mode="lr-tb"/>
    </style:style>
    <style:style style:name="ta4" style:family="table" style:master-page-name="PageStyle_5f_PL_20_-_20_ZESTAW_20__23_2_20_DODATKÓW">
      <style:table-properties table:display="true" style:writing-mode="lr-tb"/>
    </style:style>
    <style:style style:name="ta5" style:family="table" style:master-page-name="PageStyle_5f_PL_20_-_20_ZESTAW_20__23_3_20_DODATKÓW">
      <style:table-properties table:display="true" style:writing-mode="lr-tb"/>
    </style:style>
    <style:style style:name="ta6" style:family="table" style:master-page-name="PageStyle_5f_PL_20_-_20_ZESTAW_20__23_4_20_DODATKÓW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 - ZESTAW PODSTAWOWY #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 + ______ = ______.</text:p>
          </table:table-cell>
          <table:table-cell table:style-name="ce2" office:value-type="string" calcext:value-type="string">
            <text:p>Tweeting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. That's how I want to die.</text:p>
          </table:table-cell>
          <table:table-cell table:style-name="ce2" office:value-type="string" calcext:value-type="string">
            <text:p>(I am doing Kegels right now.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: Good to the last drop.</text:p>
          </table:table-cell>
          <table:table-cell table:style-name="ce2" office:value-type="string" calcext:value-type="string">
            <text:p>2 Girls 1 Cup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: kid-tested, mother-approved.</text:p>
          </table:table-cell>
          <table:table-cell table:style-name="ce2" office:value-type="string" calcext:value-type="string">
            <text:p>50,000 volts straight to the nipple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? There's an app for that.</text:p>
          </table:table-cell>
          <table:table-cell table:style-name="ce2" office:value-type="string" calcext:value-type="string">
            <text:p>72 virgin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. Betcha can't have just one!</text:p>
          </table:table-cell>
          <table:table-cell table:style-name="ce2" office:value-type="string" calcext:value-type="string">
            <text:p>8 oz. of sweet Mexican black-tar heroin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. High five, bro.</text:p>
          </table:table-cell>
          <table:table-cell table:style-name="ce2" office:value-type="string" calcext:value-type="string">
            <text:p>A bag of magic bean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. It's a trap!</text:p>
          </table:table-cell>
          <table:table-cell table:style-name="ce2" office:value-type="string" calcext:value-type="string">
            <text:p>A balanced breakfas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ho stole the cookies from the cookie jar?</text:p>
          </table:table-cell>
          <table:table-cell table:style-name="ce2" office:value-type="string" calcext:value-type="string">
            <text:p>A ball of earwax, semen, and toenail clipping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 recent laboratory study shows that undergraduates have 50% less sex after being exposed to ______.</text:p>
          </table:table-cell>
          <table:table-cell table:style-name="ce2" office:value-type="string" calcext:value-type="string">
            <text:p>A big hoopla about nothing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 romantic, candlelit dinner would be incomplete without ______.</text:p>
          </table:table-cell>
          <table:table-cell table:style-name="ce2" office:value-type="string" calcext:value-type="string">
            <text:p>A bitch slap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fter Hurricane Katrina, Sean Penn brought ______ to all the people of New Orleans.</text:p>
          </table:table-cell>
          <table:table-cell table:style-name="ce2" office:value-type="string" calcext:value-type="string">
            <text:p>A bleached asshol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fter the earthquake, Sean Penn brought ______ to the people of Haiti.</text:p>
          </table:table-cell>
          <table:table-cell table:style-name="ce2" office:value-type="string" calcext:value-type="string">
            <text:p>A Bop It™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lternative medicine is now embracing the curative powers of ______.</text:p>
          </table:table-cell>
          <table:table-cell table:style-name="ce2" office:value-type="string" calcext:value-type="string">
            <text:p>A brain tumor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nd the Academy Award for ______ goes to ______.</text:p>
          </table:table-cell>
          <table:table-cell table:style-name="ce2" office:value-type="string" calcext:value-type="string">
            <text:p>A bucket of fish head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nthropologists have recently discovered a primitive tribe that worships ______.</text:p>
          </table:table-cell>
          <table:table-cell table:style-name="ce2" office:value-type="string" calcext:value-type="string">
            <text:p>A can of whoop-as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ILLY MAYS HERE FOR ______.</text:p>
          </table:table-cell>
          <table:table-cell table:style-name="ce2" office:value-type="string" calcext:value-type="string">
            <text:p>A caress of the inner thig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ut before I kill you, Mr. Bond, I must show you ______.</text:p>
          </table:table-cell>
          <table:table-cell table:style-name="ce2" office:value-type="string" calcext:value-type="string">
            <text:p>A cartoon camel enjoying the smooth, refreshing taste of a cigarett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ming to Broadway this season, ______: The Musical.</text:p>
          </table:table-cell>
          <table:table-cell table:style-name="ce2" office:value-type="string" calcext:value-type="string">
            <text:p>A clandestine butt scrat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addy, why is Mommy crying?</text:p>
          </table:table-cell>
          <table:table-cell table:style-name="ce2" office:value-type="string" calcext:value-type="string">
            <text:p>A cooler full of organ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ear Abby, I'm having some trouble with ______ and would like your advice.</text:p>
          </table:table-cell>
          <table:table-cell table:style-name="ce2" office:value-type="string" calcext:value-type="string">
            <text:p>A death ra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ue to a PR fiasco, Walmart no longer offers ______.</text:p>
          </table:table-cell>
          <table:table-cell table:style-name="ce2" office:value-type="string" calcext:value-type="string">
            <text:p>A defective condo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uring his childhood, Salvador Dali produced hundreds of paintings of ______.</text:p>
          </table:table-cell>
          <table:table-cell table:style-name="ce2" office:value-type="string" calcext:value-type="string">
            <text:p>A disappointing birthday par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uring Picasso's often-overlooked Brown Period, he produced hundreds of paintings of ______.</text:p>
          </table:table-cell>
          <table:table-cell table:style-name="ce2" office:value-type="string" calcext:value-type="string">
            <text:p>A drive-by shoot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uring sex, I like to think about ______.</text:p>
          </table:table-cell>
          <table:table-cell table:style-name="ce2" office:value-type="string" calcext:value-type="string">
            <text:p>A falcon with a cap on its hea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or my next trick, I will pull ______ out of ______.</text:p>
          </table:table-cell>
          <table:table-cell table:style-name="ce2" office:value-type="string" calcext:value-type="string">
            <text:p>A fetu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un tip! When your man asks you to go down on him, try surprising him with ______ instead.</text:p>
          </table:table-cell>
          <table:table-cell table:style-name="ce2" office:value-type="string" calcext:value-type="string">
            <text:p>A Fleshligh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ere is the church Here is the steeple Open the doors And there is ______.</text:p>
          </table:table-cell>
          <table:table-cell table:style-name="ce2" office:value-type="string" calcext:value-type="string">
            <text:p>A foul mout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ow am I maintaining my relationship status?</text:p>
          </table:table-cell>
          <table:table-cell table:style-name="ce2" office:value-type="string" calcext:value-type="string">
            <text:p>A gassy antelop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ow did I lose my virginity?</text:p>
          </table:table-cell>
          <table:table-cell table:style-name="ce2" office:value-type="string" calcext:value-type="string">
            <text:p>A gentle caress of the inner thig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do not know with what weapons World War III will be fought, but World War IV will be fought with ______.</text:p>
          </table:table-cell>
          <table:table-cell table:style-name="ce2" office:value-type="string" calcext:value-type="string">
            <text:p>A good sniff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drink to forget ______.</text:p>
          </table:table-cell>
          <table:table-cell table:style-name="ce2" office:value-type="string" calcext:value-type="string">
            <text:p>A grande sugar-free iced soy caramel macchiat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get by with a little help from ______.</text:p>
          </table:table-cell>
          <table:table-cell table:style-name="ce2" office:value-type="string" calcext:value-type="string">
            <text:p>A Gypsy cur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got 99 problems but ______ ain't one.</text:p>
          </table:table-cell>
          <table:table-cell table:style-name="ce2" office:value-type="string" calcext:value-type="string">
            <text:p>A homoerotic volleyball montag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never truly understood ______ until I encountered ______.</text:p>
          </table:table-cell>
          <table:table-cell table:style-name="ce2" office:value-type="string" calcext:value-type="string">
            <text:p>A hot mes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wish I hadn't lost the instruction manual for ______.</text:p>
          </table:table-cell>
          <table:table-cell table:style-name="ce2" office:value-type="string" calcext:value-type="string">
            <text:p>A LAN par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'm sorry, Professor, but I couldn't complete my homework because of ______.</text:p>
          </table:table-cell>
          <table:table-cell table:style-name="ce2" office:value-type="string" calcext:value-type="string">
            <text:p>A lifetime of sadnes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1,000 years, when paper money is a distant memory, how will we pay for goods and services?</text:p>
          </table:table-cell>
          <table:table-cell table:style-name="ce2" office:value-type="string" calcext:value-type="string">
            <text:p>A live studio audien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1,000 years, when paper money is but a distant memory, ______ will be our currency.</text:p>
          </table:table-cell>
          <table:table-cell table:style-name="ce2" office:value-type="string" calcext:value-type="string">
            <text:p>A look-se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a world ravaged by ______, our only solace is ______.</text:p>
          </table:table-cell>
          <table:table-cell table:style-name="ce2" office:value-type="string" calcext:value-type="string">
            <text:p>A man on the brink of orgas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an attempt to reach a wider audience, the Smithsonian Museum of Natural History has opened an interactive exhibit on ______.</text:p>
          </table:table-cell>
          <table:table-cell table:style-name="ce2" office:value-type="string" calcext:value-type="string">
            <text:p>A mating displa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his new summer comedy, Rob Schneider is ______ trapped in the body of ______.</text:p>
          </table:table-cell>
          <table:table-cell table:style-name="ce2" office:value-type="string" calcext:value-type="string">
            <text:p>A micropeni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L.A. County Jail, word is you can trade 200 cigarettes for ______.</text:p>
          </table:table-cell>
          <table:table-cell table:style-name="ce2" office:value-type="string" calcext:value-type="string">
            <text:p>A micropig wearing a tiny raincoat and booti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M. Night Shyamalan's new movie, Bruce Willis discovers that ______ had really been ______ all along.</text:p>
          </table:table-cell>
          <table:table-cell table:style-name="ce2" office:value-type="string" calcext:value-type="string">
            <text:p>A middle-aged man on roller skat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Michael Jackson's final moments, he thought about ______.</text:p>
          </table:table-cell>
          <table:table-cell table:style-name="ce2" office:value-type="string" calcext:value-type="string">
            <text:p>A mime having a strok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the new Disney Channel Original Movie, Hannah Montana struggles with ______ for the first time.</text:p>
          </table:table-cell>
          <table:table-cell table:style-name="ce2" office:value-type="string" calcext:value-type="string">
            <text:p>A moment of silen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stead of coal, Santa now gives the bad children ______.</text:p>
          </table:table-cell>
          <table:table-cell table:style-name="ce2" office:value-type="string" calcext:value-type="string">
            <text:p>A monkey smoking a ciga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troducing the amazing superhero/sidekick duo! It's ______ and ______!</text:p>
          </table:table-cell>
          <table:table-cell table:style-name="ce2" office:value-type="string" calcext:value-type="string">
            <text:p>A mopey zoo li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troducing X-Treme Baseball! It's like baseball, but with ______!</text:p>
          </table:table-cell>
          <table:table-cell table:style-name="ce2" office:value-type="string" calcext:value-type="string">
            <text:p>A murder most foul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t’s a pity that kids these days are all getting involved with ______</text:p>
          </table:table-cell>
          <table:table-cell table:style-name="ce2" office:value-type="string" calcext:value-type="string">
            <text:p>A neglected Tamagotchi™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fe for American Indians was forever changed when the White Man introduced them to ______.</text:p>
          </table:table-cell>
          <table:table-cell table:style-name="ce2" office:value-type="string" calcext:value-type="string">
            <text:p>A pyramid of severed head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fe was difficult for cavemen before ______.</text:p>
          </table:table-cell>
          <table:table-cell table:style-name="ce2" office:value-type="string" calcext:value-type="string">
            <text:p>A really cool ha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fetime presents ______, the story of ______.</text:p>
          </table:table-cell>
          <table:table-cell table:style-name="ce2" office:value-type="string" calcext:value-type="string">
            <text:p>A robust mongoloi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jor League Baseball has banned ______ for giving players an unfair advantage.</text:p>
          </table:table-cell>
          <table:table-cell table:style-name="ce2" office:value-type="string" calcext:value-type="string">
            <text:p>A sad handjob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ke a haiku.</text:p>
          </table:table-cell>
          <table:table-cell table:style-name="ce2" office:value-type="string" calcext:value-type="string">
            <text:p>A salty surpri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ybe she's born with it. Maybe it's ______.</text:p>
          </table:table-cell>
          <table:table-cell table:style-name="ce2" office:value-type="string" calcext:value-type="string">
            <text:p>A sassy black woma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TV's new reality show features eight washed-up celebrities living with ______.</text:p>
          </table:table-cell>
          <table:table-cell table:style-name="ce2" office:value-type="string" calcext:value-type="string">
            <text:p>A sausage festival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ext from J.K. Rowling: Harry Potter and the Chamber of ______.</text:p>
          </table:table-cell>
          <table:table-cell table:style-name="ce2" office:value-type="string" calcext:value-type="string">
            <text:p>A saxophone sol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ext on ESPN2, the World Series of ______.</text:p>
          </table:table-cell>
          <table:table-cell table:style-name="ce2" office:value-type="string" calcext:value-type="string">
            <text:p>A sea of troubl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umor has it that Vladimir Putin's favorite dish is ______ stuffed with ______.</text:p>
          </table:table-cell>
          <table:table-cell table:style-name="ce2" office:value-type="string" calcext:value-type="string">
            <text:p>A snapping turtle biting the tip of your peni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orry everyone, I just ______.</text:p>
          </table:table-cell>
          <table:table-cell table:style-name="ce2" office:value-type="string" calcext:value-type="string">
            <text:p>A spastic ner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ep 1: ______. Step 2: ______. Step 3: Profit.</text:p>
          </table:table-cell>
          <table:table-cell table:style-name="ce2" office:value-type="string" calcext:value-type="string">
            <text:p>A stray pub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udies show that lab rats navigate mazes 50% faster after being exposed to ______.</text:p>
          </table:table-cell>
          <table:table-cell table:style-name="ce2" office:value-type="string" calcext:value-type="string">
            <text:p>A subscription to Men's Fitnes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at's right, I killed ______. How, you ask? ______.</text:p>
          </table:table-cell>
          <table:table-cell table:style-name="ce2" office:value-type="string" calcext:value-type="string">
            <text:p>A Super Soaker™ full of cat pe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class field trip was completely ruined by ______.</text:p>
          </table:table-cell>
          <table:table-cell table:style-name="ce2" office:value-type="string" calcext:value-type="string">
            <text:p>A thermonuclear detonati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new Chevy Tahoe. With the power and space to take ______ everywhere you go.</text:p>
          </table:table-cell>
          <table:table-cell table:style-name="ce2" office:value-type="string" calcext:value-type="string">
            <text:p>A time travel paradox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Smithsonian Museum of Natural History has just opened an interactive exhibit on ______.</text:p>
          </table:table-cell>
          <table:table-cell table:style-name="ce2" office:value-type="string" calcext:value-type="string">
            <text:p>A tiny hor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U.S. has begun airdropping ______ to the children of Afghanistan.</text:p>
          </table:table-cell>
          <table:table-cell table:style-name="ce2" office:value-type="string" calcext:value-type="string">
            <text:p>A tribe of warrior wome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y said we were crazy. They said we couldn't put ______ inside of ______. They were wrong.</text:p>
          </table:table-cell>
          <table:table-cell table:style-name="ce2" office:value-type="string" calcext:value-type="string">
            <text:p>A vajazzled vagi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is is the way the world ends, not with a bang but with ______</text:p>
          </table:table-cell>
          <table:table-cell table:style-name="ce2" office:value-type="string" calcext:value-type="string">
            <text:p>A wheelchair death ra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day on Maury: "Help! My son is ______!"</text:p>
          </table:table-cell>
          <table:table-cell table:style-name="ce2" office:value-type="string" calcext:value-type="string">
            <text:p>A windmill full of corps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SA guidelines now prohibit ______ on airplanes</text:p>
          </table:table-cell>
          <table:table-cell table:style-name="ce2" office:value-type="string" calcext:value-type="string">
            <text:p>A wisecracking terroris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ar! What is it good for?</text:p>
          </table:table-cell>
          <table:table-cell table:style-name="ce2" office:value-type="string" calcext:value-type="string">
            <text:p>A zesty breakfast burrit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am I giving up for Lent?</text:p>
          </table:table-cell>
          <table:table-cell table:style-name="ce2" office:value-type="string" calcext:value-type="string">
            <text:p>Aaron Bur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are my parents hiding from me?</text:p>
          </table:table-cell>
          <table:table-cell table:style-name="ce2" office:value-type="string" calcext:value-type="string">
            <text:p>Abstinen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id I bring back from Mexico?</text:p>
          </table:table-cell>
          <table:table-cell table:style-name="ce2" office:value-type="string" calcext:value-type="string">
            <text:p>Accidentally slipping yourself a roof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id the U.S. airdrop to the children of Afghanistan?</text:p>
          </table:table-cell>
          <table:table-cell table:style-name="ce2" office:value-type="string" calcext:value-type="string">
            <text:p>Active listen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id Vin Diesel eat for dinner?</text:p>
          </table:table-cell>
          <table:table-cell table:style-name="ce2" office:value-type="string" calcext:value-type="string">
            <text:p>Actually taking candy from a bab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o old people smell like?</text:p>
          </table:table-cell>
          <table:table-cell table:style-name="ce2" office:value-type="string" calcext:value-type="string">
            <text:p>Adderall™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oes Dick Cheney prefer?</text:p>
          </table:table-cell>
          <table:table-cell table:style-name="ce2" office:value-type="string" calcext:value-type="string">
            <text:p>Adult Friendfind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on't you want to find in your Chinese food?</text:p>
          </table:table-cell>
          <table:table-cell table:style-name="ce2" office:value-type="string" calcext:value-type="string">
            <text:p>Advice from a wise, old black ma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don't you want to find in your Kung Pao chicken?</text:p>
          </table:table-cell>
          <table:table-cell table:style-name="ce2" office:value-type="string" calcext:value-type="string">
            <text:p>African childre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ended my last relationship?</text:p>
          </table:table-cell>
          <table:table-cell table:style-name="ce2" office:value-type="string" calcext:value-type="string">
            <text:p>Agricultur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gets better with age?</text:p>
          </table:table-cell>
          <table:table-cell table:style-name="ce2" office:value-type="string" calcext:value-type="string">
            <text:p>AID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gives me uncontrollable gas?</text:p>
          </table:table-cell>
          <table:table-cell table:style-name="ce2" office:value-type="string" calcext:value-type="string">
            <text:p>Alcoholis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helps Obama unwind?</text:p>
          </table:table-cell>
          <table:table-cell table:style-name="ce2" office:value-type="string" calcext:value-type="string">
            <text:p>All-you-can-eat shrimp for $4.99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is Batman's guilty pleasure?</text:p>
          </table:table-cell>
          <table:table-cell table:style-name="ce2" office:value-type="string" calcext:value-type="string">
            <text:p>Altar boy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is George W. Bush thinking about right now?</text:p>
          </table:table-cell>
          <table:table-cell table:style-name="ce2" office:value-type="string" calcext:value-type="string">
            <text:p>Americ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never fails to liven up the party?</text:p>
          </table:table-cell>
          <table:table-cell table:style-name="ce2" office:value-type="string" calcext:value-type="string">
            <text:p>American Gladiator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will always get you laid?</text:p>
          </table:table-cell>
          <table:table-cell table:style-name="ce2" office:value-type="string" calcext:value-type="string">
            <text:p>Ampute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will I bring back in time to convince people that I am a powerful wizard?</text:p>
          </table:table-cell>
          <table:table-cell table:style-name="ce2" office:value-type="string" calcext:value-type="string">
            <text:p>An asymmetric boob job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would grandma find disturbing, yet oddly charming?</text:p>
          </table:table-cell>
          <table:table-cell table:style-name="ce2" office:value-type="string" calcext:value-type="string">
            <text:p>n endless stream of diarrhe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a girl's best friend?</text:p>
          </table:table-cell>
          <table:table-cell table:style-name="ce2" office:value-type="string" calcext:value-type="string">
            <text:p>An erection that lasts longer than four hour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my anti-drug?</text:p>
          </table:table-cell>
          <table:table-cell table:style-name="ce2" office:value-type="string" calcext:value-type="string">
            <text:p>An honest cop with nothing left to lo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my secret power?</text:p>
          </table:table-cell>
          <table:table-cell table:style-name="ce2" office:value-type="string" calcext:value-type="string">
            <text:p>An icepick labotom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each for America using to inspire inner city students to succeed?</text:p>
          </table:table-cell>
          <table:table-cell table:style-name="ce2" office:value-type="string" calcext:value-type="string">
            <text:p>An M. Night Shyamalan plot twis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at smell?</text:p>
          </table:table-cell>
          <table:table-cell table:style-name="ce2" office:value-type="string" calcext:value-type="string">
            <text:p>An M16 assault rifl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at sound?</text:p>
          </table:table-cell>
          <table:table-cell table:style-name="ce2" office:value-type="string" calcext:value-type="string">
            <text:p>An Oedipus complex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crustiest?</text:p>
          </table:table-cell>
          <table:table-cell table:style-name="ce2" office:value-type="string" calcext:value-type="string">
            <text:p>An oversized lollipop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most emo?</text:p>
          </table:table-cell>
          <table:table-cell table:style-name="ce2" office:value-type="string" calcext:value-type="string">
            <text:p>An ugly fa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new fad diet?</text:p>
          </table:table-cell>
          <table:table-cell table:style-name="ce2" office:value-type="string" calcext:value-type="string">
            <text:p>An uppercu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next Happy Meal toy?</text:p>
          </table:table-cell>
          <table:table-cell table:style-name="ce2" office:value-type="string" calcext:value-type="string">
            <text:p>Anal bead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next superhero?</text:p>
          </table:table-cell>
          <table:table-cell table:style-name="ce2" office:value-type="string" calcext:value-type="string">
            <text:p>Another goddamn vampire mov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next superhero/sidekick duo?</text:p>
          </table:table-cell>
          <table:table-cell table:style-name="ce2" office:value-type="string" calcext:value-type="string">
            <text:p>Arnold Schwarzenegg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re a ton of in heaven?</text:p>
          </table:table-cell>
          <table:table-cell table:style-name="ce2" office:value-type="string" calcext:value-type="string">
            <text:p>Asians who aren't good at mat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I am a billionare, I shall erect a 50-foot statue to commemorate ______.</text:p>
          </table:table-cell>
          <table:table-cell table:style-name="ce2" office:value-type="string" calcext:value-type="string">
            <text:p>Assless chap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I am President of the United States, I will create the Department of ______.</text:p>
          </table:table-cell>
          <table:table-cell table:style-name="ce2" office:value-type="string" calcext:value-type="string">
            <text:p>Attitud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I was tripping on acid, ______ turned into ______.</text:p>
          </table:table-cell>
          <table:table-cell table:style-name="ce2" office:value-type="string" calcext:value-type="string">
            <text:p>Auschwit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I'm in prison, I'll have ______ smuggled in.</text:p>
          </table:table-cell>
          <table:table-cell table:style-name="ce2" office:value-type="string" calcext:value-type="string">
            <text:p>Authentic Mexican cuisi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Pharaoh remained unmoved, Moses called down a Plague of ______.</text:p>
          </table:table-cell>
          <table:table-cell table:style-name="ce2" office:value-type="string" calcext:value-type="string">
            <text:p>Autocannibalis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ile the United States raced the Soviet Union to the moon, the Mexican government funneled millions of pesos into research on ______.</text:p>
          </table:table-cell>
          <table:table-cell table:style-name="ce2" office:value-type="string" calcext:value-type="string">
            <text:p>AXE Body Spra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ite people like ______.</text:p>
          </table:table-cell>
          <table:table-cell table:style-name="ce2" office:value-type="string" calcext:value-type="string">
            <text:p>Ball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o stole the cookies from the cookie jar?</text:p>
          </table:table-cell>
          <table:table-cell table:style-name="ce2" office:value-type="string" calcext:value-type="string">
            <text:p>Bananas in Pajama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y am I sticky?</text:p>
          </table:table-cell>
          <table:table-cell table:style-name="ce2" office:value-type="string" calcext:value-type="string">
            <text:p>Barack Obam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y can't I sleep at night?</text:p>
          </table:table-cell>
          <table:table-cell table:style-name="ce2" office:value-type="string" calcext:value-type="string">
            <text:p>BATMAN!!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y do I hurt all over?</text:p>
          </table:table-cell>
          <table:table-cell table:style-name="ce2" office:value-type="string" calcext:value-type="string">
            <text:p>Battlefield amputation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I'm in prison, I'll have ______ smuggled in.</text:p>
          </table:table-cell>
          <table:table-cell table:style-name="ce2" office:value-type="string" calcext:value-type="string">
            <text:p>Becoming a blueber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es?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a dick to childr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a motherfucking sorcer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fabulo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fat and stupi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marginaliz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on fi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ri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stial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ll Nye the Science Gu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ngeing and purg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o-engineered assault turtles with acid brea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tch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ack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nd, James Bon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n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oby-trapping the house to foil burgla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og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eaking out into song and da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itney Spears at 55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own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nned tuna with extra dolph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pturing Newt Gingrich and forcing him to dance in a monkey sui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rds Against Human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tapul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entau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ainsaws for han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aris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eating in the Special Olympic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ld abu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ld beauty pagea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ldren on leash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val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ristopher Walk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unks of dead hitchhik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unks of dead prostitut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utzpa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vilian casualt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lassist underton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at hanger abor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ckfigh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lle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ncealing a bon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nsensual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nsulta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okie Monster devouring the Eucharist waf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pping a fe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unt Chocul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urt-ordered rehab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e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ippling deb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ucifix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umbs all over the god damn carp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umpets with the Que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ystal me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udd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ustomer service representativ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ybernetic enhanceme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ddy issu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niel Radcliffe's delicious assho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rk and mysterious forces beyond our contro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rth Vad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te rap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ve Matthews Ban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vid Bowie flying in on a tiger made of lightn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ad bab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ad pare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ntal dam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stroying the evid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ick Cheney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ick fing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in' it in the but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ing the right th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mino's™ Oreo™ Dessert Piz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nald Trum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uchebags on their iPhon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. Martin Luther King, J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inking alo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opping a chandelier on your enemies and riding the rope u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um circ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y heav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warf toss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ying of dysente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y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astern European Turbo-Folk mus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ating all of the cookies before the AIDS bake-sa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ating the last known bi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ating too much of a lam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dible underpa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lderly Japanese m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lectric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mbryonic stem cell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mma Wat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mo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rectile dysfun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stablishing Domina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strog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thnic cleans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ugenic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uphoria™ by Calvin Kle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actly what you'd expec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changing pleasantr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istentialis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pecting a burp and vomiting on the floo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plos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tremely tight pa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ith hea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LCON PUNCH!!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mi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ncy Feast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rting and walking awa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rting into your petticoats and wafting it at Lord Grego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ear itsel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eeding Rosie O'Donnel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ery poo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ggy pudd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lling Sean Hannity with helium and watching him float awa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nger pain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nger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ring a rifle into the air while balls deep in a squealing ho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ve-Dollar Footlongs™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lash flood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lavored condom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lesh-eating bacter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lightless bir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lying sex snak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oresk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orgetting the Alam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ormer President George W. Bus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our Lo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ee samp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i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iendly fi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iends who eat all the snac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iends with benefi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olick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ont but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ull frontal nud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unky fresh rhym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ndh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rth Broo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ry Colem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e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nghis Kh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nital piercing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nuine human conne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rman dungeon por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drunk on mouthwas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married, having a few kids, buying some stuff, retiring to Florida, and dy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naked and watching Nickelode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really hig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so angry that you pop a bon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hos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irls who shouldn't go wil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iving 110%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iving birth to the Antichri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enn Beck being harried by a swarm of buzzar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enn Beck catching his scrotum on a curtain hoo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enn Beck convulsively vomiting as a brood of crab spiders hatches in his brain and erupts from his tear duc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enn Bec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obal warm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oryho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ats eating c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ats eating coi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bli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Gurt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lden show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nd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ve robb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owing a pai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uys who don't cal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lf-assed forepla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rry Potter erot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ve some more kug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ving anuses for ey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artwarming orph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ath Ledg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lplessly giggling at the mention of Hutus and Tuts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r Majesty, Queen Elizabeth I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r Royal Highness, Queen Elizabeth I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teronormativ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ip hop jewels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istorically black colleg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lding down a child and farting all over hi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me video of Oprah sobbing into a Lean Cuisine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meless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p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rmone injec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rrifying laser hair removal accide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rse me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spice ca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t chee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t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t Pockets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ulk Hog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unting "accidents"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urricane Katr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'm friends with your dad on Faceboo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mpot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mprovised explosive devic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appropriate yel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appropriate yode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ce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serting a Mason jar into my an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telligent desig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vading Polan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rritable Bowel Syndro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tali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rking off into a pool of children's tea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w-fro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wish fraternit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ibber-jabb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ob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oe Bid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ohn Wilkes Booth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udge Ju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ustin Bieb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mikaze pilo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nye We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eanu Reev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eeping Christ in Christm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eg stan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ibbles n' Bi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ids with ass canc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im Jong-i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ct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dy Gag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nce Armstrong's missing testic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nd min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ying an eg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aving an awkward voicemai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pros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tting yourself 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icking things to claim them as your ow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ockja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oose li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umberjack fantas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unchables™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d cow disea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gne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king a pouty f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king sex at h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n me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rky Mark and the Funky Bun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rtha Stewar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sturb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thlet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 ti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chaHit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nstrual ra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nstru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chael Jack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chelle Obama's arm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ley Cyrus at 55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staking a retarded person for someone who's merely dea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rgan Freeman's voi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untain Dew Code R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uth herp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r. Clean, right behind yo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r. Snuffleupag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uhammad (Praise Be Unto Him)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ultiple stab woun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utually-assured destru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uz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black a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collection of high-tech sex toy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ex-wif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genital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hum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inner dem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relationship stat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sex lif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sou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vag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talie Portm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tural male enhanceme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tural sele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z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ecrophil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ew Age mus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ckelbac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colas Ca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p sli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pple blad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cturnal emiss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 giving a shit about the Third Worl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 reciprocating oral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 wearing pa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es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ject perman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ld-people smel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ne trillion dolla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ompa-Loomp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posable thumb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ur first chimpanzee Preside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vercompens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versized lollipo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bst Blue Ribb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c-Man uncontrollably guzzling c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nda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is Hilt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ting the Red Se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ty poop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ssable transvestit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ssing a kidney sto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ssive-aggres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ssive-aggressive Post-it not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C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anut Butter Jelly Ti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dophi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eing a little bi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nis brea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nis env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ople who smell their own soc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cking up girls at the abortion clin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ctures of boob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xelated bukkak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lice Brutal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oping back and forth. Forev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oping in the sou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opy diap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or life choic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or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orly-timed Holocaust jok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pped colla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rn sta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werful thigh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nc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ying the gay awa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etee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etending to ca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osti-to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terodactyl egg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ber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blic ridicu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lling ou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ppies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Queef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cially-biased SAT ques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cis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ping and pillag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ptor attac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-gif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hab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pres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public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iding off into the suns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ing Pops™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ip Torn dropkicking anti-Semitic lesbi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ad hea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bbing a sperm ban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bert Downey, J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boCo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nald Reag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of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unning out of sem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ush Limbaugh's soft, shitty bo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me-sex ice danc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rah Pal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xophone solo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ying "I love you."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alp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i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ientolog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rubbing under the fol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an Conne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an Pen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du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eing Grandma nak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lf-loath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ppu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rfdo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x with Patrick Stewar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x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xual pee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xual ten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xy pillow figh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apeshift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aquille O'Neal's acting care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aring need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iny objec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orties and blu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owing up to an orgy for the foo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il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ipping artificial popcorn butt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eleto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allpox blanke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eg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niffing glu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bbing into a Hungry-Man™ Frozen Dinner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iling onesel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me god-damn peace and qui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up that is too ho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ctacular ab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rm wha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ntaneous human combus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l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ephen Hawking talking dir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eve Irw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ifling a giggle at the mention of Hutus and Tuts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ormtroop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ranger dang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rong female charact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unt doub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bstitute teach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cking some dicks to not get draft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nshine and rainbow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rprise sex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wa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weet, sweet vengea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witching to Geico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woop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ynergistic management solu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ke-backs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king off your shir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ngled Slinky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steful sideboob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aching a robot to lo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am-building exercis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enage pregnan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ntacle por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sticular tor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at one gay Teletubb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at thing that electrocutes your ab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American Dream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Amis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art of sedu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Big Ba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Blood of Chri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Boy Scouts of Amer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are Bear Sta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hinese gymnastics tea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hron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litor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ool, refreshing taste of Pepsi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Dance of the Sugar Plum Fai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deform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Devil Himsel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Donald Trump Seal of Approval.™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drama club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entire Mormon Tabernacle Choi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female orgas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folly of m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forbidden frui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For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gay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glass cei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Great Depres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amburgla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ardworking Mexic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eart of a chil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oly Bib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omosexual agen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omosexual lifesty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ust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inevitable heat death of the univer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invisible han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Jew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KKK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Kool-Aid M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light of a billion su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Little Engine That Coul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ake-A-Wish® Found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ilk m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iracle of childbir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orbidly obe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atriarch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enny whistle solo from "My Heart Will Go On"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eople's Elbo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irate's lif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lacen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lot of a Michael Bay mov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op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rofoundly handicapp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Raptu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Red Men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Rev. Dr. Martin Luther King, J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rhythms of Afr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ou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uperdo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aint; the grundle; the fleshy fun-brid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empur-Pedic® Swedish Sleep System™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erroris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hong So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hree-Fifths compromi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oken minor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rail of Tears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rue meaning of Christm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Übermens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Underground Railroa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unstoppable tide of Isla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violation of our most basic human righ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Virginia Tech Massacre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wonders of the Orie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World of Warcraf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wrath of Vladimir Put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ird ba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is answer is postmoder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is year's mass shoo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ose times when you get sand in your vag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ree dicks at the same ti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rowing a virgin into a volcan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ickle Me Elm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ickling Sean Hannity, even after he tells you to sto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iger Woo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m Crui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ni Morrison's vag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o much hair g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inkies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 midgets shitting into a buck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nfathomable stupid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ppercu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sed pant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ehicular homicid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ehicular manslaught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iagra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igilante justi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igorous jazz han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iking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iting 'til marria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king up half-naked in a Denny's parking lo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terboard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aring underwear inside-out to avoid doing laund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t dream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en you fart and a little bit comes ou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pping it ou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te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te privile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te-man scal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fely dut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ll Smi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lliam Shatn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nking at old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ping her but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omen in yogurt commercial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omen's suffra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orld pe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Yea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YOU MUST CONSTRUCT ADDITIONAL PYL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Your weird brother.</text:p>
          </table:table-cell>
          <table:table-cell table:number-columns-repeated="62"/>
        </table:table-row>
        <table:table-row table:style-name="ro2" table:number-rows-repeated="339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N - ZESTAW DODATKÓW #2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24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night on SNICK: "Are You Afriad of ____?</text:p>
          </table:table-cell>
          <table:table-cell table:style-name="ce2" office:value-type="string" calcext:value-type="string">
            <text:p>Sucking the president's dick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Yo' mama's so fat she _____!</text:p>
          </table:table-cell>
          <table:table-cell table:style-name="ce2" office:value-type="string" calcext:value-type="string">
            <text:p>Pamela Anderson's boobs running in slow motion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Up next on Nickelodeon: "Clarissa Explains ____."</text:p>
          </table:table-cell>
          <table:table-cell table:style-name="ce2" office:value-type="string" calcext:value-type="string">
            <text:p>Log™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iskel and Ebert have panned ____ as "poorly conceived" and "sloppily executed."</text:p>
          </table:table-cell>
          <table:table-cell table:style-name="ce2" office:value-type="string" calcext:value-type="string">
            <text:p>Patti Mayonnais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elieve it or not Jim Carrey can do a dead-on impression of ____.</text:p>
          </table:table-cell>
          <table:table-cell table:style-name="ce2" office:value-type="string" calcext:value-type="string">
            <text:p>The Great Cornholi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'm a bitch, I'm a lover, I'm a child, I'm ____.</text:p>
          </table:table-cell>
          <table:table-cell table:style-name="ce2" office:value-type="string" calcext:value-type="string">
            <text:p>Stabbing the shit out of a Capri Sun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t's Morphin' Time! Mastodon! Pterodactyl! Triceratops! Sabertooth Tiger! ____!</text:p>
          </table:table-cell>
          <table:table-cell table:style-name="ce2" office:value-type="string" calcext:value-type="string">
            <text:p>Pizza in the morning, pizza in the evening, pizza at supper tim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n international tribunal has found ______ guilty of ______.</text:p>
          </table:table-cell>
          <table:table-cell table:style-name="ce2" office:value-type="string" calcext:value-type="string">
            <text:p>Pure Moods, Vol. 1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nd I would have gotten away with it, too, if it hadn't been for ______!</text:p>
          </table:table-cell>
          <table:table-cell table:style-name="ce2" office:value-type="string" calcext:value-type="string">
            <text:p>Kurt Cobain's death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ar Sir or Madam, We regret to inform you that the Office of ______ has denied your request for ______.</text:p>
          </table:table-cell>
          <table:table-cell table:style-name="ce2" office:value-type="string" calcext:value-type="string">
            <text:p>The Y2K bug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He who controls ______ controls the world.</text:p>
          </table:table-cell>
          <table:table-cell table:style-name="ce2" office:value-type="string" calcext:value-type="string">
            <text:p>Getting caught up in the CROSSFIRE™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 learned the hard way that you can't cheer up a grieving friend with ______.</text:p>
          </table:table-cell>
          <table:table-cell table:style-name="ce2" office:value-type="string" calcext:value-type="string">
            <text:p>Freeing Will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 a pinch, ______ can be a suitable substitute for ______.</text:p>
          </table:table-cell>
          <table:table-cell table:style-name="ce2" office:value-type="string" calcext:value-type="string">
            <text:p>Angels interfering in an otherwise fair baseball gam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 his new self-produced album, Kanye West raps over the sounds of ______.</text:p>
          </table:table-cell>
          <table:table-cell table:style-name="ce2" office:value-type="string" calcext:value-type="string">
            <text:p>A mulatto, an albino, a mosquito, and my libid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 its new tourism campaign, Detroit proudly proclaims that it has finally eliminated ______.</text:p>
          </table:table-cell>
          <table:table-cell table:style-name="ce2" office:value-type="string" calcext:value-type="string">
            <text:p>Jerking off to a 10-second RealMedia clip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 Rome, there are whisperings that the Vatican has a secret room devoted to ______.</text:p>
          </table:table-cell>
          <table:table-cell table:style-name="ce2" office:value-type="string" calcext:value-type="string">
            <text:p>Wearing Nicolas Cage's fac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 the distant future, historians will agree that ______ marked the beginning of America's decline.</text:p>
          </table:table-cell>
          <table:table-cell table:style-name="ce2" office:value-type="string" calcext:value-type="string">
            <text:p>Liking big butts and not being able to lie about i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ichael Bay's new three-hour action epic pits ______ against ______.</text:p>
          </table:table-cell>
          <table:table-cell table:style-name="ce2" office:value-type="string" calcext:value-type="string">
            <text:p>Deregulating the mortgage market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y plan for world domination begins with ______.</text:p>
          </table:table-cell>
          <table:table-cell table:style-name="ce2" office:value-type="string" calcext:value-type="string">
            <text:p>Yelling "girl power!" and doing a high kic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ext season on Man vs, Wild, Bear Grylls must survive the depths of the Amazon with only ______ and his wits.</text:p>
          </table:table-cell>
          <table:table-cell table:style-name="ce2" office:value-type="string" calcext:value-type="string">
            <text:p>A bus that will explode if it goes under 50 miles per hou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cience will never explain ______.</text:p>
          </table:table-cell>
          <table:table-cell table:style-name="ce2" office:value-type="string" calcext:value-type="string">
            <text:p>Cool 90s up-in-the-front hai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cience will never explain the origin of ______.</text:p>
          </table:table-cell>
          <table:table-cell table:style-name="ce2" office:value-type="string" calcext:value-type="string">
            <text:p>Several Michael Keaton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CIA now interrogates enemy agents by repeatedly subjecting them to ______.</text:p>
          </table:table-cell>
          <table:table-cell table:style-name="ce2" office:value-type="string" calcext:value-type="string">
            <text:p>Sunny D! Alright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secret to a lasting marriage is communication, communication, and ______.</text:p>
          </table:table-cell>
          <table:table-cell table:style-name="ce2" office:value-type="string" calcext:value-type="string">
            <text:p>24-hour media coverag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socialist governments of Scandinavia have declared that access to ______ is a basic human right.</text:p>
          </table:table-cell>
          <table:table-cell table:style-name="ce2" office:value-type="string" calcext:value-type="string">
            <text:p>A beached whal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is season on Man vs. Wild, Bear Grylls must survive in the depths of the Amazon with only ______ and his wits.</text:p>
          </table:table-cell>
          <table:table-cell table:style-name="ce2" office:value-type="string" calcext:value-type="string">
            <text:p>A big black dic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brought the orgy to a grinding halt?</text:p>
          </table:table-cell>
          <table:table-cell table:style-name="ce2" office:value-type="string" calcext:value-type="string">
            <text:p>A bloody pacifi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has been making life difficult at the nudist colony?</text:p>
          </table:table-cell>
          <table:table-cell table:style-name="ce2" office:value-type="string" calcext:value-type="string">
            <text:p>A crappy little han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the gift that keeps on giving?</text:p>
          </table:table-cell>
          <table:table-cell table:style-name="ce2" office:value-type="string" calcext:value-type="string">
            <text:p>A fat bald man from the interne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all else fails, I can always masturbate to ______.</text:p>
          </table:table-cell>
          <table:table-cell table:style-name="ce2" office:value-type="string" calcext:value-type="string">
            <text:p>A low standard of liv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I pooped, what came out of my butt?</text:p>
          </table:table-cell>
          <table:table-cell table:style-name="ce2" office:value-type="string" calcext:value-type="string">
            <text:p>A nuanced critiqu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 would be woefully incomplete without ______.</text:p>
          </table:table-cell>
          <table:table-cell table:style-name="ce2" office:value-type="string" calcext:value-type="string">
            <text:p>A panty rai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fter months of debate, the Occupy Wall Street General Assembly could only agree on "More ______!"</text:p>
          </table:table-cell>
          <table:table-cell table:style-name="ce2" office:value-type="string" calcext:value-type="string">
            <text:p>A passionate Latino lov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efore ______, all we had was ______.</text:p>
          </table:table-cell>
          <table:table-cell table:style-name="ce2" office:value-type="string" calcext:value-type="string">
            <text:p>A plunger to the fa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efore I run for president, I must destroy all evidence of my involvement with ______.</text:p>
          </table:table-cell>
          <table:table-cell table:style-name="ce2" office:value-type="string" calcext:value-type="string">
            <text:p>A rival doj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arades was ruined for me forever when my mom had to act out ______.</text:p>
          </table:table-cell>
          <table:table-cell table:style-name="ce2" office:value-type="string" calcext:value-type="string">
            <text:p>a smiling black man, a latina businesswoman, a cool asian, and some whit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uring his midlife crisis, my dad got really into ______.</text:p>
          </table:table-cell>
          <table:table-cell table:style-name="ce2" office:value-type="string" calcext:value-type="string">
            <text:p>A web of li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Everyone down on the ground! We don't want to hurt anyone. We're just here for ______.</text:p>
          </table:table-cell>
          <table:table-cell table:style-name="ce2" office:value-type="string" calcext:value-type="string">
            <text:p>A woman scorne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spent my whole life working toward ______, only to have it ruined by ______.</text:p>
          </table:table-cell>
          <table:table-cell table:style-name="ce2" office:value-type="string" calcext:value-type="string">
            <text:p>An atomic wedg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went from ______ to ______, all thanks to ______.</text:p>
          </table:table-cell>
          <table:table-cell table:style-name="ce2" office:value-type="string" calcext:value-type="string">
            <text:p>An Etsy steampunk strap-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f God didn't want us to enjoy ______, he wouldn't have given us ______.</text:p>
          </table:table-cell>
          <table:table-cell table:style-name="ce2" office:value-type="string" calcext:value-type="string">
            <text:p>An evil man in evil cloth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his newest and most difficult stunt, David Blaine must escape from ______.</text:p>
          </table:table-cell>
          <table:table-cell table:style-name="ce2" office:value-type="string" calcext:value-type="string">
            <text:p>André the Giant's enormous, leathery scrotu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ttle Miss Muffet Sat on a tuffet, Eating her curds and ______.</text:p>
          </table:table-cell>
          <table:table-cell table:style-name="ce2" office:value-type="string" calcext:value-type="string">
            <text:p>Apologiz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embers of New York's social elite are paying thousands of dollars just to experience ______.</text:p>
          </table:table-cell>
          <table:table-cell table:style-name="ce2" office:value-type="string" calcext:value-type="string">
            <text:p>Appreciative snapp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 country, 'tis of thee, sweet land of ______.</text:p>
          </table:table-cell>
          <table:table-cell table:style-name="ce2" office:value-type="string" calcext:value-type="string">
            <text:p>Ashton Kutch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 mom freaked out when she looked at my browser history and found ______.com/______.</text:p>
          </table:table-cell>
          <table:table-cell table:style-name="ce2" office:value-type="string" calcext:value-type="string">
            <text:p>Beating your wiv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 new favorite porn star is Joey "______" McGee.</text:p>
          </table:table-cell>
          <table:table-cell table:style-name="ce2" office:value-type="string" calcext:value-type="string">
            <text:p>Being a busy adult with many important things to d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ext time on Dr. Phil: How to talk to your child about ______.</text:p>
          </table:table-cell>
          <table:table-cell table:style-name="ce2" office:value-type="string" calcext:value-type="string">
            <text:p>Being a dinosau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nly two things in life are certain: death and ______.</text:p>
          </table:table-cell>
          <table:table-cell table:style-name="ce2" office:value-type="string" calcext:value-type="string">
            <text:p>Blaxploitati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Five Stages of Grief: denial, anger, bargaining, ______, acceptance.</text:p>
          </table:table-cell>
          <table:table-cell table:style-name="ce2" office:value-type="string" calcext:value-type="string">
            <text:p>Bosnian chicken farmer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healing process began when I joined a support group for victims of ______.</text:p>
          </table:table-cell>
          <table:table-cell table:style-name="ce2" office:value-type="string" calcext:value-type="string">
            <text:p>Breaking nip slip new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votes are in, and the new high school mascot is ______.</text:p>
          </table:table-cell>
          <table:table-cell table:style-name="ce2" office:value-type="string" calcext:value-type="string">
            <text:p>Carni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is is your captain speaking. Fasten your seatbelts and prepare for ______.</text:p>
          </table:table-cell>
          <table:table-cell table:style-name="ce2" office:value-type="string" calcext:value-type="string">
            <text:p>Clam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is month's Cosmo: "Spice up your sex life by bringing ______ into the bedroom."</text:p>
          </table:table-cell>
          <table:table-cell table:style-name="ce2" office:value-type="string" calcext:value-type="string">
            <text:p>Clenched butt cheek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night on 20/20: What you don't know about ______ could kill you.</text:p>
          </table:table-cell>
          <table:table-cell table:style-name="ce2" office:value-type="string" calcext:value-type="string">
            <text:p>Coughing into a vagi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You haven't truly lived until you've experienced ______ and ______ at the same time.</text:p>
          </table:table-cell>
          <table:table-cell table:style-name="ce2" office:value-type="string" calcext:value-type="string">
            <text:p>Cutt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remarkable new study has shown that chimps have evolved their own primitive version of _____.</text:p>
          </table:table-cell>
          <table:table-cell table:style-name="ce2" office:value-type="string" calcext:value-type="string">
            <text:p>Dancing with a broo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harshing my mellow, man?</text:p>
          </table:table-cell>
          <table:table-cell table:style-name="ce2" office:value-type="string" calcext:value-type="string">
            <text:p>Deflowering a princes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Your persistence is admirable, my dear Prince. But you cannot win my heart with _____ alone.</text:p>
          </table:table-cell>
          <table:table-cell table:style-name="ce2" office:value-type="string" calcext:value-type="string">
            <text:p>Deflowering the princes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: Hours of fun. Easy to use. Perfect for _______!</text:p>
          </table:table-cell>
          <table:table-cell table:style-name="ce2" office:value-type="string" calcext:value-type="string">
            <text:p>Dorito breat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Awesome in theory, kind of a mess in practice.</text:p>
          </table:table-cell>
          <table:table-cell table:style-name="ce2" office:value-type="string" calcext:value-type="string">
            <text:p>Eating an albin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successful job interview begins with a firm handshake and ends with _______.</text:p>
          </table:table-cell>
          <table:table-cell table:style-name="ce2" office:value-type="string" calcext:value-type="string">
            <text:p>Enormous Scandinavian wome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fter months of practice with _______, I think I’m finally ready for _______.</text:p>
          </table:table-cell>
          <table:table-cell table:style-name="ce2" office:value-type="string" calcext:value-type="string">
            <text:p>Fabricating statistic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nd what did you bring for show and tell?</text:p>
          </table:table-cell>
          <table:table-cell table:style-name="ce2" office:value-type="string" calcext:value-type="string">
            <text:p>Finding a skelet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s part of his contract, Prince won’t perform without _______ in his dressing room.</text:p>
          </table:table-cell>
          <table:table-cell table:style-name="ce2" office:value-type="string" calcext:value-type="string">
            <text:p>Gandalf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s part of his daily regimen, Anderson Cooper sets aside 15 minutes for _______.</text:p>
          </table:table-cell>
          <table:table-cell table:style-name="ce2" office:value-type="string" calcext:value-type="string">
            <text:p>Genetically engineered super-soldier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all the law offices of Goldstein &amp; Goldstein, because no one should have to tolerate _______ in the workplace.</text:p>
          </table:table-cell>
          <table:table-cell table:style-name="ce2" office:value-type="string" calcext:value-type="string">
            <text:p>George Clooney's mus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uring high school I never really fit in until I found _______ club.</text:p>
          </table:table-cell>
          <table:table-cell table:style-name="ce2" office:value-type="string" calcext:value-type="string">
            <text:p>Getting abducted by Peter Pa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inally! A service that delivers _______ right to your door.</text:p>
          </table:table-cell>
          <table:table-cell table:style-name="ce2" office:value-type="string" calcext:value-type="string">
            <text:p>Getting in her pants, politel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aving problems with _______? Try _______!</text:p>
          </table:table-cell>
          <table:table-cell table:style-name="ce2" office:value-type="string" calcext:value-type="string">
            <text:p>Gladiatorial comba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ey baby, come back to my place and I’ll show you _______.</text:p>
          </table:table-cell>
          <table:table-cell table:style-name="ce2" office:value-type="string" calcext:value-type="string">
            <text:p>Good gramma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’m not like the rest of you. I’m too rich and busy for _______.</text:p>
          </table:table-cell>
          <table:table-cell table:style-name="ce2" office:value-type="string" calcext:value-type="string">
            <text:p>having a peni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the seventh circle of Hell, sinners must endure _______ for all eternity.</text:p>
          </table:table-cell>
          <table:table-cell table:style-name="ce2" office:value-type="string" calcext:value-type="string">
            <text:p>Hipster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sten, son. If you want to get involved with _______, I won’t stop you. Just steer clear of _______.</text:p>
          </table:table-cell>
          <table:table-cell table:style-name="ce2" office:value-type="string" calcext:value-type="string">
            <text:p>Historical revisionis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ovin’ you is easy ’cause you’re _______.</text:p>
          </table:table-cell>
          <table:table-cell table:style-name="ce2" office:value-type="string" calcext:value-type="string">
            <text:p>Insatiable bloodlus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ney can’t buy me love, but it can buy me _______.</text:p>
          </table:table-cell>
          <table:table-cell table:style-name="ce2" office:value-type="string" calcext:value-type="string">
            <text:p>Jafa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 gym teacher got fired for adding _______ to the obstacle course.</text:p>
          </table:table-cell>
          <table:table-cell table:style-name="ce2" office:value-type="string" calcext:value-type="string">
            <text:p>Jean-Claude Van Damme in slow moti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 life is ruled by a vicious cycle of _______ and _______.</text:p>
          </table:table-cell>
          <table:table-cell table:style-name="ce2" office:value-type="string" calcext:value-type="string">
            <text:p>Jean-Claude Van Damm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blind date was going horribly until we discovered our shared interest in _______.</text:p>
          </table:table-cell>
          <table:table-cell table:style-name="ce2" office:value-type="string" calcext:value-type="string">
            <text:p>Just the tip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prepare for his upcoming role, Daniel Day-Lewis immersed himself in the world of _______.</text:p>
          </table:table-cell>
          <table:table-cell table:style-name="ce2" office:value-type="string" calcext:value-type="string">
            <text:p>Leveling up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urns out that _______-Man was neither the hero we needed nor wanted.</text:p>
          </table:table-cell>
          <table:table-cell table:style-name="ce2" office:value-type="string" calcext:value-type="string">
            <text:p>Literally eating shi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left this stain on my couch?</text:p>
          </table:table-cell>
          <table:table-cell table:style-name="ce2" office:value-type="string" calcext:value-type="string">
            <text:p>Mad hacky-sack skill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n you get right down to it, _______ is just _______.</text:p>
          </table:table-cell>
          <table:table-cell table:style-name="ce2" office:value-type="string" calcext:value-type="string">
            <text:p>Making the penises kis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th enough time and pressure, _______ will turn into _______.</text:p>
          </table:table-cell>
          <table:table-cell table:style-name="ce2" office:value-type="string" calcext:value-type="string">
            <text:p>Media coverag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may pass, but _______ will last forever.</text:p>
          </table:table-cell>
          <table:table-cell table:style-name="ce2" office:value-type="string" calcext:value-type="string">
            <text:p>Medieval Times® Dinner &amp; Tournamen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will never be the same after _______.</text:p>
          </table:table-cell>
          <table:table-cell table:style-name="ce2" office:value-type="string" calcext:value-type="string">
            <text:p>Mo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 AM in the city that never sleeps. The door swings open and she walks in, legs up to here. Something in her eyes tells me she's looking for _______.</text:p>
          </table:table-cell>
          <table:table-cell table:style-name="ce2" office:value-type="string" calcext:value-type="string">
            <text:p>Moral ambigui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dventure. Romance. _______. From Paramount Pictures, "_______."</text:p>
          </table:table-cell>
          <table:table-cell table:style-name="ce2" office:value-type="string" calcext:value-type="string">
            <text:p>My machet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lright, bros. Our frat house is condemned, and all the hot slampieces are over at Gamma Phi. The time has come to commence Operation _______.</text:p>
          </table:table-cell>
          <table:table-cell table:style-name="ce2" office:value-type="string" calcext:value-type="string">
            <text:p>Neil Patrick Harri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s king, how will I keep the peasants in line?</text:p>
          </table:table-cell>
          <table:table-cell table:style-name="ce2" office:value-type="string" calcext:value-type="string">
            <text:p>NOOOOOOOOO!!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ear Leader Kim Jong-un, our village praises your infinite wisdom with a humble offering of _______.</text:p>
          </table:table-cell>
          <table:table-cell table:style-name="ce2" office:value-type="string" calcext:value-type="string">
            <text:p>Nubile slave boy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 not fuck with me! I am literally _______ right now.</text:p>
          </table:table-cell>
          <table:table-cell table:style-name="ce2" office:value-type="string" calcext:value-type="string">
            <text:p>Ominous background music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Every step towards _______ gets me a little bit closer to _______.</text:p>
          </table:table-cell>
          <table:table-cell table:style-name="ce2" office:value-type="string" calcext:value-type="string">
            <text:p>One thousand Slim Jim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orget everything you know about _______, because now e've supercharged it with _______!</text:p>
          </table:table-cell>
          <table:table-cell table:style-name="ce2" office:value-type="string" calcext:value-type="string">
            <text:p>Overpowering your fath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oney, I have a new role-play I want to try tonight! You can be _______, and I'll be _______.</text:p>
          </table:table-cell>
          <table:table-cell table:style-name="ce2" office:value-type="string" calcext:value-type="string">
            <text:p>Panty raid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ow am I compensating for my tiny penis?</text:p>
          </table:table-cell>
          <table:table-cell table:style-name="ce2" office:value-type="string" calcext:value-type="string">
            <text:p>Pistol-whipping a hostag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am become _______, destroyer of _______!</text:p>
          </table:table-cell>
          <table:table-cell table:style-name="ce2" office:value-type="string" calcext:value-type="string">
            <text:p>Quich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'm pretty sure I'm high right now, because I"m absolutely mesmerized by _______.</text:p>
          </table:table-cell>
          <table:table-cell table:style-name="ce2" office:value-type="string" calcext:value-type="string">
            <text:p>Quivering jowl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'm sorry, sir, but we don't allow _______ at the country club.</text:p>
          </table:table-cell>
          <table:table-cell table:style-name="ce2" office:value-type="string" calcext:value-type="string">
            <text:p>Revenge fuck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f you can't handle _______, you'd better stay away from _______.</text:p>
          </table:table-cell>
          <table:table-cell table:style-name="ce2" office:value-type="string" calcext:value-type="string">
            <text:p>Ripping into a man's chest and pulling out his still-beating hear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return for my soul, the Devil promised me _______, but all I got was _______.</text:p>
          </table:table-cell>
          <table:table-cell table:style-name="ce2" office:value-type="string" calcext:value-type="string">
            <text:p>Ryan Gosling riding in on a white hor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the beginning, there was _______. And the Lord said, "Let there be _______."</text:p>
          </table:table-cell>
          <table:table-cell table:style-name="ce2" office:value-type="string" calcext:value-type="string">
            <text:p>Salv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t lurks in the night. It hungers for flesh. This summer, no one is safe from _______.</text:p>
          </table:table-cell>
          <table:table-cell table:style-name="ce2" office:value-type="string" calcext:value-type="string">
            <text:p>Sanding off a man's no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n, this is bullshit. Fuck _______.</text:p>
          </table:table-cell>
          <table:table-cell table:style-name="ce2" office:value-type="string" calcext:value-type="string">
            <text:p>Santa Clau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prah's book of the month is "_______ For _______: A Story of Hope."</text:p>
          </table:table-cell>
          <table:table-cell table:style-name="ce2" office:value-type="string" calcext:value-type="string">
            <text:p>Savagely beating a masco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he's up all night for good fun. I'm up all night for _______.</text:p>
          </table:table-cell>
          <table:table-cell table:style-name="ce2" office:value-type="string" calcext:value-type="string">
            <text:p>Scrotum tickl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e Japanese have developed a smaller, more efficient version of _______.</text:p>
          </table:table-cell>
          <table:table-cell table:style-name="ce2" office:value-type="string" calcext:value-type="string">
            <text:p>Sexual humiliati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is is the prime of my life. I'm young, hot, and full of _______.</text:p>
          </table:table-cell>
          <table:table-cell table:style-name="ce2" office:value-type="string" calcext:value-type="string">
            <text:p>Sexy Siamese twin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his year's hottest album is "_______" by _______.</text:p>
          </table:table-cell>
          <table:table-cell table:style-name="ce2" office:value-type="string" calcext:value-type="string">
            <text:p>Shaf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e never did find _______, but along the way we sure learned a lot about _______.</text:p>
          </table:table-cell>
          <table:table-cell table:style-name="ce2" office:value-type="string" calcext:value-type="string">
            <text:p>Slow motio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es Anderson's new film tells the story of a precocious child coming to terms with _______.</text:p>
          </table:table-cell>
          <table:table-cell table:style-name="ce2" office:value-type="string" calcext:value-type="string">
            <text:p>Space muffin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fun until it gets weird?</text:p>
          </table:table-cell>
          <table:table-cell table:style-name="ce2" office:value-type="string" calcext:value-type="string">
            <text:p>Statistically validated stereotyp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You guys, I saw this crazy movie last night. It opens on _______, and then there's some stuff about _______, and then it ends with _______.</text:p>
          </table:table-cell>
          <table:table-cell table:style-name="ce2" office:value-type="string" calcext:value-type="string">
            <text:p>Stockholm syndro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You've seen the bearded lady! You've seen the ring of fire! Now, ladies and gentlemen, feast your eyes upon _______!</text:p>
          </table:table-cell>
          <table:table-cell table:style-name="ce2" office:value-type="string" calcext:value-type="string">
            <text:p>Sudden Poop Explosion Diseas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nd today's soup is Cream of ______.</text:p>
          </table:table-cell>
          <table:table-cell table:style-name="ce2" office:value-type="string" calcext:value-type="string">
            <text:p>Suicidal thought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rmani suit: $1,000. Dinner for two at that swanky restaurant: $300. The look on her face when you surprise her with _______: priceless.</text:p>
          </table:table-cell>
          <table:table-cell table:style-name="ce2" office:value-type="string" calcext:value-type="string">
            <text:p>Syphilitic insanity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 the Dew with our most extreme flavor yet! Get ready for Mountain Dew ____!</text:p>
          </table:table-cell>
          <table:table-cell table:style-name="ce2" office:value-type="string" calcext:value-type="string">
            <text:p>The boners of the elderl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 you lack energy? Does it sometimes feel like the whole world is ___ ? Zoloft.</text:p>
          </table:table-cell>
          <table:table-cell table:style-name="ce2" office:value-type="string" calcext:value-type="string">
            <text:p>The econom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n't forget! Beginning this week, Casual Friday will officially become "____ Friday."</text:p>
          </table:table-cell>
          <table:table-cell table:style-name="ce2" office:value-type="string" calcext:value-type="string">
            <text:p>The Fanta® girl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et ready for the movie of the summer! One cop plays by the book. The other's only interested in one thing: ______.</text:p>
          </table:table-cell>
          <table:table-cell table:style-name="ce2" office:value-type="string" calcext:value-type="string">
            <text:p>The four arms of Vishn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aving the worst day EVER. #_____</text:p>
          </table:table-cell>
          <table:table-cell table:style-name="ce2" office:value-type="string" calcext:value-type="string">
            <text:p>The gulag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eed my voice, mortals! I am the god of _____ , and I will not tolerate _____!</text:p>
          </table:table-cell>
          <table:table-cell table:style-name="ce2" office:value-type="string" calcext:value-type="string">
            <text:p>The harsh light of da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elp me doctor, I've got _____ in my butt!</text:p>
          </table:table-cell>
          <table:table-cell table:style-name="ce2" office:value-type="string" calcext:value-type="string">
            <text:p>The hiccup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ere at the Academy for Gifted Children, we all students to explore _____ at their own pace.</text:p>
          </table:table-cell>
          <table:table-cell table:style-name="ce2" office:value-type="string" calcext:value-type="string">
            <text:p>The ooz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i MTV! My name is Kendra, I live in Malibu, I'm into _____, and I love to have a good time.</text:p>
          </table:table-cell>
          <table:table-cell table:style-name="ce2" office:value-type="string" calcext:value-type="string">
            <text:p>The shambling corpse of Larry K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i, this is Jim from accounting. We noticed a $1,200 charge labeled "______." Can you explain?</text:p>
          </table:table-cell>
          <table:table-cell table:style-name="ce2" office:value-type="string" calcext:value-type="string">
            <text:p>This guy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don't mean to brag, but they call me the Micheal Jordan of _____.</text:p>
          </table:table-cell>
          <table:table-cell table:style-name="ce2" office:value-type="string" calcext:value-type="string">
            <text:p>Tripping ball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his farewell address, George Washington famously warned Americans about the dangers of ______.</text:p>
          </table:table-cell>
          <table:table-cell table:style-name="ce2" office:value-type="string" calcext:value-type="string">
            <text:p>Walking in on Dad peeing into Mom's mout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n his new action comedy, Jackie Chan must fend off ninjas while also dealing with _____.</text:p>
          </table:table-cell>
          <table:table-cell table:style-name="ce2" office:value-type="string" calcext:value-type="string">
            <text:p>Words, words, word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fe's pretty tough in the fast lane. That's why I never leave the house without _____.</text:p>
          </table:table-cell>
          <table:table-cell table:style-name="ce2" office:value-type="string" calcext:value-type="string">
            <text:p>Zeus's sexual appetit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 in bookstores: "The Audacity of _____" by Barack Obama.</text:p>
          </table:table-cell>
          <table:table-cell table:style-name="ce2" office:value-type="string" calcext:value-type="string">
            <text:p>A 55-gallon drum of lub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atient presents with _____ . Likely a result of ______ .</text:p>
          </table:table-cell>
          <table:table-cell table:style-name="ce2" office:value-type="string" calcext:value-type="string">
            <text:p>A bigger, blacker dic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ell if _______ is good enough for _____, it's good enough for me.</text:p>
          </table:table-cell>
          <table:table-cell table:style-name="ce2" office:value-type="string" calcext:value-type="string">
            <text:p>A Burmese tiger pi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ell what do you have to say for yourself, Casey? This is the third time you've been sent to the principal's office for _______.</text:p>
          </table:table-cell>
          <table:table-cell table:style-name="ce2" office:value-type="string" calcext:value-type="string">
            <text:p>A dollop of sour crea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 killed my boner?</text:p>
          </table:table-cell>
          <table:table-cell table:style-name="ce2" office:value-type="string" calcext:value-type="string">
            <text:p>A fortuitous turnip harves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's making things awkward in the sauna?</text:p>
          </table:table-cell>
          <table:table-cell table:style-name="ce2" office:value-type="string" calcext:value-type="string">
            <text:p>A magic hippie love clou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OOO! God damn I love _____!</text:p>
          </table:table-cell>
          <table:table-cell table:style-name="ce2" office:value-type="string" calcext:value-type="string">
            <text:p>A man in yoga pants with a ponytail and feather earring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y am I broke?</text:p>
          </table:table-cell>
          <table:table-cell table:style-name="ce2" office:value-type="string" calcext:value-type="string">
            <text:p>A piñata full of scorpions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ad fat dragon with no frien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lightly shittier parallel univers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ofa that says “I have style, but I like to be comfortable.”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oulful rendition of "Ol' Man River."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quadron of moles wearing aviator gogg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weaty, panting leather dad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weet spaceshi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l of this bloo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army of skelet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ether-soaked ra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unhinged ferris wheel rolling toward the se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other shot of morphi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sic human decen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efin' over tur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awesome at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ris the Soviet Love Hamm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ullshi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tastrophic urethral trau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ushing Mr. Peanut's brittle bo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ddy's belt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ath by Steven Seaga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nnis the Men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ining with cardboard cutouts of the cast of "Friends."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uble penetr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is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etal alcohol syndro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nding Wald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uck Mounta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hilariously gang-banged by the Blue Man Grou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ndpa's ash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phic violence, adult language, and some sexual conte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illary Clinton's death sta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timacy problem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ff Goldbl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iving in a trashc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oki, the trickster go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king a frien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ximal inser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ld autis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o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first kil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unchuck mov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ncoming traff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ne Ring to rule them al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wer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etty Pretty Princess Dress-Up Board Game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mping out a baby every nine month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ising from the gra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rotal frostbit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me really fucked-up shi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cial musical guest, Ch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ring break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bduing a grizzly bear and making her your wif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rvivor's guil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wiftly achieving orgas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king a man's eyes and balls out and putting his eyes where his balls go and then his balls in the eye ho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black Power Ranger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orpora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day the birds attacke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Goog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grey nutrient broth that sustains Mitt Romne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uman bo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ere concept of Applebee's®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ixing of the rac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new Radiohead alb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iny nipp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ngu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pgrading homeless people to mobile hotspo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apons-grade plutoni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aring an octopus for a h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ning like a little bit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pping a disobedient sla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black male in his early 20s, last seen wearing a hood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boo-bo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botched circumci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cat video so cute that your eyes roll back and your spine slides out of your an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cop who is also a do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greased-up Matthew McConaughe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lamprey swimming up the toilet and latching onto your tai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pile of squirming bod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PowerPoint present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pontaneous conga li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urprising amount of hai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vagina that leads to another dimen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ctually getting shot, for rea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l my friends dy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all-midget production of Shakespeare’s Richard II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ass disast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unstoppable wave of fire a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ll Clinton, naked on a bearskin rug with a saxopho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ood far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owing some dudes in an alle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uying the right pants to be coo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ugging a lava lam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c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ying into the pages of Sylvia Pla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monic posses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isco fev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inking ten 5-hour ENERGYs® to get fifty continuous hours of energ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ying alone and in pa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ating Tom Selleck’s mustache to gain his pow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lling every orifice with butterscotch pudd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s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lying robots that kill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y alie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your dick stuck in a Chinese finger trap with another dic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irls that always be textin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ing around punching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ving sex on top of a piz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ving shotguns for leg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describable loneline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umping out at peop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tting everyone dow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ufasa’s death sce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manservant, Claud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 contributing to society in any meaningful wa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 having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h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tting an entire peanut buter and jelly sandwich into the VC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cial profil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verse cowgir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land the Farter, flatulist to the k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unning naked through a mall, pissing and shitting everywher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muel L. Jack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reaming like a mania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lf-flagell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utting the fuck u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lapping a racist old la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neezing, farting, and coming at the same ti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me douche with an acoustic guita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me kind of bird-m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nding lots of mone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at a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entire Intern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Harlem Globetrott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Land of Chocolat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moist, demanding chasm of his mou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rimal, ball-slapping sex your parents are having right no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Quesadilla Explosion Salad™ from Chili’s.®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ystematic destruction of an entire people and their way of lif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hin veneer of situational causality that underlies por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way white people 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ree months in the ho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nlimited soup, salad, and breadstic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elcro™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ietnam flashbac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omiting mid-blowjob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rm, velvety muppet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10 Incredible Facts About the An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bunch of idiots playing a card game instead of interacting like normal hum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dance move that's just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far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for-real lizard that spits blood from its ey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gender identity that can only be conveyed through slam poet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hopeless amount of spid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horse with no leg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kiss on the li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manho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Native American who solves crimes by going into the spirit worl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ex comet from Neptune that plunges the Earth into eternal sexine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ex goblin with a carnival pen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shiny rock that proves I love yo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Ugandan warlor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ctual mutants with medical conditions and no superpow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fr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l the single lad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most giving money to a homeless per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biguous sarcas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interracial handshak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gelheaded hipsters burning for the ancient heavenly connection to the starry dynamo in the machinery of nigh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ss to mout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ackul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uncing up and dow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lculating every mannerism so as not to suggest homosexual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ld Protective Servic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razy opium ey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m titti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pres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o-do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inking responsibl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xploding pige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lling into the toil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nally finishing off the Indi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ucking a corpse back to lif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mmar nazis who are also regular Naz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ow awesome I a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jecting speed into one arm and horse tranquilizer into the oth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nterspecies marriag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iz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hak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ots and lots of abor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derate-to-severe joint pa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dad's dumb fucking f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sex dunge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worthless 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eil Diamond's Greatest Hi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 clothes on, penis in vag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ty Mexica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ince Ali, fabulous he, Ali Abab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harks with leg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oking crack, for insta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norting coke off a clown's bon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me sort of Asi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r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uffing a child's face with Fun Dip® until he starts having fu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gar madne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complex geopolitical quagmire that is the Middle Ea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euphoric rush of strangling a drift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eaceful and nonthreatening rise of Ch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afe wor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ecret formula for ultimate female satisfac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ize of my pen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iniest shred of evidence that God is rea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ree consecutive seconds of happine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nquestioning obedi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at Jesus would d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atever a McRib® is made o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ispering all sex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40 acres and a mu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crazy little thing called lo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disappointing sala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face full of horse c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giant powdery manbab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mouthful of potato sala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one-way ticket to Gary, India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powered exoskelet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reason not to commit suicid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team of lawye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whole new kind of por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 zero-risk way to make $2,000 from ho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IDS monkey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l these decorative pillow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unforgettable quinceañ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 uninterrupted history of imperialism and exploitat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al fissures like you wouldn't belie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cient Athenian boy-fuck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ckwards kne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nine years ol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paralyzed from the neck dow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ing worshiped as the one true Go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ackf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lowjobs for everyo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ring Vaginal sex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utt stuf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anging a person's mind with logic and fac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ld support paymen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utting off a flamingo's legs with garden shear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ddy's credit car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ez nut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nz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ing the right stuff to her nippl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jaculating live bees and the bees are ang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nnu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guring out how to have sex with a dolph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ee ice cream, y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nghis Khan's D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caught by the police and going to jai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drive-by sho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tting eaten alive by Guy Fier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iant sperm from outer spa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ing to a high school reunion on ketami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ving been dead a whi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m's new boyfrien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boyfriends stupid pen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dead son's baseball glo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y first perio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t believing in giraff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il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ut-of-this-world bazong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.F. Chang himself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ussian super-tuberculos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eing my village burned and my family slaughtered before my ey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eing things from Hitler's perspectiv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ptember 11th, 2001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lowly easing down onto a cucumb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cial justice warriors with flamethrowers of compass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me shit-hot guitar lick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Abercrombie &amp; Fitch lifesty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basic suffering that pervades all of existe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eight gay warlocks who dictate the rules of fashi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ghost of Marlon Brand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inability to form meaningful relationship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passage of ti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swim team, all at on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tiger that killed my fath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unbelievable world of mushroom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black half of Barack Oba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he white half of Barack Oba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o much cocai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nrelenting genital punishme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Vegetarian option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aring glasses and sounding smar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stern standards of beauty.</text:p>
          </table:table-cell>
          <table:table-cell table:number-columns-repeated="62"/>
        </table:table-row>
        <table:table-row table:style-name="ro2" table:number-rows-repeated="567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 - ZESTAW #1 PODSTAWOWY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24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ZPN zakazał _______ bowiem dawało to graczom niesprawiedliwą przewagę.</text:p>
          </table:table-cell>
          <table:table-cell table:style-name="ce2" office:value-type="string" calcext:value-type="string">
            <text:p>Afrykańskie dziec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odczas lotu samolotem zabrania się _______.</text:p>
          </table:table-cell>
          <table:table-cell table:style-name="ce2" office:value-type="string" calcext:value-type="string">
            <text:p>AIDS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zego wstydzi się Batman?</text:p>
          </table:table-cell>
          <table:table-cell table:style-name="ce2" office:value-type="string" calcext:value-type="string">
            <text:p>Aktywne słuchan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jest moim narkotykiem?</text:p>
          </table:table-cell>
          <table:table-cell table:style-name="ce2" office:value-type="string" calcext:value-type="string">
            <text:p>Anna Much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jest kolejną modną dietą?</text:p>
          </table:table-cell>
          <table:table-cell table:style-name="ce2" office:value-type="string" calcext:value-type="string">
            <text:p>Arnold Schwarzenegger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jest najbardziej chrupiące?</text:p>
          </table:table-cell>
          <table:table-cell table:style-name="ce2" office:value-type="string" calcext:value-type="string">
            <text:p>Auschwitz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 straszna szkoda, że wszystkie dzieci w dzisiejszych czasach mają do czynienia z _______.</text:p>
          </table:table-cell>
          <table:table-cell table:style-name="ce2" office:value-type="string" calcext:value-type="string">
            <text:p>Baby z nos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astępna książka JK Rowling będzie nosiła tytuł: Harry Potter i Komnata _______.</text:p>
          </table:table-cell>
          <table:table-cell table:style-name="ce2" office:value-type="string" calcext:value-type="string">
            <text:p>Borys Szyc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dy USA ścigało się ze Związkiem Radzieckim na księżyc, rząd Meksyku wydał milion pesos na _______.</text:p>
          </table:table-cell>
          <table:table-cell table:style-name="ce2" office:value-type="string" calcext:value-type="string">
            <text:p>Bycie bajecznie pięknym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Bogusław Linda jadł na obiad?</text:p>
          </table:table-cell>
          <table:table-cell table:style-name="ce2" office:value-type="string" calcext:value-type="string">
            <text:p>Bycie naprawdę mocno spalonym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więzieniu za 200 fajek dostaniesz _______.</text:p>
          </table:table-cell>
          <table:table-cell table:style-name="ce2" office:value-type="string" calcext:value-type="string">
            <text:p>Bycie tak złym, że aż ci staj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a 1000 lat zamiast papierkowych pieniędzy będziemy używać _______.</text:p>
          </table:table-cell>
          <table:table-cell table:style-name="ce2" office:value-type="string" calcext:value-type="string">
            <text:p>Chwytające za serce sierotk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przywiozłem z Turcji?</text:p>
          </table:table-cell>
          <table:table-cell table:style-name="ce2" office:value-type="string" calcext:value-type="string">
            <text:p>Cygańska klątw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nowym filmie Disneya Hannah Montana po raz pierwszy zmaga się z _______.</text:p>
          </table:table-cell>
          <table:table-cell table:style-name="ce2" office:value-type="string" calcext:value-type="string">
            <text:p>Delikatne pieszczoty wewnętrznej części ud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dy Faraon nie dawał się przekonać Mojżesz zesłał plagę _______.</text:p>
          </table:table-cell>
          <table:table-cell table:style-name="ce2" office:value-type="string" calcext:value-type="string">
            <text:p>Duch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o wielkiej powodzi w 2010 roku, jako pomoc, polski rząd zorganizował powodzianom _______.</text:p>
          </table:table-cell>
          <table:table-cell table:style-name="ce2" office:value-type="string" calcext:value-type="string">
            <text:p>Dwóch karłów srających do wiadr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? Istnieje aplikacja, która to robi.</text:p>
          </table:table-cell>
          <table:table-cell table:style-name="ce2" office:value-type="string" calcext:value-type="string">
            <text:p>Dzieci z rakiem odbytu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jest moją super mocą?</text:p>
          </table:table-cell>
          <table:table-cell table:style-name="ce2" office:value-type="string" calcext:value-type="string">
            <text:p>Dziecięce konkursy pięknośc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jaki sposób udaje mi się utrzymać mój związek?</text:p>
          </table:table-cell>
          <table:table-cell table:style-name="ce2" office:value-type="string" calcext:value-type="string">
            <text:p>Finalista kangu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dzisiejszych czasach niegrzeczne dzieci zamiast rózgi dostają pod choinkę _______.</text:p>
          </table:table-cell>
          <table:table-cell table:style-name="ce2" office:value-type="string" calcext:value-type="string">
            <text:p>Gąbka pełna kocich si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Życie Indian zostało na zawsze zmienione gdy biały człowiek pokazał im _______.</text:p>
          </table:table-cell>
          <table:table-cell table:style-name="ce2" office:value-type="string" calcext:value-type="string">
            <text:p>Gej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iali ludzie lubią _______.</text:p>
          </table:table-cell>
          <table:table-cell table:style-name="ce2" office:value-type="string" calcext:value-type="string">
            <text:p>Głó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V Mango prezentuje _______.</text:p>
          </table:table-cell>
          <table:table-cell table:style-name="ce2" office:value-type="string" calcext:value-type="string">
            <text:p>Gwiazdy Porn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będę premierem, to stworze Ministerstwo _______.</text:p>
          </table:table-cell>
          <table:table-cell table:style-name="ce2" office:value-type="string" calcext:value-type="string">
            <text:p>Homoerotyczna scena gry w siatkówk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: dobry do ostatniej kropli.</text:p>
          </table:table-cell>
          <table:table-cell table:style-name="ce2" office:value-type="string" calcext:value-type="string">
            <text:p>Hot-dogi za 1zł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y pomocy czego polski rząd wspiera studentów z regionów wiejskich?</text:p>
          </table:table-cell>
          <table:table-cell table:style-name="ce2" office:value-type="string" calcext:value-type="string">
            <text:p>Janusz Korwin-Mikk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z co wszystko mnie boli?</text:p>
          </table:table-cell>
          <table:table-cell table:style-name="ce2" office:value-type="string" calcext:value-type="string">
            <text:p>Jej wysokość, królowa Elżbieta I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ycieczka szkolna została zrujnowana przez _______.</text:p>
          </table:table-cell>
          <table:table-cell table:style-name="ce2" office:value-type="string" calcext:value-type="string">
            <text:p>Jezioro łabędz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ukrywają przede mną rodzice?</text:p>
          </table:table-cell>
          <table:table-cell table:style-name="ce2" office:value-type="string" calcext:value-type="string">
            <text:p>Justin Bieb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To pułapka!</text:p>
          </table:table-cell>
          <table:table-cell table:style-name="ce2" office:value-type="string" calcext:value-type="string">
            <text:p>Katapul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że to jej urok, a może to _______.</text:p>
          </table:table-cell>
          <table:table-cell table:style-name="ce2" office:value-type="string" calcext:value-type="string">
            <text:p>Kobiety w reklamach jogur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omantyczna kolacja ze świecami nie może obejść się bez _______.</text:p>
          </table:table-cell>
          <table:table-cell table:style-name="ce2" office:value-type="string" calcext:value-type="string">
            <text:p>Kochanie się w tył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jest najlepszym przyjacielem kobiety?</text:p>
          </table:table-cell>
          <table:table-cell table:style-name="ce2" office:value-type="string" calcext:value-type="string">
            <text:p>Koni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zawsze rozkręca imprezy?</text:p>
          </table:table-cell>
          <table:table-cell table:style-name="ce2" office:value-type="string" calcext:value-type="string">
            <text:p>Krew Chrystu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nowym reality show MTV ośmiu celebrytów wprowadza się do domu z _______.</text:p>
          </table:table-cell>
          <table:table-cell table:style-name="ce2" office:value-type="string" calcext:value-type="string">
            <text:p>Lakta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ostatnich chwilach swego życia Michael Jackson myślał o _______.</text:p>
          </table:table-cell>
          <table:table-cell table:style-name="ce2" office:value-type="string" calcext:value-type="string">
            <text:p>Masturba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sprowadzę z przyszłości by przekonać ludzi, że jestem potężnym czarodziejem.</text:p>
          </table:table-cell>
          <table:table-cell table:style-name="ce2" office:value-type="string" calcext:value-type="string">
            <text:p>Mikro peni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rogie Bravo, mam problem z _______.</text:p>
          </table:table-cell>
          <table:table-cell table:style-name="ce2" office:value-type="string" calcext:value-type="string">
            <text:p>Mleko w tub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staje się lepsze z wiekiem?</text:p>
          </table:table-cell>
          <table:table-cell table:style-name="ce2" office:value-type="string" calcext:value-type="string">
            <text:p>Młyn pełen trup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jest najbardziej emo?</text:p>
          </table:table-cell>
          <table:table-cell table:style-name="ce2" office:value-type="string" calcext:value-type="string">
            <text:p>Murzyn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czasie seksu lubię myśleć o _______.</text:p>
          </table:table-cell>
          <table:table-cell table:style-name="ce2" office:value-type="string" calcext:value-type="string">
            <text:p>Nagły zwrot akcj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z co cały się kleje?</text:p>
          </table:table-cell>
          <table:table-cell table:style-name="ce2" office:value-type="string" calcext:value-type="string">
            <text:p>Naplet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co zawsze można poderwać laskę?</text:p>
          </table:table-cell>
          <table:table-cell table:style-name="ce2" office:value-type="string" calcext:value-type="string">
            <text:p>Nastoletnie ciąż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pomaga Obamie się wyluzować?</text:p>
          </table:table-cell>
          <table:table-cell table:style-name="ce2" office:value-type="string" calcext:value-type="string">
            <text:p>Naturalna selek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adania wykazują, że myszy laboratoryjne pokonują labirynt 50% szybciej po kontakcie z _______.</text:p>
          </table:table-cell>
          <table:table-cell table:style-name="ce2" office:value-type="string" calcext:value-type="string">
            <text:p>Nau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zakończyło mój ostatni związek?</text:p>
          </table:table-cell>
          <table:table-cell table:style-name="ce2" office:value-type="string" calcext:value-type="string">
            <text:p>Naziś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będzie następną zabawką w zestawie Happy Meal®?</text:p>
          </table:table-cell>
          <table:table-cell table:style-name="ce2" office:value-type="string" calcext:value-type="string">
            <text:p>Niewyobrażalna głupo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: Dla Ciebie, dla Rodziny.</text:p>
          </table:table-cell>
          <table:table-cell table:style-name="ce2" office:value-type="string" calcext:value-type="string">
            <text:p>Oblizywanie rzeczy, żeby oznaczyć je jako swoj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 teatrów wchodzi musical o</text:p>
          </table:table-cell>
          <table:table-cell table:style-name="ce2" office:value-type="string" calcext:value-type="string">
            <text:p>Obżeranie się i wymiotowa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żywo, tylko w Polsat Sport: cykl turniejów _______.</text:p>
          </table:table-cell>
          <table:table-cell table:style-name="ce2" office:value-type="string" calcext:value-type="string">
            <text:p>Opowiadanie dowcipów o żydach w nieodpowiednim momen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to za dźwięk?</text:p>
          </table:table-cell>
          <table:table-cell table:style-name="ce2" office:value-type="string" calcext:value-type="string">
            <text:p>Oszukiwanie na olimpiadzie specjalnej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ego jest pełno w niebie?</text:p>
          </table:table-cell>
          <table:table-cell table:style-name="ce2" office:value-type="string" calcext:value-type="string">
            <text:p>Paradoks podróży w czas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z co nie mogę spać w nocy?</text:p>
          </table:table-cell>
          <table:table-cell table:style-name="ce2" office:value-type="string" calcext:value-type="string">
            <text:p>Pett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ntropologowie odkryli ostatnio starożytne plemię czczące _______.</text:p>
          </table:table-cell>
          <table:table-cell table:style-name="ce2" office:value-type="string" calcext:value-type="string">
            <text:p>Picie w samotnoś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będę miliarderem, to wzniosę 50 metrowy pomnik na cześć _______.</text:p>
          </table:table-cell>
          <table:table-cell table:style-name="ce2" office:value-type="string" calcext:value-type="string">
            <text:p>Poddaństw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Tak chce umrzeć.</text:p>
          </table:table-cell>
          <table:table-cell table:style-name="ce2" office:value-type="string" calcext:value-type="string">
            <text:p>Porno z macka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wiem czym będzie się walczyć podczas trzeciej wojny światowej, ale podczas czwartej wojny światowej będzie się walczyć _______.</text:p>
          </table:table-cell>
          <table:table-cell table:style-name="ce2" office:value-type="string" calcext:value-type="string">
            <text:p>Potajemne drapanie się po tyłk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tak pachnie?</text:p>
          </table:table-cell>
          <table:table-cell table:style-name="ce2" office:value-type="string" calcext:value-type="string">
            <text:p>Pracownicy działu obsługi klien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nim Pana zabije, Panie Bond, muszę pokazać Panu _______.</text:p>
          </table:table-cell>
          <table:table-cell table:style-name="ce2" office:value-type="string" calcext:value-type="string">
            <text:p>Prawdziwe znaczenie świą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y przyciągnąć więcej gości, Muzeum Narodowe otworzyło interaktywny eksponat z _______.</text:p>
          </table:table-cell>
          <table:table-cell table:style-name="ce2" office:value-type="string" calcext:value-type="string">
            <text:p>Problemy z erekcj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ojna! Jaki z niej pożytek?</text:p>
          </table:table-cell>
          <table:table-cell table:style-name="ce2" office:value-type="string" calcext:value-type="string">
            <text:p>Propaganda homoseksual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edycyna alternatywna zaczęła doceniać właściwości lecznicze _______.</text:p>
          </table:table-cell>
          <table:table-cell table:style-name="ce2" office:value-type="string" calcext:value-type="string">
            <text:p>Przeciwstawne kciu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ije by zapomnieć o _______.</text:p>
          </table:table-cell>
          <table:table-cell table:style-name="ce2" office:value-type="string" calcext:value-type="string">
            <text:p>Przyjaciele z bonus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będzie następnym duetem superbohaterów?</text:p>
          </table:table-cell>
          <table:table-cell table:style-name="ce2" office:value-type="string" calcext:value-type="string">
            <text:p>Pszczoły?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icasso w czasie swoich twórczych eksperymentów z uproszczeniem formy stworzył setki obrazów przedstawiających _______.</text:p>
          </table:table-cell>
          <table:table-cell table:style-name="ce2" office:value-type="string" calcext:value-type="string">
            <text:p>Pterodaktyle ja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Piątka stary!</text:p>
          </table:table-cell>
          <table:table-cell table:style-name="ce2" office:value-type="string" calcext:value-type="string">
            <text:p>Robert Burnei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praszam profesorze, ale nie mogłem odrobić pracy domowej przez _______.</text:p>
          </table:table-cell>
          <table:table-cell table:style-name="ce2" office:value-type="string" calcext:value-type="string">
            <text:p>Robienie smutnej min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o moją następną sztuczkę, wyciągnę _______ z _______.</text:p>
          </table:table-cell>
          <table:table-cell table:style-name="ce2" office:value-type="string" calcext:value-type="string">
            <text:p>Rozbieranie się do naga i oglądanie Cartoon Networ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powoduje u mnie gazy?</text:p>
          </table:table-cell>
          <table:table-cell table:style-name="ce2" office:value-type="string" calcext:value-type="string">
            <text:p>Rzut karł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ym śmierdzą starzy ludzie?</text:p>
          </table:table-cell>
          <table:table-cell table:style-name="ce2" office:value-type="string" calcext:value-type="string">
            <text:p>Samosą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 czego rezygnuje w czasie postu?</text:p>
          </table:table-cell>
          <table:table-cell table:style-name="ce2" office:value-type="string" calcext:value-type="string">
            <text:p>Skalpowa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USA wysyłało dzieciom w Afganistanie?</text:p>
          </table:table-cell>
          <table:table-cell table:style-name="ce2" office:value-type="string" calcext:value-type="string">
            <text:p>Spontanicznie wyrwanie się do tańca i śpiew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preferuje Janusz Korwin-Mikke?</text:p>
          </table:table-cell>
          <table:table-cell table:style-name="ce2" office:value-type="string" calcext:value-type="string">
            <text:p>Strach w czystej posta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ego nie chcielibyście znaleźć w chińskim żarciu?</text:p>
          </table:table-cell>
          <table:table-cell table:style-name="ce2" office:value-type="string" calcext:value-type="string">
            <text:p>Suche wymio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to pierwszy krok do _______.</text:p>
          </table:table-cell>
          <table:table-cell table:style-name="ce2" office:value-type="string" calcext:value-type="string">
            <text:p>Szczeniaczki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ak, to ja zabiłem _______. Pytacie jak? _______.</text:p>
          </table:table-cell>
          <table:table-cell table:style-name="ce2" office:value-type="string" calcext:value-type="string">
            <text:p>Ściąganie koszul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grodę za _______ otrzymuje _______.</text:p>
          </table:table-cell>
          <table:table-cell table:style-name="ce2" office:value-type="string" calcext:value-type="string">
            <text:p>Tabletki gwał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rok 1: _______. Krok 2: _______. Krok 3: Profity</text:p>
          </table:table-cell>
          <table:table-cell table:style-name="ce2" office:value-type="string" calcext:value-type="string">
            <text:p>Tar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byłem na kwasie, to _______ zmienił się w _______</text:p>
          </table:table-cell>
          <table:table-cell table:style-name="ce2" office:value-type="string" calcext:value-type="string">
            <text:p>To uczucie, gdy wydaje Ci się, że to tylko beknięcie, a okazuje się, że to rzy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świecie zniszczonym przez _______ jedyną naszą nadzieją będzie _______.</text:p>
          </table:table-cell>
          <table:table-cell table:style-name="ce2" office:value-type="string" calcext:value-type="string">
            <text:p>Tortur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nowym filmie akcji Bruce Willis odkrywa, że _______ był tak naprawdę _______.</text:p>
          </table:table-cell>
          <table:table-cell table:style-name="ce2" office:value-type="string" calcext:value-type="string">
            <text:p>Uwodze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gdy nie rozumiałem _______ dopóki nie _______.</text:p>
          </table:table-cell>
          <table:table-cell table:style-name="ce2" office:value-type="string" calcext:value-type="string">
            <text:p>Viagra®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lotka głosi, że ulubionym daniem Władimira Putina jest _______ nadziewane _______.</text:p>
          </table:table-cell>
          <table:table-cell table:style-name="ce2" office:value-type="string" calcext:value-type="string">
            <text:p>Walki kogu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VP Kultura przedstawia film dokumentalny pt. _______ - nieznana historia _______.</text:p>
          </table:table-cell>
          <table:table-cell table:style-name="ce2" office:value-type="string" calcext:value-type="string">
            <text:p>Whiskas®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+ _______ = _______.</text:p>
          </table:table-cell>
          <table:table-cell table:style-name="ce2" office:value-type="string" calcext:value-type="string">
            <text:p>Wielki wybu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wórz Haiku.</text:p>
          </table:table-cell>
          <table:table-cell table:style-name="ce2" office:value-type="string" calcext:value-type="string">
            <text:p>Wybielony odby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korzystywanie dzie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mrażarka pełna organ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spany Lew w ZO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stawianie pułapek na złodzie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espół Fe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mazy noc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nośni transwesty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rzucane żyrandolu na przeciwników i wjeżdżanie do góry po li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ałosna gra wstęp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nald Tus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djęcia piers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ystki etnicz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c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ciąganie w czasie jazdy aut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ółw jaszczurowaty gryzący cię w końcówkę peni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ud porod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ryszc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ekrofil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jentolog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rmowe prób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chaHit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nuta cis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pięcie seksual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 iesy metryczne, sztuczne piers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 Klux Kl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ląs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buch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cy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ózef Piłsuds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udzka głupo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kteria żywiąca się mięs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rdowanie, palenie, gwałc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czękościs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d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putan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zmarginalizowany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uszczanie się do basenu dziecięcych łe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asnolud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edni lud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iołowe tabletki na problemy z potencj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karmianie Magdy Gess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prawdę fajny kapelus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erażające wypadki podczas laserowego usuwania włos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kój na świe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dzenie pochw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a dus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licyjna przemo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ocap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ycersk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dofi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lówki na saksofo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ndh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atorskie aborc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odwzajemniony seks oral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żywanie Krokodyl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uphoria™ Calvina Kle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ysk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lbrzymie liza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rze problem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aryz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łoty łańcu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zirodz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urawe rę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rozmawianie z obcy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nwulsyjnie wymiotujący Kuba Wojewódzki podczas gdy chmara pająków wylęga się w jego mózgu i eksploduje z kanalików łzow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sywno-agresywne ogłosz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zwód trwający ponad 4 godz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strog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a kolekcja nowoczesnych gadżetów erotyczn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ężko pracujący cyg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danie głupo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lowanie palc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rotyczna wersja Harrego Pott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jęcia integracyj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ó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biece prawa wyborc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dawane współczu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zchmurne niebo i świecące słoń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cenzurowane bukkak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sow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ą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dy Gag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rrory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budka na parkingu będąc na wpół nagi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“Serek” spod naplet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a poch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udzie zawsze psujący dobrą zabaw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ki na ADHD. 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bilansowane śniad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mpleks Edy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 gorąca zu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rzelanie do swoi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gac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ny lądow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chael Jack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raliki anal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erykański s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czka magicznych fasol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terac z TV Man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erknię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y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owne walki na podu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rosław Kaczyńs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bl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miana uprzejm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elli Roki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owóz Tom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loci kamika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ktakularne mięśnie brzuch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buch termojądr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owiązki małżeńsk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szalo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entau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czenie homoseksualizm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ie halo o n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czenie odbyt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j par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kazany owo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lców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yngis-ch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ruszanie podstawowych praw człowie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ąchanie klej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laf Lubaszen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ytul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ężczyź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lewanie problemów trzeciego świa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72 dziewi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niec god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r topio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tus mojego związ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bl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ęska Pał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stosowne jodłow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c Jed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pierdolonym czarodziej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czenie robota mił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im Jong-i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TMAN!!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boCo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krywanie wzwod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kingow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neral Wojciech Jaruzels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szenie bielizny na lewą stronę by uniknąć pra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ożdż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m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ostawianie kłopotliwych wiadomości na poczcie głosow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orld of Warcraf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taki nielo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even Hawking mówiący świńst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ekazywanie dalej niechcianych prezent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Łożys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tręt do samego sieb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ntazje o drwal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masz Karol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nsultan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c-man tryskający spermą w amo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iczne rany kłut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riera aktorska Przemysława Sale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 dużo żelu we włos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ńska drużyna gimnastyc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e genital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n pas na brzuch z TV Man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pież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kół z czapką na głow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ły łańcuchowe zamiast rą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pach starych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ud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uz mózg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łoty deszc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urawa prezerwaty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bliczne ośmiesz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łpa paląca cyga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czny smut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rth Vad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lczyki do sut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leczar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itney Spears w wieku 55 l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chwa Marii Czubasz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koholi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dnie bez tył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dzenie i odchodz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mórki macierzyste. 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ktyczne zabranie dziecku cukier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ęs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homet (chwała mu po wieczne czasy)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ch Wałę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łodka zems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najomi wyjadający całą zagrych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ybernetyczne ulepsz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fiary wśród cywil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kry bą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łe decyzje życiowe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mier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ranie tam i z powrotem. W nieskończon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tężne u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ąd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g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mieckie porno w loch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bawa w wampira podczas miesiąc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erykańscy gladiator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ekanie do ślub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drzej Grabows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zur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Łechtac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zodorant AX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zdom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dam Słod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gra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łaściwe postępow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lejny, cholerny film z wampir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czciwy gliniarz z niczym do strac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kieletor. 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ba Wojewódzki zaczepiony moszną o haczyk od zasło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tamfetam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wałt na rand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ba Wojewódzki nękany przez rój myszołow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ruszanie w stronę zachodu słoń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ielsko / Jaranie / Palenie / Trawa / Gan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is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rośne SMS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pad w bram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ręt jąd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taki dinozaur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laf Lubaszen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dzie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as dla sieb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jrzewanie płuciow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pl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cing genitali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pierdo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błąkany włos łon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lnic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zczeln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dalna bieli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ękni lud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e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miercionośny las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łęboko upośledze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kradanie grob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łó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os podbródk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tył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cne sztachnię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rtwi rodzi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utokanibali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ntaniczne samospal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eci na smyc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łos Krystyny Czubów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masz Ko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ług publicz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m w trakcie zawał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brudzenie si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as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ppu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puszczenie w maj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rywanie dziewczyn w klinice aborcyj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dzenie kamienia nerkow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ali lud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nistran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ezary Pazu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e wewnętrzne demo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pijanie się płynem do spryskiwac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rty przeciwko ludzk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moc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ędzia Anna Maria Wesołows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żywanie wspólnej strzykaw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wałtowna powódź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si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kładnie to czego się spodziewas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rce dziec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wyparzona buz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stawi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 miejsce u mężczyzny między jądrami, a odbyt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40-latek na rolk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wanie z siebie 110%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chujem w stosunku do dzie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obotomia szpikulcem do lod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undacja Polsat dziecio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obalne ociepl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niespodzianka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czarowujące przyjęcie urodzinow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zy pożerające śmie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lesie którzy nie dzwonią później do dziewczyn poznanych na impre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otr Adamczy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rtwe niemowlę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e życie seksual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uragan Katr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enstruac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szczanie oczek do starszych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bc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rapia hormonal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lenie si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a ma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ój chłop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a dziewczyna.</text:p>
          </table:table-cell>
          <table:table-cell table:number-columns-repeated="62"/>
        </table:table-row>
        <table:table-row table:style-name="ro2" table:number-rows-repeated="614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 - ZESTAW #2 DODATKÓW" table:style-name="ta4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3" table:number-columns-repeated="24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swoim nowym albumie własnej produkcji, Tede rapuje na dźwięki _______.</text:p>
          </table:table-cell>
          <table:table-cell table:style-name="ce2" office:value-type="string" calcext:value-type="string">
            <text:p>Używanie przepychacza do kibla na twarz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przyszłym sezonie na Szkoły Przetrwania, Bear Grylls musi przeżyć w głębokiej Amazonii tylko z _______ <text:s/>i jego rozumem.</text:p>
          </table:table-cell>
          <table:table-cell table:style-name="ce2" office:value-type="string" calcext:value-type="string">
            <text:p>Sosnowiec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swojej nowej kampanii turystycznej, miasto Łódź dumnie głosi, że w końcu wyeliminowano _______.</text:p>
          </table:table-cell>
          <table:table-cell table:style-name="ce2" office:value-type="string" calcext:value-type="string">
            <text:p>Nagła przypadłość wybuchowego srani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dy wszystko inne zawiedzie, zawsze mogę masturbować się do _______.</text:p>
          </table:table-cell>
          <table:table-cell table:style-name="ce2" office:value-type="string" calcext:value-type="string">
            <text:p>Walka niczym gladiatorz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odległej przyszłości, historycy zgodzą się, że _______ <text:s/>to początek upadku Ameryki.</text:p>
          </table:table-cell>
          <table:table-cell table:style-name="ce2" office:value-type="string" calcext:value-type="string">
            <text:p>Rekonstrukcja bitwy pod Grunwaldem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auka nigdy nie wyjaśni _______.</text:p>
          </table:table-cell>
          <table:table-cell table:style-name="ce2" office:value-type="string" calcext:value-type="string">
            <text:p>Seksowne bliźnięta syjamsk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cjalistyczne rządy Skandynawii zadeklarowały, że dostęp do _______ <text:s/>jest podstawowym prawem człowieka.</text:p>
          </table:table-cell>
          <table:table-cell table:style-name="ce2" office:value-type="string" calcext:value-type="string">
            <text:p>Nienasycona żądza krw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KGB przesłuchuje wrogich agentów poprzez wielokrotne poddawanie ich _______.</text:p>
          </table:table-cell>
          <table:table-cell table:style-name="ce2" office:value-type="string" calcext:value-type="string">
            <text:p>Cztery ramiona Vishnu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Rzymie krążą pogłoski, że w Watykanie znajduje się tajny pokój poświęcony _______.</text:p>
          </table:table-cell>
          <table:table-cell table:style-name="ce2" office:value-type="string" calcext:value-type="string">
            <text:p>Ostre światło dni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doprowadziło orgię do zastoju? _______.</text:p>
          </table:table-cell>
          <table:table-cell table:style-name="ce2" office:value-type="string" calcext:value-type="string">
            <text:p>NIEEEEEEEEEEEEEEE!!!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owiedziałem się na własnej skórze, że _______ <text:s/>nie pocieszy przyjaciela w żałobie.</text:p>
          </table:table-cell>
          <table:table-cell table:style-name="ce2" office:value-type="string" calcext:value-type="string">
            <text:p>Malutka, słabiutka rączk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 ciężkiej sytuacji _______ <text:s/>może być odpowiednim zamiennikiem dla _______.</text:p>
          </table:table-cell>
          <table:table-cell table:style-name="ce2" office:value-type="string" calcext:value-type="string">
            <text:p>Kosmiczne babeczk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 wyszło z mojego tyłka kiedy robiłem kupę? _______.</text:p>
          </table:table-cell>
          <table:table-cell table:style-name="ce2" office:value-type="string" calcext:value-type="string">
            <text:p>Arn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iędzynarodowy Trybunał uznał _______ <text:s/>za winnego _______.</text:p>
          </table:table-cell>
          <table:table-cell table:style-name="ce2" office:value-type="string" calcext:value-type="string">
            <text:p>Awansowanie na następny poziom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 wszystko by mi się udało gdyby nie _______.</text:p>
          </table:table-cell>
          <table:table-cell table:style-name="ce2" office:value-type="string" calcext:value-type="string">
            <text:p>Apetyczni chłopcy niewolnic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zanowni Państwo, z przykrością informujemy, że urząd _______ <text:s/>odrzucił Waszą prośbę o _______.</text:p>
          </table:table-cell>
          <table:table-cell table:style-name="ce2" office:value-type="string" calcext:value-type="string">
            <text:p>Moralna dwuznaczność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iechciany prezent, który ciągle zmienia właściciela? _______.</text:p>
          </table:table-cell>
          <table:table-cell table:style-name="ce2" office:value-type="string" calcext:value-type="string">
            <text:p>Zły człowiek w diabolicznym garniaku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ój plan dominacji nad światem zaczyna się od _______.</text:p>
          </table:table-cell>
          <table:table-cell table:style-name="ce2" office:value-type="string" calcext:value-type="string">
            <text:p>Michał Piróg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wy, zajebisty, trzy godzinny film Michaela Baya stawia _______ <text:s/>do walki przeciw _______.</text:p>
          </table:table-cell>
          <table:table-cell table:style-name="ce2" office:value-type="string" calcext:value-type="string">
            <text:p>24-godzinna relacja na żyw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utrudnia życie w kolonii nudystów? _______.</text:p>
          </table:table-cell>
          <table:table-cell table:style-name="ce2" office:value-type="string" calcext:value-type="string">
            <text:p>Mam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ekretem udanego związku jest rozmowa, rozmowa i jeszcze raz _______.</text:p>
          </table:table-cell>
          <table:table-cell table:style-name="ce2" office:value-type="string" calcext:value-type="string">
            <text:p>Słowa, słowa, słow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uka nigdy nie wyjaśni pochodzenia _______.</text:p>
          </table:table-cell>
          <table:table-cell table:style-name="ce2" office:value-type="string" calcext:value-type="string">
            <text:p>Kradzież kobiecych majt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by przygotować się do nadchodzącej roli, Andrzej Grabowski musiał wejść w świat _______.</text:p>
          </table:table-cell>
          <table:table-cell table:style-name="ce2" office:value-type="string" calcext:value-type="string">
            <text:p>Łaskotanie mos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d pojawieniem się _______ <text:s/>wszytko co mieliśmy to _______.</text:p>
          </table:table-cell>
          <table:table-cell table:style-name="ce2" office:value-type="string" calcext:value-type="string">
            <text:p>Ten gościu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nim wystartuję w wyborach, <text:s/>muszę zniszczyć wszystkie dowody mojego zaangażowania w _______.</text:p>
          </table:table-cell>
          <table:table-cell table:style-name="ce2" office:value-type="string" calcext:value-type="string">
            <text:p>Jedzenie albino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ylko dwie rzeczy w życiu są pewne: śmierć i _______.</text:p>
          </table:table-cell>
          <table:table-cell table:style-name="ce2" office:value-type="string" calcext:value-type="string">
            <text:p>Nie wsadzanie głębok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łosowane zakończone. Nową maskotką klubową jest _______.</text:p>
          </table:table-cell>
          <table:table-cell table:style-name="ce2" office:value-type="string" calcext:value-type="string">
            <text:p>Tar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szyscy na ziemię! Nie chcemy nikogo skrzywdzić. Jesteśmy tu tylko po _______.</text:p>
          </table:table-cell>
          <table:table-cell table:style-name="ce2" office:value-type="string" calcext:value-type="string">
            <text:p>Dżafa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oces leczenia rozpoczął się, gdy dołączyłem do grupy wsparcia dla ofiar _______.</text:p>
          </table:table-cell>
          <table:table-cell table:style-name="ce2" office:value-type="string" calcext:value-type="string">
            <text:p>Zmyślanie statysty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siaj w Faktach: Czego nie wiesz o _______ <text:s/>a mogło by cię zabić.</text:p>
          </table:table-cell>
          <table:table-cell table:style-name="ce2" office:value-type="string" calcext:value-type="string">
            <text:p>Bycie porwanym przez Piotrusia Pa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miesiącach dyskusji, walne zgromadzenie przeciwników rządu zgodnie wnioskuje: "Więcej _______ !"</text:p>
          </table:table-cell>
          <table:table-cell table:style-name="ce2" office:value-type="string" calcext:value-type="string">
            <text:p>Przeprasza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następnym odcinku "Rozmów w toku": Jak rozmawiać z dzieckiem o _______.</text:p>
          </table:table-cell>
          <table:table-cell table:style-name="ce2" office:value-type="string" calcext:value-type="string">
            <text:p>Bicie żo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szedłem drogę z _______ <text:s/>do _______. Wszystko dzięki _______.</text:p>
          </table:table-cell>
          <table:table-cell table:style-name="ce2" office:value-type="string" calcext:value-type="string">
            <text:p>Małż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tym miesiącu w Cosmopolitan: "Urozmaić swoje życie seksualne, przynieś _______ <text:s/>do sypialni."</text:p>
          </table:table-cell>
          <table:table-cell table:style-name="ce2" office:value-type="string" calcext:value-type="string">
            <text:p>Bycie na ostrej fazie po grzybkach halucynka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jego kryzysu wieku średniego, mój tata poważnie zainteresował się _______.</text:p>
          </table:table-cell>
          <table:table-cell table:style-name="ce2" office:value-type="string" calcext:value-type="string">
            <text:p>Wielki czarny kuta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ięć etapów żałoby: zaprzeczenie, gniew, bezradność, _______ <text:s/>, akceptacja.</text:p>
          </table:table-cell>
          <table:table-cell table:style-name="ce2" office:value-type="string" calcext:value-type="string">
            <text:p>Bycie zajętym dorosłym z wieloma ważnymi rzeczami do zrobie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wi wasz kapitan. Zapnijcie pasy i przygotuje się na _______.</text:p>
          </table:table-cell>
          <table:table-cell table:style-name="ce2" office:value-type="string" calcext:value-type="string">
            <text:p>Ogromne skandynawskie kobie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 Bóg nie chciał abyśmy się cieszyli z _______ <text:s/>, nie dawałby nam _______.</text:p>
          </table:table-cell>
          <table:table-cell table:style-name="ce2" office:value-type="string" calcext:value-type="string">
            <text:p>Niski poziom życ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swoim najnowszym i najtrudniejszym wyczynie, David Cooperfield musi uciec z _______.</text:p>
          </table:table-cell>
          <table:table-cell table:style-name="ce2" office:value-type="string" calcext:value-type="string">
            <text:p>Pan Klek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łonkowie elity społecznej w Warszawie płacą tysiące złotych by tylko doświadczyć _______.</text:p>
          </table:table-cell>
          <table:table-cell table:style-name="ce2" office:value-type="string" calcext:value-type="string">
            <text:p>Czosnkowy odde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im nowym ulubionym gwiazdorem porno jest Janusz " _______ " Trzepiekoński.</text:p>
          </table:table-cell>
          <table:table-cell table:style-name="ce2" office:value-type="string" calcext:value-type="string">
            <text:p>Samookalecza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/>_______ <text:s/>byłoby żałośnie niekompletne bez _______.</text:p>
          </table:table-cell>
          <table:table-cell table:style-name="ce2" office:value-type="string" calcext:value-type="string">
            <text:p>Smoczek we krw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będziesz żył na prawdę dopóki nie doświadczysz _______ <text:s/>i _______ <text:s/>w tym samym momencie.</text:p>
          </table:table-cell>
          <table:table-cell table:style-name="ce2" office:value-type="string" calcext:value-type="string">
            <text:p>Złowieszcza muzyka w tl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alambury zostały dla mnie na zawsze zniszczone, kiedy moja mama musiała zaprezentować _______.</text:p>
          </table:table-cell>
          <table:table-cell table:style-name="ce2" office:value-type="string" calcext:value-type="string">
            <text:p>Rozerwanie klatki piersiowej mężczyzny i wyciąganie wciąż bijącego serc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j kraj, taki piękny. Słodka kraina _______.</text:p>
          </table:table-cell>
          <table:table-cell table:style-name="ce2" office:value-type="string" calcext:value-type="string">
            <text:p>Piżmo Daniela Olbrychskieg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iega, krzyczy pan Hilary: "Gdzie są moje _______ ?"</text:p>
          </table:table-cell>
          <table:table-cell table:style-name="ce2" office:value-type="string" calcext:value-type="string">
            <text:p>Śli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a mama wkurzyła się, kiedy włączyła moją historię przeglądania i znalazła _______.com/ _______.</text:p>
          </table:table-cell>
          <table:table-cell table:style-name="ce2" office:value-type="string" calcext:value-type="string">
            <text:p>Rewizjonizm historyc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pędziłem całe moje życie dążąc do _______ <text:s/>, i wszystko legło w gruzach przez _______.</text:p>
          </table:table-cell>
          <table:table-cell table:style-name="ce2" office:value-type="string" calcext:value-type="string">
            <text:p>Kaszlenie do wagi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wój upór jest godny pochwały mój drogi książę. Ale nie zdobędziesz mego serca tylko przy pomocy _______.</text:p>
          </table:table-cell>
          <table:table-cell table:style-name="ce2" office:value-type="string" calcext:value-type="string">
            <text:p>Erekcja starszych pan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kazało się, że _______ -men nie był bohaterem, którego potrzebowaliśmy.</text:p>
          </table:table-cell>
          <table:table-cell table:style-name="ce2" office:value-type="string" calcext:value-type="string">
            <text:p>Dopracowana kryty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ej, kotku, chodźmy do mnie, <text:s/>pokażę ci _______.</text:p>
          </table:table-cell>
          <table:table-cell table:style-name="ce2" office:value-type="string" calcext:value-type="string">
            <text:p>Syndrom sztokholm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łuchaj, synu. Jeśli chcesz zaangażować się w _______ <text:s/>,nie będę cię zatrzymywał. Po prostu trzymaj się z daleka od _______.</text:p>
          </table:table-cell>
          <table:table-cell table:style-name="ce2" office:value-type="string" calcext:value-type="string">
            <text:p>Łysy grubas z interne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reszcie! Usługa, która dostarcza _______ <text:s/>prosto pod twoje drzwi.</text:p>
          </table:table-cell>
          <table:table-cell table:style-name="ce2" office:value-type="string" calcext:value-type="string">
            <text:p>Osadzony na mieliźnie wieloryb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j nauczyciel wuefu został wylany ze szkoły za dodanie _______ <text:s/>do toru przeszkód.</text:p>
          </table:table-cell>
          <table:table-cell table:style-name="ce2" office:value-type="string" calcext:value-type="string">
            <text:p>Znalezienie szkiele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kąd się wzięła ta plama na mojej kanapie? _______.</text:p>
          </table:table-cell>
          <table:table-cell table:style-name="ce2" office:value-type="string" calcext:value-type="string">
            <text:p>Gułag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do tego odpowiednio podejdziesz, _______ <text:s/>to po prostu _______.</text:p>
          </table:table-cell>
          <table:table-cell table:style-name="ce2" office:value-type="string" calcext:value-type="string">
            <text:p>Hipsterz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miesiącach ćwiczeń z _______ <text:s/>, myślę, że jestem gotowy do _______.</text:p>
          </table:table-cell>
          <table:table-cell table:style-name="ce2" office:value-type="string" calcext:value-type="string">
            <text:p>Święty Mikołaj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woń do kancelarii prawniczej, ponieważ nikt nie powinien tolerować _______ <text:s/>w miejscu pracy.</text:p>
          </table:table-cell>
          <table:table-cell table:style-name="ce2" office:value-type="string" calcext:value-type="string">
            <text:p>Szalone tricki podczas grania w Zośk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robi Kamil Durczok jak zobaczy upierdolony stół? _______.</text:p>
          </table:table-cell>
          <table:table-cell table:style-name="ce2" office:value-type="string" calcext:value-type="string">
            <text:p>Moja macze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ramach zawartej z nim umowy, Michał Wiśniewski nie zaśpiewa bez _______ <text:s/>w jego garderobie.</text:p>
          </table:table-cell>
          <table:table-cell table:style-name="ce2" office:value-type="string" calcext:value-type="string">
            <text:p>Posiadanie peni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siódmym kręgu piekła, grzesznicy muszą znosić _______ <text:s/>przez całą wieczność.</text:p>
          </table:table-cell>
          <table:table-cell table:style-name="ce2" office:value-type="string" calcext:value-type="string">
            <text:p>Dosłownie jedzenie gów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by przygotować się do nadchodzącej roli, Andrzej Grabowski musiał wejść w świat _______.</text:p>
          </table:table-cell>
          <table:table-cell table:style-name="ce2" office:value-type="string" calcext:value-type="string">
            <text:p>Kiłowe szaleństw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andka w ciemno była okropna dopóki nie odkryliśmy wspólnego zainteresowania _______.</text:p>
          </table:table-cell>
          <table:table-cell table:style-name="ce2" office:value-type="string" calcext:value-type="string">
            <text:p>Tysiąc kabanos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Łatwo jest cie kochać, ponieważ jesteś _______.</text:p>
          </table:table-cell>
          <table:table-cell table:style-name="ce2" office:value-type="string" calcext:value-type="string">
            <text:p>Przezwyciężenie swojego ojc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dana rozmowa kwalifikacyjna rozpoczyna się mocnym uściskiem dłoni, a kończy _______.</text:p>
          </table:table-cell>
          <table:table-cell table:style-name="ce2" office:value-type="string" calcext:value-type="string">
            <text:p>Statystycznie potwierdzone stereotyp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i temat wybrałeś na maturę? _______.</text:p>
          </table:table-cell>
          <table:table-cell table:style-name="ce2" office:value-type="string" calcext:value-type="string">
            <text:p>Rozdziewiczanie księżnicz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 biegiem czasu i przy odpowiednich środkach, _______ <text:s/>zmieni się w _______.</text:p>
          </table:table-cell>
          <table:table-cell table:style-name="ce2" office:value-type="string" calcext:value-type="string">
            <text:p>Czkaw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ędąc w szkole średniej nie mogłem się dopasować do otoczenia, dopóki nie znalazłem klubu _______.</text:p>
          </table:table-cell>
          <table:table-cell table:style-name="ce2" office:value-type="string" calcext:value-type="string">
            <text:p>Rządza seksualna Zeu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/>_______. Niesamowite w teorii, gorzej w praktyce.</text:p>
          </table:table-cell>
          <table:table-cell table:style-name="ce2" office:value-type="string" calcext:value-type="string">
            <text:p>Sieć kłamst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jestem taki jak wy. Jestem zbyt bogaty i zajęty _______.</text:p>
          </table:table-cell>
          <table:table-cell table:style-name="ce2" office:value-type="string" calcext:value-type="string">
            <text:p>Poniżanie seksual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/>_______ <text:s/>: Godziny zabawy. Łatwe w użyciu. Perfekcyjne dla _______.</text:p>
          </table:table-cell>
          <table:table-cell table:style-name="ce2" office:value-type="string" calcext:value-type="string">
            <text:p>Szla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ieniądze nie mogą kupić mi miłości, ale za to mogą mi kupić _______.</text:p>
          </table:table-cell>
          <table:table-cell table:style-name="ce2" office:value-type="string" calcext:value-type="string">
            <text:p>Namiętna latynowska kochan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sz problemy z _______ ? Wypróbuj _______ !</text:p>
          </table:table-cell>
          <table:table-cell table:style-name="ce2" office:value-type="string" calcext:value-type="string">
            <text:p>Genetycznie zaprojektowani super żołnier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e życie to błędne koło _______ <text:s/>oraz _______.</text:p>
          </table:table-cell>
          <table:table-cell table:style-name="ce2" office:value-type="string" calcext:value-type="string">
            <text:p>Gospodar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egoroczny najgorętszy album to " _______ " autorstwa _______.</text:p>
          </table:table-cell>
          <table:table-cell table:style-name="ce2" office:value-type="string" calcext:value-type="string">
            <text:p>Wzgardzona kobie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pewien, że jestem teraz na haju, bo jestem absolutnie zauroczony _______.</text:p>
          </table:table-cell>
          <table:table-cell table:style-name="ce2" office:value-type="string" calcext:value-type="string">
            <text:p>Zaciśnięte poślad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pomnij wszystko co wiedziałeś o _______ <text:s/>, ponieważ teraz połączyliśmy to z _______ !</text:p>
          </table:table-cell>
          <table:table-cell table:style-name="ce2" office:value-type="string" calcext:value-type="string">
            <text:p>Myśli samobójc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śli nie możesz sobie poradzić z _______ <text:s/>, lepiej trzymaj się z dala od _______.</text:p>
          </table:table-cell>
          <table:table-cell table:style-name="ce2" office:value-type="string" calcext:value-type="string">
            <text:p>Albański pastu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zamian za moją duszę, Diabeł obiecał mi _______ <text:s/>, ale wszystko, co dostałem to _______.</text:p>
          </table:table-cell>
          <table:table-cell table:style-name="ce2" office:value-type="string" calcext:value-type="string">
            <text:p>Bycie dinozaur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chanie, wymyśliłem nową scenkę do wypróbowana dziś wieczorem! Możesz być _______ <text:s/>, a ja będę _______.</text:p>
          </table:table-cell>
          <table:table-cell table:style-name="ce2" office:value-type="string" calcext:value-type="string">
            <text:p>Ryan Gosling wjeżdżający na białym koni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ałem się _______ <text:s/>, niszczycielem _______.</text:p>
          </table:table-cell>
          <table:table-cell table:style-name="ce2" office:value-type="string" calcext:value-type="string">
            <text:p>Podwójna penetra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/>_______ <text:s/>już nigdy nie będzie takie same po _______.</text:p>
          </table:table-cell>
          <table:table-cell table:style-name="ce2" office:value-type="string" calcext:value-type="string">
            <text:p>Mieszanie ra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siążka miesiąca to " _______ <text:s/>dla _______ <text:s/>: historia o nadziei".</text:p>
          </table:table-cell>
          <table:table-cell table:style-name="ce2" office:value-type="string" calcext:value-type="string">
            <text:p>Podstawowa ludzka przyzwoitość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łopy, jaki widziałem wczoraj szalony film! Zaczyna się _______ <text:s/>, potem jest trochę o _______ <text:s/>, a kończy się _______.</text:p>
          </table:table-cell>
          <table:table-cell table:style-name="ce2" office:value-type="string" calcext:value-type="string">
            <text:p>Potęg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gdy nie znaleźliśmy _______ <text:s/>, ale po drodze nauczyliśmy się wiele o _______.</text:p>
          </table:table-cell>
          <table:table-cell table:style-name="ce2" office:value-type="string" calcext:value-type="string">
            <text:p>Pas tatus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zadzieraj ze mną! W tym momencie jestem dosłownie _______.</text:p>
          </table:table-cell>
          <table:table-cell table:style-name="ce2" office:value-type="string" calcext:value-type="string">
            <text:p>Chyże osiąganie orgazm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czai się w nocy. To łaknie mięsa. Tego lata, nikt się nie schowa przed _______.</text:p>
          </table:table-cell>
          <table:table-cell table:style-name="ce2" office:value-type="string" calcext:value-type="string">
            <text:p>Armia szkiele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na przez całą noc lubi imprezować. Ja przez całą noc lubię _______.</text:p>
          </table:table-cell>
          <table:table-cell table:style-name="ce2" office:value-type="string" calcext:value-type="string">
            <text:p>Odmrożenie mos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łowieku, to jest gówno prawda. Pieprzyć _______.</text:p>
          </table:table-cell>
          <table:table-cell table:style-name="ce2" office:value-type="string" calcext:value-type="string">
            <text:p>Gówno prawd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ażdy krok w kierunku _______ <text:s/>przybliża mnie do _______.</text:p>
          </table:table-cell>
          <table:table-cell table:style-name="ce2" office:value-type="string" calcext:value-type="string">
            <text:p>Spocony, zdyszany dominator seksual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jest zabawne dopóki nie stanie się dziwne? _______.</text:p>
          </table:table-cell>
          <table:table-cell table:style-name="ce2" office:value-type="string" calcext:value-type="string">
            <text:p>Powstanie z grob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odzina 2:00 w mieście, które nigdy nie śpi. Drzwi otwierają się, wchodzi ona. Podchodzi do mnie. Coś w jej oczach mówi mi, że szuka _______.</text:p>
          </table:table-cell>
          <table:table-cell table:style-name="ce2" office:value-type="string" calcext:value-type="string">
            <text:p>Przerwa wakacyjna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rekompensuję mojego malutkiego penisa? _______.</text:p>
          </table:table-cell>
          <table:table-cell table:style-name="ce2" office:value-type="string" calcext:value-type="string">
            <text:p>Szukanie Wallieg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dzieliście kobietę z brodą! Widzieliście pierścień ognia! A teraz, panie i panowie, nacieszcie swoje oczy _______ !</text:p>
          </table:table-cell>
          <table:table-cell table:style-name="ce2" office:value-type="string" calcext:value-type="string">
            <text:p>Szmata nasączona eter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droższy Przywódco Kim Jong-un, nasza wieś chwali Twoją nieskończoną mądrość i pokornie ofiaruje _______.</text:p>
          </table:table-cell>
          <table:table-cell table:style-name="ce2" office:value-type="string" calcext:value-type="string">
            <text:p>Mężczyzna w spodniach do jogi z kucykiem i kolczykami z pió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początku był _______. Wtedy Bóg rzekł, "Niech się stanie _______.".</text:p>
          </table:table-cell>
          <table:table-cell table:style-name="ce2" office:value-type="string" calcext:value-type="string">
            <text:p>Jarosław Bober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y film Krzysztofa Zanussiego opowiada historię upośledzonego dziecka pogodzonego z _______.</text:p>
          </table:table-cell>
          <table:table-cell table:style-name="ce2" office:value-type="string" calcext:value-type="string">
            <text:p>Dzień, w którym ptaki zaatakował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racia, nasza siedziba została przejęta, a nasze dziwki wzięte do niewoli. Czas rozpocząć operację _______.</text:p>
          </table:table-cell>
          <table:table-cell table:style-name="ce2" office:value-type="string" calcext:value-type="string">
            <text:p>Dennis Rozrabia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jest rozkwit mojego życia. Jestem młoda, seksowna i pełna _______.</text:p>
          </table:table-cell>
          <table:table-cell table:style-name="ce2" office:value-type="string" calcext:value-type="string">
            <text:p>Odmładzająca Krzyśka Ibisza, szara, odżywcza pap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ykro mi proszę pana, ale nie zezwalamy _______ <text:s/>w naszym klubie.</text:p>
          </table:table-cell>
          <table:table-cell table:style-name="ce2" office:value-type="string" calcext:value-type="string">
            <text:p>Piñata pełna skorpion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ygoda. Romans. _______. Prosto ze studia filmowego KADR, " _______".</text:p>
          </table:table-cell>
          <table:table-cell table:style-name="ce2" office:value-type="string" calcext:value-type="string">
            <text:p>Ciało ludzk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nauczyłbym podwładnych dyscypliny gdybym był królem? _______.</text:p>
          </table:table-cell>
          <table:table-cell table:style-name="ce2" office:value-type="string" calcext:value-type="string">
            <text:p>Jeden, by wszystkimi rządzić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/>_______ <text:s/>przeminie, ale _______ <text:s/>przetrwa wiecznie.</text:p>
          </table:table-cell>
          <table:table-cell table:style-name="ce2" office:value-type="string" calcext:value-type="string">
            <text:p>Biczowanie nieposłusznego niewolni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pończycy opracowali mniejszą, bardziej wydajną wersję _______.</text:p>
          </table:table-cell>
          <table:table-cell table:style-name="ce2" office:value-type="string" calcext:value-type="string">
            <text:p>Ta cała kre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upa dnia: Krem z _______.</text:p>
          </table:table-cell>
          <table:table-cell table:style-name="ce2" office:value-type="string" calcext:value-type="string">
            <text:p>Loki, bóg szachraj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arnitur od Armaniego: 4,000 zł. Kolacja dla dwojga w TEJ restauracji: 1500 zł. Ten widok na jej twarzy kiedy zaskoczysz ją _______: bezcenne.</text:p>
          </table:table-cell>
          <table:table-cell table:style-name="ce2" office:value-type="string" calcext:value-type="string">
            <text:p>Pompowanie dziecka co dziewięć miesię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zapomnij! Od tego tygodnia Luźne Piątki zostaną zastąpione przez " _______ Piątki."</text:p>
          </table:table-cell>
          <table:table-cell table:style-name="ce2" office:value-type="string" calcext:value-type="string">
            <text:p>Zajebisty statek kosmic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ygotuj się na film tego lata! Jeden porządny glina. Drugiego interesuje <text:s/>tylko : _______.</text:p>
          </table:table-cell>
          <table:table-cell table:style-name="ce2" office:value-type="string" calcext:value-type="string">
            <text:p>Narzekanie jak mała dziw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gorszy dzień W ŻYCIU. # _______</text:p>
          </table:table-cell>
          <table:table-cell table:style-name="ce2" office:value-type="string" calcext:value-type="string">
            <text:p>Uduchowione wydanie "Dni, których nie znamy"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aczcie, śmiertelnicy! Jam jest bóg _______ i nie będę tolerował _______!</text:p>
          </table:table-cell>
          <table:table-cell table:style-name="ce2" office:value-type="string" calcext:value-type="string">
            <text:p>Kolacja z kartonowymi postaciami z "Przyjaciół"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mocy, doktorze, mam _______ w odbycie!</text:p>
          </table:table-cell>
          <table:table-cell table:style-name="ce2" office:value-type="string" calcext:value-type="string">
            <text:p>Języ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eść MTV! Mam na imię Izka, mieszkam w Warszawie, kręci mnie _______, i kocham się dobrze bawić.</text:p>
          </table:table-cell>
          <table:table-cell table:style-name="ce2" office:value-type="string" calcext:value-type="string">
            <text:p>Wyrwanie facetowi jąder i gałek ocznych a następnie włożenie jąder do oczodołów i gałek ocznych do mos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utaj Mietek z księgowości. Zauważyliśmy rachunek na 4000 zł <text:s/>za <text:s/>" _______." Możesz to wyjaśnić?</text:p>
          </table:table-cell>
          <table:table-cell table:style-name="ce2" office:value-type="string" calcext:value-type="string">
            <text:p>Magiczna chmurka miłości hipi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chcę się przechwalać, ale zwą mnie Adamem Małyszem _______.</text:p>
          </table:table-cell>
          <table:table-cell table:style-name="ce2" office:value-type="string" calcext:value-type="string">
            <text:p>Ciosy nunczaki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swoim liście pożegnalnym George Washington ostrzegł przed niebezpieczeństwem kryjącym się za _______.</text:p>
          </table:table-cell>
          <table:table-cell table:style-name="ce2" office:value-type="string" calcext:value-type="string">
            <text:p>Bycie niesaowitym w łóżk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nowym filmie akcji, Bogusław Linda musi walczyć z ninjami oraz _______.</text:p>
          </table:table-cell>
          <table:table-cell table:style-name="ce2" office:value-type="string" calcext:value-type="string">
            <text:p>Niesprawny diabelski młyn toczący się w stronę mor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acjent ma : _______. To zapewne wynik: _______.</text:p>
          </table:table-cell>
          <table:table-cell table:style-name="ce2" office:value-type="string" calcext:value-type="string">
            <text:p>Problemy intym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óż jeżeli _______ jest dobre dla _______, to jest i dobre dla mnie.</text:p>
          </table:table-cell>
          <table:table-cell table:style-name="ce2" office:value-type="string" calcext:value-type="string">
            <text:p>55-litrowa beczka lubrykan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masz do powiedzenia Janusz? To już trzeci raz kiedy jesteś u dyrektora za _______.</text:p>
          </table:table-cell>
          <table:table-cell table:style-name="ce2" office:value-type="string" calcext:value-type="string">
            <text:p>Zbliżający się korek ulic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ubiło mój wzwód?</text:p>
          </table:table-cell>
          <table:table-cell table:style-name="ce2" office:value-type="string" calcext:value-type="string">
            <text:p>Maksymalna penetra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powoduje niezręczną sytuację w saunie?</text:p>
          </table:table-cell>
          <table:table-cell table:style-name="ce2" office:value-type="string" calcext:value-type="string">
            <text:p>Kleks z śmieta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JEBIŚCIE! Uwielbiam _______!</text:p>
          </table:table-cell>
          <table:table-cell table:style-name="ce2" office:value-type="string" calcext:value-type="string">
            <text:p>Borys, radziecki Młot Miłoś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emu jestem taki spłukany?</text:p>
          </table:table-cell>
          <table:table-cell table:style-name="ce2" office:value-type="string" calcext:value-type="string">
            <text:p>Korporacj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woja stara jest taka gruba, że _______.</text:p>
          </table:table-cell>
          <table:table-cell table:style-name="ce2" office:value-type="string" calcext:value-type="string">
            <text:p>Noszenie ośmiornicy jako kapelus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idl wprowadził szaloną promocje na _______. Emeryci atakują!</text:p>
          </table:table-cell>
          <table:table-cell table:style-name="ce2" office:value-type="string" calcext:value-type="string">
            <text:p>Przemoc, przekleństwa i trochę eroty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upa ludzi uprawiających seks na łyżeczk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cjalny gość muzyczny, Maryla Rodowic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arny Power Rang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szcze jedna dawka morf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przyjaźnienie si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mierć z rąk Stevena Seagal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utny, gruby, nie mający przyjaciół smo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luton do produkcji broni atomow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lutkie su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ieć restauracji Magdy Gess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 chuj duż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korzystywanie bezdomnych ludzi do stworzenia ruchomych hotspot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yndrom pooboz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ochy dziad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wa płyta Com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tastrofalny uraz cewki moczow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panowanie nad niedźwiedziem grizzly i uczynienie go swoją żo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Łagodny auty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ucz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ększy, bardziej czarny kut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koholowy zespół płodo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dmiernie bujne i zapuszczone włos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wadron moli noszących okulary lotni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eszkanie w koszu na śmie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stni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e pierwsze zabójs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znacznie chujowszy równoległy wszechświ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ś naprawdę popierdolon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og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orączka disc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ymitywny seks jaki właśnie uprawiają twoi rodzi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chodzące z kibla gady, gryzące cie kiedy robisz kup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u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ograniczone zupy, sałatki, i palu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produkcja serialu "Wiedźmin" tylko i wyłącznie z aktorami-karł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dzenie wąsów Chucka Norrisa aby zdobyć jego umiejętn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ły Intern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zła dupa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ytra Baba z Radom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wiedzenie wszystki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ewny płacz podczas czytania Harlequ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ezentacja w PowerPoi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ścio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eganie nago po centrum handlowym, sikanie i sranie wszęd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opisana samotn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tające roboty, które zabijają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mobiczow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sób bycia białych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licjant, który jednocześnie jest ps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yszard Kalisz trzymający saksofon leżąc nago na niedźwiedziej skó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re Dzoncy, królewski przydup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e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robienie sobie ku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cena śmierci Mufas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muel L. Jacks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ak wspomagania reszty społeczeństwa w jakiś znaczący sposób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ęt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os wijących się ciał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zyscy moi przyjaciele umieraj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ntaniczny taniec Kong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aina czekola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cie kilku Tigerów pod rząd aby mieć energię na cały tydzień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prezentacja polskich polityków w piłce noż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ewczyny, które wiecznie smsuj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kakiwanie na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mieranie w samotności i ból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mknięcie ry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yganie w trakcie lodzi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pełnianie każdego otworu ciała budyniem karmelowy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postrzelonym, na seri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trospekcje wojenn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udane obrzez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trzaśnięcie penisa w pułapce na myszy z innym penis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ichanie, pierdzenie i dochodzenie w tym samym czas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arny 20-letni mężczyzna, ostatnio widziany w bluzie z kaptur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powanie odpowiednich spodni by być lubiany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ś w rodzaju człowieka-pta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smarowany olejkiem Rafał Maser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lgotna, wymagająca przepaść na jego twar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egunka rozpryskowa w gaci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siadanie strzelb zamiast nó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astanie kas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eje z innej plane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kładanie kanapki z dżemem i masłem orzechowym do magnetowid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ystematyczne niszczenie wszystkich ludzi, i ich sposobu życ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zyczenie jak wari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ój sługa, Czar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derzenie staruszki-rasis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robienie dobre kilku gościom w ciemnej alej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chwa będąca portalem do innego wymiar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powstrzymana fala ognistych mrów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skakująca ilość włos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zy miesiące w dziu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ist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kiś fagas z gitarą akustycz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łóczenie się, bicie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 uprawienie sek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ki słodki filmik z kotem, że twoje oczy potoczą się wzdłuż kręgosłupa i wyjdą z odbyt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wawy bą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epły, aksamitny seks pacyn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na wierzchu piz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chlanie lampy z law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mprezowi cyg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kojny i niegroźny rozwój Podkarpac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retna formuła ostatecznego zaspokojenia kobie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lefon zaufa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powiedzialne pi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p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dowity Amerykanin, który rozwiązuje zbrodnie przechodząc do świata duch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 przykład palenie ko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adnych ubrań, penis w pochw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 dupy do u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wie dawanie pieniędzy bezdomny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ój loch sek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r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pohamowana chęć uduszenia włóczęg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fry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arnoskóry wampi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czy szalone od opi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i Baba i czterdziestu rozbójni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palony goblin i jego wesoły pen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kiny z nog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emyślanie każdego zachowania żeby nie wyjść na homoseksualist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jednoznaczny sarka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szerowanie twarzy dziecka cukrem pudrem dopóki nie będzie mu się tu podobał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zy kolejne sekundy szczęśc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10 niesamowitych faktów o odby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uch taneczny, który jest po prostu pozycją seksual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zwarunkowe posłuszeńs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buchające gołęb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ędzyrasowy uścisk dło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ukierkowe szaleńs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całunek w us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kiś tam Azja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trzykiwanie metamfetaminy w jedno ramię i środka na uspokojenie w drug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dnie w kha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ciąganie koksu ze stojącej kuśki klau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łupia, pieprzona twarz mojego oj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zpieczne sło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 właściwe mutanty, czyli chore i bez żadnych supermo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e, wiele aborcj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lityczne grzęzawisko jakim jest Bliski Wschó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jmniejszy cień dowodu, że Bóg istnie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jwiększe przeboje Krzysztofa Krawczy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ój bezwartościowy sy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kończenie w końcu wszystkich góral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nda idiotów grająca w karty, zamiast integrować się jak normalni lud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matyczni naziści, którzy również są zwykłymi nazist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ipsterzy paleni w imię starożytnego niebiańskiego połączenia do gwiezdnej prądnicy w maszynerii no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wiństwa, z których robione są hamburgery z McDonal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ycu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ęski odby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żsamość płciowa, z którą można komunikować się tylko poprzez poezję więzien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zystkie samotne p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pres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padanie do kibl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o zrobiłby Jezu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miar mojego peni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ędzyrasowe małżeństw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kometa z Neptuna pogrążająca Ziemię w wiecznej seksualn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ń bez nó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wdziwa jaszczurka, która strzela krwią z ocz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ruchanie trupa z powrotem do życ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znadziejna ilość pają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k niesamowity jest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kkoatlety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owne szept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łyszczący kamień który jest dowodem mojej mił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rednio-mocny ból staw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skakiw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gandyjski wódz plemien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 szalona rzecz zwana miłości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czarowująca sałat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łna micha sałatki ziemniacza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let w jedną stronę do Sosnow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opalony egzoszkiel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wód żeby nie popełniać samobójst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użyna prawni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łkowicie nowy rodzaj porn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sób by zarobić 6000 zł bez wychodzenia z dom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łpy z AID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 wszystkie dekoracyjne podu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zapomniana studniów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dziewięciolatk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sparaliżowanym od ramion w dół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wielbionym jako jedyny, prawdziwy Bó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arnu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ciąganie dla wszystki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udny sex waginal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mienianie poglądów innych wykorzystując logikę i fak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imen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arta płatnicza Tatus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rze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powiednie zajęcie się jej sutk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Ejakulacja żywymi pszczołami, a pszczoły są wściekł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u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kminianie jak uprawiać seks z delfin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armowe lody, joł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NA Czyngis Cha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złapanym przez policję i wrzuconym do więzi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żarcie żywcem przez Magdę Gess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igantyczna sperma z kosmo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pyt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ycie martwym przez jakiś cz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wy chłopak mam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łupi penis mojego chłopa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a pierwsza miesiąc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pa naftowa!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ycory nie z tego świa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gda Gess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syjska super-gruźl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dzenie rzeczy z perspektywy Hitl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11.09.2001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jebiście dobra solów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śmiu gejowskich władców świata mo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uch Ojca Chrzestn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ak umiejętności zakładania poważnych związ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pływ cza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ała drużyna pływac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ygrys który zabił mojego oj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samowity świat grzyb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arna połowa Baracka Obam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iała połowa Baracka Obam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 dużo ko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cje dla wegetari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szenie okularów i brzmienie mąd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chodnie standardy pięk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wawa ścieżka z szablą przez LID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lacja wigilijna z mrożon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dejmowanie Mikołaja rakietą ziemia-powiet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nus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rzedawanie kupionych taniej rzeczy na Allegr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olerne hemoroi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ra kurw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ińskie porno baj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wne grana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ugie term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holerne promoc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nwen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t skurwi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użyna pierści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depnięcie klocka LEGO. Bosą stop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jle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og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iczenie całek na liczyd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4ch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och. I chuj.</text:p>
          </table:table-cell>
          <table:table-cell table:number-columns-repeated="62"/>
        </table:table-row>
        <table:table-row table:style-name="ro2" table:number-rows-repeated="624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 - ZESTAW #3 DODATKÓW" table:style-name="ta5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number-columns-repeated="24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________ i ________ - historia szczęśliwej miłości"</text:p>
          </table:table-cell>
          <table:table-cell table:style-name="ce2" office:value-type="string" calcext:value-type="string">
            <text:p>12-godzinne maratony na Netfliks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Charlie i Fabryka _______"</text:p>
          </table:table-cell>
          <table:table-cell table:style-name="ce2" office:value-type="string" calcext:value-type="string">
            <text:p>16-letnie matk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Mario, nasza księżniczka jest _______!"</text:p>
          </table:table-cell>
          <table:table-cell table:style-name="ce2" office:value-type="string" calcext:value-type="string">
            <text:p>20 złotych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Nie płacz Ewka, bo tu miejsca brak na Twe babskie ________"</text:p>
          </table:table-cell>
          <table:table-cell table:style-name="ce2" office:value-type="string" calcext:value-type="string">
            <text:p>20-lecie matur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boli tylko pierwszy raz.</text:p>
          </table:table-cell>
          <table:table-cell table:style-name="ce2" office:value-type="string" calcext:value-type="string">
            <text:p>3 kilogramy żelków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i _______ to najpiękniejsza historia miłosna w dziejach.</text:p>
          </table:table-cell>
          <table:table-cell table:style-name="ce2" office:value-type="string" calcext:value-type="string">
            <text:p>Alkohol na bazie płynu do mycia naczyń Ludwik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i samotność to niebezpieczna kombinacja.</text:p>
          </table:table-cell>
          <table:table-cell table:style-name="ce2" office:value-type="string" calcext:value-type="string">
            <text:p>Amerykańskie odludz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dokładnie tym, czego mogłeś się spodziewać na recitalu Nataszy Urbańskiej.</text:p>
          </table:table-cell>
          <table:table-cell table:style-name="ce2" office:value-type="string" calcext:value-type="string">
            <text:p>Analne męskie orgazm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największą atrakcją podczas spektaklu znanego magika.</text:p>
          </table:table-cell>
          <table:table-cell table:style-name="ce2" office:value-type="string" calcext:value-type="string">
            <text:p>Badanie prostaty, na które nie wyraziłeś zgod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powodem dla którego dziwnie pachnę.</text:p>
          </table:table-cell>
          <table:table-cell table:style-name="ce2" office:value-type="string" calcext:value-type="string">
            <text:p>Bardzo ładna prostat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w stanie zakończyć rasizm.</text:p>
          </table:table-cell>
          <table:table-cell table:style-name="ce2" office:value-type="string" calcext:value-type="string">
            <text:p>Bardzo zły kawał ser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mówi, że nie powinnam się afiszować z ________.</text:p>
          </table:table-cell>
          <table:table-cell table:style-name="ce2" office:value-type="string" calcext:value-type="string">
            <text:p>Batony Anny Lewandowskiej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najlepiej odpręża przed pracą.</text:p>
          </table:table-cell>
          <table:table-cell table:style-name="ce2" office:value-type="string" calcext:value-type="string">
            <text:p>Bekanie po wódc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rosną jak grzyby po deszczu.</text:p>
          </table:table-cell>
          <table:table-cell table:style-name="ce2" office:value-type="string" calcext:value-type="string">
            <text:p>Betonowe bucik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szuka żony.</text:p>
          </table:table-cell>
          <table:table-cell table:style-name="ce2" office:value-type="string" calcext:value-type="string">
            <text:p>Bezgłowa lalka Barb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to dobry wstęp do bukkake.</text:p>
          </table:table-cell>
          <table:table-cell table:style-name="ce2" office:value-type="string" calcext:value-type="string">
            <text:p>Biczowanie penisa, który się nie spisał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uwiódł publiczność swoją interpretacją ________.</text:p>
          </table:table-cell>
          <table:table-cell table:style-name="ce2" office:value-type="string" calcext:value-type="string">
            <text:p>Bigos z nutellą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, to jest pyszne!</text:p>
          </table:table-cell>
          <table:table-cell table:style-name="ce2" office:value-type="string" calcext:value-type="string">
            <text:p>Biustonosz z kokosów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. Bo lepiej zapobiegać niż leczyć.</text:p>
          </table:table-cell>
          <table:table-cell table:style-name="ce2" office:value-type="string" calcext:value-type="string">
            <text:p>Bolesny przerost prosta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? To żaden problem dla Kuby Wojewódzkiego.</text:p>
          </table:table-cell>
          <table:table-cell table:style-name="ce2" office:value-type="string" calcext:value-type="string">
            <text:p>Ból gardła zmęczonej prostytut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% dentystów poleca ________.</text:p>
          </table:table-cell>
          <table:table-cell table:style-name="ce2" office:value-type="string" calcext:value-type="string">
            <text:p>Ból zęb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gdyby tak Jezus zamienił wodę w <text:s/>______?</text:p>
          </table:table-cell>
          <table:table-cell table:style-name="ce2" office:value-type="string" calcext:value-type="string">
            <text:p>Brązowy cuki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teraz idziemy na _______.</text:p>
          </table:table-cell>
          <table:table-cell table:style-name="ce2" office:value-type="string" calcext:value-type="string">
            <text:p>Broda Mikołaja cała w sperm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teraz wszyscy _______ w górę!</text:p>
          </table:table-cell>
          <table:table-cell table:style-name="ce2" office:value-type="string" calcext:value-type="string">
            <text:p>Brudny wychod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merican Dream to ni mniej, ni więcej tylko _______.</text:p>
          </table:table-cell>
          <table:table-cell table:style-name="ce2" office:value-type="string" calcext:value-type="string">
            <text:p>Burza włosów łonowy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abcia do swojej receptury dodawała zawsze marchew, cebulę i _______.</text:p>
          </table:table-cell>
          <table:table-cell table:style-name="ce2" office:value-type="string" calcext:value-type="string">
            <text:p>Bus, który eksploduje jeśli zwolnisz do 80 kilometrów na godzinę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abcia od zawsze wierzyła, że ______ jest źródłem wszelkiego dobra.</text:p>
          </table:table-cell>
          <table:table-cell table:style-name="ce2" office:value-type="string" calcext:value-type="string">
            <text:p>Cesarskie cię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roń chemiczna odchodzi już do lamusa, teraz prawdziwym zagrożeniem jest _______.</text:p>
          </table:table-cell>
          <table:table-cell table:style-name="ce2" office:value-type="string" calcext:value-type="string">
            <text:p>Cheeseburger z bekon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um! I tak powstał _______.</text:p>
          </table:table-cell>
          <table:table-cell table:style-name="ce2" office:value-type="string" calcext:value-type="string">
            <text:p>Choroba filipińs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ycie prezydentem musi być łatwiejsze z _______.</text:p>
          </table:table-cell>
          <table:table-cell table:style-name="ce2" office:value-type="string" calcext:value-type="string">
            <text:p>Choroby psychicz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ryste, Twoje pierdy śmierdzą jak _______!</text:p>
          </table:table-cell>
          <table:table-cell table:style-name="ce2" office:value-type="string" calcext:value-type="string">
            <text:p>Chuj z tym i tak nie znajdę dziewczy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uck Norris dostał _______ z półobrotu.</text:p>
          </table:table-cell>
          <table:table-cell table:style-name="ce2" office:value-type="string" calcext:value-type="string">
            <text:p>Chujowa pani dom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jest najbardziej pedalskie?</text:p>
          </table:table-cell>
          <table:table-cell table:style-name="ce2" office:value-type="string" calcext:value-type="string">
            <text:p>Ciągłe spoźnianie si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na pierwszej randce jest najważniejsze?</text:p>
          </table:table-cell>
          <table:table-cell table:style-name="ce2" office:value-type="string" calcext:value-type="string">
            <text:p>Ciemna strona mo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sprawia, że jestem wilgotna na dole?</text:p>
          </table:table-cell>
          <table:table-cell table:style-name="ce2" office:value-type="string" calcext:value-type="string">
            <text:p>Cięcie toporem w poprzek poślad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asami pędzel to tylko _______.</text:p>
          </table:table-cell>
          <table:table-cell table:style-name="ce2" office:value-type="string" calcext:value-type="string">
            <text:p>Ciężka sztanga wykorzystana wcześniej seksual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asy się zmieniły. Jeśli chcesz zaistnieć, musisz mieć _______.</text:p>
          </table:table-cell>
          <table:table-cell table:style-name="ce2" office:value-type="string" calcext:value-type="string">
            <text:p>Coach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yny są lepsze niż _______.</text:p>
          </table:table-cell>
          <table:table-cell table:style-name="ce2" office:value-type="string" calcext:value-type="string">
            <text:p>Codziennie niskie ce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efinicja szaleństwa Alberta Einsteina przypomina _______.</text:p>
          </table:table-cell>
          <table:table-cell table:style-name="ce2" office:value-type="string" calcext:value-type="string">
            <text:p>Confetti z jeli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iabeł za mną duszę obiecał mi _______, a dostałem tylko _______.</text:p>
          </table:table-cell>
          <table:table-cell table:style-name="ce2" office:value-type="string" calcext:value-type="string">
            <text:p>Cwałująca, podniecona walkir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laczego mnie nie kochasz? Co on ma, czego ja nie mam?</text:p>
          </table:table-cell>
          <table:table-cell table:style-name="ce2" office:value-type="string" calcext:value-type="string">
            <text:p>Cysterna wód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wie rzeczy które byś zorganizował w polskim sejmie? _______ i _______.</text:p>
          </table:table-cell>
          <table:table-cell table:style-name="ce2" office:value-type="string" calcext:value-type="string">
            <text:p>Czarnobyl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adek nigdy się nam nie przyzna, że lubi ________.</text:p>
          </table:table-cell>
          <table:table-cell table:style-name="ce2" office:value-type="string" calcext:value-type="string">
            <text:p>Czterdziestu starych napalonych prawicz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ecko przed ukończeniem 12. miesiąca życia powinno unikać _______.</text:p>
          </table:table-cell>
          <table:table-cell table:style-name="ce2" office:value-type="string" calcext:value-type="string">
            <text:p>Czteropiętrowa kloa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ękuję Ci za pokazanie mi ________.</text:p>
          </table:table-cell>
          <table:table-cell table:style-name="ce2" office:value-type="string" calcext:value-type="string">
            <text:p>Ćwiczenie polegające na regularnym przerywaniu strumienia mocz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siaj będzie się działo! Spalimy _______.</text:p>
          </table:table-cell>
          <table:table-cell table:style-name="ce2" office:value-type="string" calcext:value-type="string">
            <text:p>Danuta Sten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wne echo na mojej klatce schodowej powoduje najprawdopodobniej _______.</text:p>
          </table:table-cell>
          <table:table-cell table:style-name="ce2" office:value-type="string" calcext:value-type="string">
            <text:p>Darmowa dostaw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 byłam na Broadwayu, obejrzałam "_______ na dachu".</text:p>
          </table:table-cell>
          <table:table-cell table:style-name="ce2" office:value-type="string" calcext:value-type="string">
            <text:p>Darmowe aborcj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 nie ma _______ w domu, to jesteśmy ________.</text:p>
          </table:table-cell>
          <table:table-cell table:style-name="ce2" office:value-type="string" calcext:value-type="string">
            <text:p>Depilowanie moszny kwasem siarkowy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 nie ma _______ w domu, to jesteśmy niegrzeczni.</text:p>
          </table:table-cell>
          <table:table-cell table:style-name="ce2" office:value-type="string" calcext:value-type="string">
            <text:p>Diament wielkości Jowis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m mógł być kim chcę, byłbym _______.</text:p>
          </table:table-cell>
          <table:table-cell table:style-name="ce2" office:value-type="string" calcext:value-type="string">
            <text:p>Dieta kokainow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lobalne ocieplenie doprowadzi do _______ w całej Europie.</text:p>
          </table:table-cell>
          <table:table-cell table:style-name="ce2" office:value-type="string" calcext:value-type="string">
            <text:p>DJ notorycznie grający Wha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orge Bush powiedział kiedyś: _______ , a tłum wiwatował przez godzinę.</text:p>
          </table:table-cell>
          <table:table-cell table:style-name="ce2" office:value-type="string" calcext:value-type="string">
            <text:p>Dłoń Janusza Korwina-Mikk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alf Life 3 pojawi się kiedy Gaben pogodzi się z _______.</text:p>
          </table:table-cell>
          <table:table-cell table:style-name="ce2" office:value-type="string" calcext:value-type="string">
            <text:p>Do bólu nudna impreza dla wega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 jestem Batman, a Ty jesteś _______.</text:p>
          </table:table-cell>
          <table:table-cell table:style-name="ce2" office:value-type="string" calcext:value-type="string">
            <text:p>Dobry pies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 nie wybrałem ________, to ono wybrało mnie.</text:p>
          </table:table-cell>
          <table:table-cell table:style-name="ce2" office:value-type="string" calcext:value-type="string">
            <text:p>Dom starców dla nudys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. Uwielbiam ją. Ona tu jest. I tańczy dla _______.</text:p>
          </table:table-cell>
          <table:table-cell table:style-name="ce2" office:value-type="string" calcext:value-type="string">
            <text:p>Domowa wiag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ą pokutę dostanę od księdza?</text:p>
          </table:table-cell>
          <table:table-cell table:style-name="ce2" office:value-type="string" calcext:value-type="string">
            <text:p>Dorastanie w ciemności będąc przywiązanym do wentylato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iego delikatnego określenia użyłbyś na seks, jeśli rozmawiałbyś o nim z rodzicami?</text:p>
          </table:table-cell>
          <table:table-cell table:style-name="ce2" office:value-type="string" calcext:value-type="string">
            <text:p>Dorastanie w toksycznym środowisk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n Rokita zapomniał, że nie należy mówić o _______ gdy jest zwrócony do Ciebie tyłem.</text:p>
          </table:table-cell>
          <table:table-cell table:style-name="ce2" office:value-type="string" calcext:value-type="string">
            <text:p>Dorodna ła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bać _______.</text:p>
          </table:table-cell>
          <table:table-cell table:style-name="ce2" office:value-type="string" calcext:value-type="string">
            <text:p>Drewniane radzieckie zabaw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_______ i jestem z tego dumny!</text:p>
          </table:table-cell>
          <table:table-cell table:style-name="ce2" office:value-type="string" calcext:value-type="string">
            <text:p>Duch Marlona Brand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po prostu _______ i możesz mi skoczyć.</text:p>
          </table:table-cell>
          <table:table-cell table:style-name="ce2" office:value-type="string" calcext:value-type="string">
            <text:p>Duszenie seksem oralny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religijny, wierzę w _______.</text:p>
          </table:table-cell>
          <table:table-cell table:style-name="ce2" office:value-type="string" calcext:value-type="string">
            <text:p>Dużo pieniędz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taki bogaty dzięki inwestycjom w _______.</text:p>
          </table:table-cell>
          <table:table-cell table:style-name="ce2" office:value-type="string" calcext:value-type="string">
            <text:p>Dwanaście wściekłych małp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Tobą w przyszłości! Musisz przestać _______!</text:p>
          </table:table-cell>
          <table:table-cell table:style-name="ce2" office:value-type="string" calcext:value-type="string">
            <text:p>Dwie ślepe dziw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ś _______, mówię Ci. Zawsze nią byłaś, skończ już wreszcie śnić. </text:p>
          </table:table-cell>
          <table:table-cell table:style-name="ce2" office:value-type="string" calcext:value-type="string">
            <text:p>Dwudobowa penetra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śli zostanę prezydentem, najważniejszy będzie dla mnie _______.</text:p>
          </table:table-cell>
          <table:table-cell table:style-name="ce2" office:value-type="string" calcext:value-type="string">
            <text:p>dwumetrowa warstwa szpachli na ryj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ózek! Nie daruję Ci tej _______!</text:p>
          </table:table-cell>
          <table:table-cell table:style-name="ce2" office:value-type="string" calcext:value-type="string">
            <text:p>Dyktator z kraju Trzeciego Świa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byłem mały balem się że pod łóżkiem znajdę _______.</text:p>
          </table:table-cell>
          <table:table-cell table:style-name="ce2" office:value-type="string" calcext:value-type="string">
            <text:p>Dysk twardy pełen pornol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mam problemy z erekcją sięgam po _______.</text:p>
          </table:table-cell>
          <table:table-cell table:style-name="ce2" office:value-type="string" calcext:value-type="string">
            <text:p>Dziadek pragnący jeszcze czegoś od życ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Paweł się upije, bardzo przypomina _______.</text:p>
          </table:table-cell>
          <table:table-cell table:style-name="ce2" office:value-type="string" calcext:value-type="string">
            <text:p>Dzień dziecka na Ukrai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popsuła mi się spłuczka w kiblu, jedynym ratunkiem okazało się być _______.</text:p>
          </table:table-cell>
          <table:table-cell table:style-name="ce2" office:value-type="string" calcext:value-type="string">
            <text:p>Dziw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się przy niej rozebrałem, powiedziała że mój widok przypomina jej _______.</text:p>
          </table:table-cell>
          <table:table-cell table:style-name="ce2" office:value-type="string" calcext:value-type="string">
            <text:p>Dżin wyskakujący ze zużytej pieluch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usłyszałem o _______ , to przed oczami stanął mi Twój stary.</text:p>
          </table:table-cell>
          <table:table-cell table:style-name="ce2" office:value-type="string" calcext:value-type="string">
            <text:p>Faceboo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życie da mi _______ , to sięgam po _______ i od razu jest lepiej.</text:p>
          </table:table-cell>
          <table:table-cell table:style-name="ce2" office:value-type="string" calcext:value-type="string">
            <text:p>Fake new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m jesteś? Jesteś _______.</text:p>
          </table:table-cell>
          <table:table-cell table:style-name="ce2" office:value-type="string" calcext:value-type="string">
            <text:p>Farfocle z pęp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lasyczny dowcip: jeśli ktoś śpi, umieść jego rękę w _______.</text:p>
          </table:table-cell>
          <table:table-cell table:style-name="ce2" office:value-type="string" calcext:value-type="string">
            <text:p>Feministka z poczuciem humor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media to połączenie tragedii z _______.</text:p>
          </table:table-cell>
          <table:table-cell table:style-name="ce2" office:value-type="string" calcext:value-type="string">
            <text:p>Film o depilacji rejonów intymny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reański przywódca ma kolekcje obrazów przedstawiającą _______.</text:p>
          </table:table-cell>
          <table:table-cell table:style-name="ce2" office:value-type="string" calcext:value-type="string">
            <text:p>Fosz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remy Dr Eris są zdecydowanie lepsze niż _______.</text:p>
          </table:table-cell>
          <table:table-cell table:style-name="ce2" office:value-type="string" calcext:value-type="string">
            <text:p>Fryzura, o której już nigdy nie zapomnis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ekarz mówi, że _______ może powodować rozwolnienie.</text:p>
          </table:table-cell>
          <table:table-cell table:style-name="ce2" office:value-type="string" calcext:value-type="string">
            <text:p>Gazrur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udzie pierwotni zabijali czas przy pomocy _______.</text:p>
          </table:table-cell>
          <table:table-cell table:style-name="ce2" office:value-type="string" calcext:value-type="string">
            <text:p>Gąb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udzie ustawiają się w gigantycznych kolejkach po _______.</text:p>
          </table:table-cell>
          <table:table-cell table:style-name="ce2" office:value-type="string" calcext:value-type="string">
            <text:p>Ginekolog seksoholi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Ło kurwa, to Twoja Stara czy _______?</text:p>
          </table:table-cell>
          <table:table-cell table:style-name="ce2" office:value-type="string" calcext:value-type="string">
            <text:p>Ginekolog, który odbywał praktykę w domu starc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a powiedziała, że życie jest jak ________.</text:p>
          </table:table-cell>
          <table:table-cell table:style-name="ce2" office:value-type="string" calcext:value-type="string">
            <text:p>Godziny szczy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y piękny słoneczny dzień, co mogłoby pójść nie tak? _______.</text:p>
          </table:table-cell>
          <table:table-cell table:style-name="ce2" office:value-type="string" calcext:value-type="string">
            <text:p>Golenie jajek widelc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derator wreszcie zbanował kolesia, który udawał _______.</text:p>
          </table:table-cell>
          <table:table-cell table:style-name="ce2" office:value-type="string" calcext:value-type="string">
            <text:p>Gołąb, który sra tylko na mknące autostradą samochod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a nauczycielka z podstawówki uwielbiała _______ , ale co za dużo, to nie zdrowo.</text:p>
          </table:table-cell>
          <table:table-cell table:style-name="ce2" office:value-type="string" calcext:value-type="string">
            <text:p>Goły ta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a żona uwielbia _______ , a wiem, że Twoja woli _______.</text:p>
          </table:table-cell>
          <table:table-cell table:style-name="ce2" office:value-type="string" calcext:value-type="string">
            <text:p>Gordon Ramsay w lateksowym wdziank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e dzieciństwo ukształtował ________.</text:p>
          </table:table-cell>
          <table:table-cell table:style-name="ce2" office:value-type="string" calcext:value-type="string">
            <text:p>Gówn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że jestem martwy, ale przynajmniej pochowają mnie ze wspomnieniem _______.</text:p>
          </table:table-cell>
          <table:table-cell table:style-name="ce2" office:value-type="string" calcext:value-type="string">
            <text:p>Gra na padzie w Counter Strik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żna teraz bezpiecznie wyłączyć _______.</text:p>
          </table:table-cell>
          <table:table-cell table:style-name="ce2" office:value-type="string" calcext:value-type="string">
            <text:p>Gramatyczny nazis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j kuzyn z Ameryki uważa, że jestem bardzo biedny i przysłał mi _______.</text:p>
          </table:table-cell>
          <table:table-cell table:style-name="ce2" office:value-type="string" calcext:value-type="string">
            <text:p>Granie na ukulel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j ostatni cosplay zbudowałem na bazie _______.</text:p>
          </table:table-cell>
          <table:table-cell table:style-name="ce2" office:value-type="string" calcext:value-type="string">
            <text:p>Grotto dziesięć razy pod rzą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j szef to kretyn. Myśli, że _______ i _______ to to samo.</text:p>
          </table:table-cell>
          <table:table-cell table:style-name="ce2" office:value-type="string" calcext:value-type="string">
            <text:p>Grupowe hailowa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j tata wyszedł z kryzysu wieku średniego dzięki _______.</text:p>
          </table:table-cell>
          <table:table-cell table:style-name="ce2" office:value-type="string" calcext:value-type="string">
            <text:p>Grupowe przytulanie w klinice A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usiałem w młodości ciężko pracować, żeby osiągnąć _______.</text:p>
          </table:table-cell>
          <table:table-cell table:style-name="ce2" office:value-type="string" calcext:value-type="string">
            <text:p>Grzechotnik który trafił w przyrodze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uzułmanom obiecano niebo i 72 _________.</text:p>
          </table:table-cell>
          <table:table-cell table:style-name="ce2" office:value-type="string" calcext:value-type="string">
            <text:p>Grzybek Papy Smerf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imprezę mamy musimy zorganizować _______ i _______.</text:p>
          </table:table-cell>
          <table:table-cell table:style-name="ce2" office:value-type="string" calcext:value-type="string">
            <text:p>Gustowna kartka urodzinow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moim ulubionym zdjęciu stoję z _______.</text:p>
          </table:table-cell>
          <table:table-cell table:style-name="ce2" office:value-type="string" calcext:value-type="string">
            <text:p>Gwałt podczas narkoz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ostatnie swingers party przyniosłam _______.</text:p>
          </table:table-cell>
          <table:table-cell table:style-name="ce2" office:value-type="string" calcext:value-type="string">
            <text:p>Historia mojej przeglądar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posła najbardziej nadaje się człowiek który uwielbia _______ w trakcie wyborczego konwentu.</text:p>
          </table:table-cell>
          <table:table-cell table:style-name="ce2" office:value-type="string" calcext:value-type="string">
            <text:p>Homoseksualne wyznania braci Mrocz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grodą kolejnej edycji Tańca z Gwiazdami będzie _______.</text:p>
          </table:table-cell>
          <table:table-cell table:style-name="ce2" office:value-type="string" calcext:value-type="string">
            <text:p>Hospicju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grodą za drugie miejsce na olimpiadzie specjalnej jest _______.</text:p>
          </table:table-cell>
          <table:table-cell table:style-name="ce2" office:value-type="string" calcext:value-type="string">
            <text:p>Instruktor jogi chory na narkolepsj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bardziej przydatnym narzędziem podczas zamieszek jest _______.</text:p>
          </table:table-cell>
          <table:table-cell table:style-name="ce2" office:value-type="string" calcext:value-type="string">
            <text:p>Intelektualne przemyślenia Trybso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ebałem się jak dzik, obudziłem się rano cały w _______.</text:p>
          </table:table-cell>
          <table:table-cell table:style-name="ce2" office:value-type="string" calcext:value-type="string">
            <text:p>Intymny tatuaż Natalii Siwiec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gorsze co mnie spotkało w _______ , to _______.</text:p>
          </table:table-cell>
          <table:table-cell table:style-name="ce2" office:value-type="string" calcext:value-type="string">
            <text:p>Iron Ma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lepsze co mogę robić w mojej pracy to _______.</text:p>
          </table:table-cell>
          <table:table-cell table:style-name="ce2" office:value-type="string" calcext:value-type="string">
            <text:p>Jadwiga, ta dziwka jeba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lepszym prezentem dla głuchego, ślepego dziecka z zespołem Downa jest _______.</text:p>
          </table:table-cell>
          <table:table-cell table:style-name="ce2" office:value-type="string" calcext:value-type="string">
            <text:p>Jaj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modniejsza ostatnio dieta, to _______.</text:p>
          </table:table-cell>
          <table:table-cell table:style-name="ce2" office:value-type="string" calcext:value-type="string">
            <text:p>Janosi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nowsza gra Electronic Arts przedstawia _______ , a DLC wzbogaci przygodę o _______.</text:p>
          </table:table-cell>
          <table:table-cell table:style-name="ce2" office:value-type="string" calcext:value-type="string">
            <text:p>Jazda zdezelowanym pociągi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pikantniejszym sekretem z pamiętnika mojej siostry jest ________.</text:p>
          </table:table-cell>
          <table:table-cell table:style-name="ce2" office:value-type="string" calcext:value-type="string">
            <text:p>Jaz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popularniejszym zajęciem w seminarium zawsze będzie testowanie _______.</text:p>
          </table:table-cell>
          <table:table-cell table:style-name="ce2" office:value-type="string" calcext:value-type="string">
            <text:p>Jebana przygod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ważniejszym osiągnięciem polskiego rządu było _______.</text:p>
          </table:table-cell>
          <table:table-cell table:style-name="ce2" office:value-type="string" calcext:value-type="string">
            <text:p>Jednorożec z monobrwi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reszcie _______ czekałem na to!</text:p>
          </table:table-cell>
          <table:table-cell table:style-name="ce2" office:value-type="string" calcext:value-type="string">
            <text:p>Język cze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reszcie rozumiem połączenie między _______ i _______.</text:p>
          </table:table-cell>
          <table:table-cell table:style-name="ce2" office:value-type="string" calcext:value-type="string">
            <text:p>Joanna Senyszy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mogę uwierzyć, że za młodu zjadłem _______.</text:p>
          </table:table-cell>
          <table:table-cell table:style-name="ce2" office:value-type="string" calcext:value-type="string">
            <text:p>Jogurt, który krzyczy gdy go jes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udało mi się znaleźć gumki, więc musiałem użyć ________.</text:p>
          </table:table-cell>
          <table:table-cell table:style-name="ce2" office:value-type="string" calcext:value-type="string">
            <text:p>John Travol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usunąłem historii przeglądarki. Zgadnijcie, co tam było.</text:p>
          </table:table-cell>
          <table:table-cell table:style-name="ce2" office:value-type="string" calcext:value-type="string">
            <text:p>Kabel od prodiż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wierzyłem w plotki o _______, ale potem zobaczyłem filmiki.</text:p>
          </table:table-cell>
          <table:table-cell table:style-name="ce2" office:value-type="string" calcext:value-type="string">
            <text:p>Kac Vega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ch mu _________ nigdy nie zagaśnie.</text:p>
          </table:table-cell>
          <table:table-cell table:style-name="ce2" office:value-type="string" calcext:value-type="string">
            <text:p>Kacper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nawidzę tej pracy i tego miejsca. A już najbardziej nienawidzę _______. Odchodzę.</text:p>
          </table:table-cell>
          <table:table-cell table:style-name="ce2" office:value-type="string" calcext:value-type="string">
            <text:p>Kaganek oświa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gdy nie każcie mi wybierać między _______ a _______.</text:p>
          </table:table-cell>
          <table:table-cell table:style-name="ce2" office:value-type="string" calcext:value-type="string">
            <text:p>Kamyk w bu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e perfumy od Diora inspirowane są ________.</text:p>
          </table:table-cell>
          <table:table-cell table:style-name="ce2" office:value-type="string" calcext:value-type="string">
            <text:p>Kanapka z Cheetosa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ość! Oto _______ Barbie!</text:p>
          </table:table-cell>
          <table:table-cell table:style-name="ce2" office:value-type="string" calcext:value-type="string">
            <text:p>Kara cielesna w pierwszej klas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 Boże! _______ pomylił mi się z _______!</text:p>
          </table:table-cell>
          <table:table-cell table:style-name="ce2" office:value-type="string" calcext:value-type="string">
            <text:p>Karabin M16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 mój Boże znalazłem _______ w _______!</text:p>
          </table:table-cell>
          <table:table-cell table:style-name="ce2" office:value-type="string" calcext:value-type="string">
            <text:p>Karłowaty straża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d czasu _______ , potwornie męczą mnie wyrzuty sumienia.</text:p>
          </table:table-cell>
          <table:table-cell table:style-name="ce2" office:value-type="string" calcext:value-type="string">
            <text:p>Karzeł gwałciciel z penisem dłuższym od nog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d przyszłego roku na wyposażeniu aut konieczne będzie _______.</text:p>
          </table:table-cell>
          <table:table-cell table:style-name="ce2" office:value-type="string" calcext:value-type="string">
            <text:p>Kasła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pisz swój pierwszy seks.</text:p>
          </table:table-cell>
          <table:table-cell table:style-name="ce2" office:value-type="string" calcext:value-type="string">
            <text:p>Kastracja zardzewiałym imadł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statniego dnia Bóg stworzył _______. I wiedział, że to było dobre.</text:p>
          </table:table-cell>
          <table:table-cell table:style-name="ce2" office:value-type="string" calcext:value-type="string">
            <text:p>Katolicki ksiąd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arada Miłości bardzo przypomina _______.</text:p>
          </table:table-cell>
          <table:table-cell table:style-name="ce2" office:value-type="string" calcext:value-type="string">
            <text:p>Klient mający dosłownie milion pytań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iętą achillesową Azjaty jest _______.</text:p>
          </table:table-cell>
          <table:table-cell table:style-name="ce2" office:value-type="string" calcext:value-type="string">
            <text:p>Kobieca erekcj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pracy w ciucholandzie dowiedziałam się, że klient ma zawsze _______.</text:p>
          </table:table-cell>
          <table:table-cell table:style-name="ce2" office:value-type="string" calcext:value-type="string">
            <text:p>Kochający tost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oglądania polskiej telewizji, obowiązkowe jest _______.</text:p>
          </table:table-cell>
          <table:table-cell table:style-name="ce2" office:value-type="string" calcext:value-type="string">
            <text:p>Kolczyki w kształcie cyc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ostatnich wyborów wydarzył się przykry incydent z udziałem przewodniczącego komisji wyborczej i _______.</text:p>
          </table:table-cell>
          <table:table-cell table:style-name="ce2" office:value-type="string" calcext:value-type="string">
            <text:p>Kolekcja zdjęć afrykańskich dzie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ostatniej podróży Martyna Wojciechowska odkryła _______.</text:p>
          </table:table-cell>
          <table:table-cell table:style-name="ce2" office:value-type="string" calcext:value-type="string">
            <text:p>Komiczna niepełnosprawność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wycieczki szkolnej doszło do _______. Jeszcze nigdy nie mieliśmy tylu zadowolonych uczniów.</text:p>
          </table:table-cell>
          <table:table-cell table:style-name="ce2" office:value-type="string" calcext:value-type="string">
            <text:p>Komik, który przestał być śmieszny zaraz po wejściu na scen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lski prezydent <text:s/>odnalazł w swojej toalecie _______.</text:p>
          </table:table-cell>
          <table:table-cell table:style-name="ce2" office:value-type="string" calcext:value-type="string">
            <text:p>Komnata wykastrowanego król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mocy, doktorze! Nadziałam się odbytem na _______!</text:p>
          </table:table-cell>
          <table:table-cell table:style-name="ce2" office:value-type="string" calcext:value-type="string">
            <text:p>Konwent pełen wyuzdanych zakonnic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noć _______ wzmaga laktację.</text:p>
          </table:table-cell>
          <table:table-cell table:style-name="ce2" office:value-type="string" calcext:value-type="string">
            <text:p>Końcówka na wierzch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trzebowałem tylko drobnej korekty uzębienia, ale zamiast aparatu dentysta zaproponował _______.</text:p>
          </table:table-cell>
          <table:table-cell table:style-name="ce2" office:value-type="string" calcext:value-type="string">
            <text:p>Koperta ze zdjęciami Twojej żo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wstał spin-off "Gry o Tron". Nazywa się "Gra o _______."</text:p>
          </table:table-cell>
          <table:table-cell table:style-name="ce2" office:value-type="string" calcext:value-type="string">
            <text:p>Kopniak w jelit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awdziwym przyjacielem jest _______.</text:p>
          </table:table-cell>
          <table:table-cell table:style-name="ce2" office:value-type="string" calcext:value-type="string">
            <text:p>Kosmiczny Mec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nikliwość polskiego polityka można porównać do _______.</text:p>
          </table:table-cell>
          <table:table-cell table:style-name="ce2" office:value-type="string" calcext:value-type="string">
            <text:p>Kostium księżniczki Disney'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z ten wypadek z _______ , Perfekcyjna Pani Domu nigdy więcej nie zostanie wpuszczona do Narnii.</text:p>
          </table:table-cell>
          <table:table-cell table:style-name="ce2" office:value-type="string" calcext:value-type="string">
            <text:p>Koszmar z ulicy Wiąz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yszłoroczne flagowe smartfony nie mogą obyć się bez ______.</text:p>
          </table:table-cell>
          <table:table-cell table:style-name="ce2" office:value-type="string" calcext:value-type="string">
            <text:p>Koszmarnie brzydkie córki sułta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ano pogodnie, później szansa na _______.</text:p>
          </table:table-cell>
          <table:table-cell table:style-name="ce2" office:value-type="string" calcext:value-type="string">
            <text:p>Krakowski obwarzanek na penis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óże - 15 zł. Restauracja - 100 zł. _______ - bezcenne.</text:p>
          </table:table-cell>
          <table:table-cell table:style-name="ce2" office:value-type="string" calcext:value-type="string">
            <text:p>Krasnal, który się od Ciebie nie odczepi, póki nie porównacie sobie penis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ąsiad spod szóstki uwielbia _______ , kiedy patrzy na niego _______.</text:p>
          </table:table-cell>
          <table:table-cell table:style-name="ce2" office:value-type="string" calcext:value-type="string">
            <text:p>Krew noworod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erio, nie ma nic zabawnego w _______.</text:p>
          </table:table-cell>
          <table:table-cell table:style-name="ce2" office:value-type="string" calcext:value-type="string">
            <text:p>Krwawienie z odby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łyszałem, że Twoja córka spała z _______.</text:p>
          </table:table-cell>
          <table:table-cell table:style-name="ce2" office:value-type="string" calcext:value-type="string">
            <text:p>Krzywa graba, która straszy po noca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łyszysz? To goni Cię _______.</text:p>
          </table:table-cell>
          <table:table-cell table:style-name="ce2" office:value-type="string" calcext:value-type="string">
            <text:p>Księżyc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ewardesa podczas lotu zauważyła na skrzydle <text:s/>_______.</text:p>
          </table:table-cell>
          <table:table-cell table:style-name="ce2" office:value-type="string" calcext:value-type="string">
            <text:p>Kuba Wojewódzki podczas orgazm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owarzyszenie łyżwiarzy figurowych zaapelowało o zapas _______ podczas najbliższej olimpiady.</text:p>
          </table:table-cell>
          <table:table-cell table:style-name="ce2" office:value-type="string" calcext:value-type="string">
            <text:p>Kukiełka Renaty Beger jako pachnidło w samochodz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ynku, ja i mama musimy się rozstać ze względu na _______.</text:p>
          </table:table-cell>
          <table:table-cell table:style-name="ce2" office:value-type="string" calcext:value-type="string">
            <text:p>Kule od kręgli zamiast jąd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ego lata wszystkim zagraża _______.</text:p>
          </table:table-cell>
          <table:table-cell table:style-name="ce2" office:value-type="string" calcext:value-type="string">
            <text:p>Kurczak smażony na starym olej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egoroczna nagroda Nobla z _______ wędruje do _______.</text:p>
          </table:table-cell>
          <table:table-cell table:style-name="ce2" office:value-type="string" calcext:value-type="string">
            <text:p>Kutaski przytula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en smok nie był zły. On tylko chciał _______.</text:p>
          </table:table-cell>
          <table:table-cell table:style-name="ce2" office:value-type="string" calcext:value-type="string">
            <text:p>Kwadratowa masak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en weekend będzie pełen _______.</text:p>
          </table:table-cell>
          <table:table-cell table:style-name="ce2" office:value-type="string" calcext:value-type="string">
            <text:p>Kwej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ciasto jest takie pyszne, bo dodałam tam _______.</text:p>
          </table:table-cell>
          <table:table-cell table:style-name="ce2" office:value-type="string" calcext:value-type="string">
            <text:p>Legia Warszaw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masz Karolak na castingu do rodzinki.pl musiał odegrać scenę z _______.</text:p>
          </table:table-cell>
          <table:table-cell table:style-name="ce2" office:value-type="string" calcext:value-type="string">
            <text:p>Leki na potencję Bogusława Lind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ylko _______ potrafi podniecić biskupa.</text:p>
          </table:table-cell>
          <table:table-cell table:style-name="ce2" office:value-type="string" calcext:value-type="string">
            <text:p>Licencja na WinRAR-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chodźcy powinni mieć prawo do _______.</text:p>
          </table:table-cell>
          <table:table-cell table:style-name="ce2" office:value-type="string" calcext:value-type="string">
            <text:p>Lizanie dzwon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marł _______, niech żyje _______.</text:p>
          </table:table-cell>
          <table:table-cell table:style-name="ce2" office:value-type="string" calcext:value-type="string">
            <text:p>Lodówka pełna jogur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spokajają mnie myśli o _______.</text:p>
          </table:table-cell>
          <table:table-cell table:style-name="ce2" office:value-type="string" calcext:value-type="string">
            <text:p>Lodówka pełna organów z czarnego rynk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waga, _______!</text:p>
          </table:table-cell>
          <table:table-cell table:style-name="ce2" office:value-type="string" calcext:value-type="string">
            <text:p>Lord Voldemor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Cosmo przeczytałam, że faceci są w łóżku najlepsi w ________.</text:p>
          </table:table-cell>
          <table:table-cell table:style-name="ce2" office:value-type="string" calcext:value-type="string">
            <text:p>Luksusowa prostytutka z Portoryk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dzisiejszych Rozmowach w toku: _______ nie może sobie poradzić z _______.</text:p>
          </table:table-cell>
          <table:table-cell table:style-name="ce2" office:value-type="string" calcext:value-type="string">
            <text:p>Madon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końcu jest kurier, który dostarcza _______ prosto do Twoich drzwi!</text:p>
          </table:table-cell>
          <table:table-cell table:style-name="ce2" office:value-type="string" calcext:value-type="string">
            <text:p>Mała dziewczynka z noż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lato 1998 zrozumiałem, czym naprawdę jest _______.</text:p>
          </table:table-cell>
          <table:table-cell table:style-name="ce2" office:value-type="string" calcext:value-type="string">
            <text:p>Mały, mięciutki tyłecz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następnym wyścigu, udział biorą _______ i _______.</text:p>
          </table:table-cell>
          <table:table-cell table:style-name="ce2" office:value-type="string" calcext:value-type="string">
            <text:p>Mandary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ostatnim Playboyu nagość zastąpiona została przez _______.</text:p>
          </table:table-cell>
          <table:table-cell table:style-name="ce2" office:value-type="string" calcext:value-type="string">
            <text:p>Marginalizacja brzydkich ludz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perfekcyjnym domu znajdziesz _______.</text:p>
          </table:table-cell>
          <table:table-cell table:style-name="ce2" office:value-type="string" calcext:value-type="string">
            <text:p>Mastektom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szkołach powinni uczyć ________.</text:p>
          </table:table-cell>
          <table:table-cell table:style-name="ce2" office:value-type="string" calcext:value-type="string">
            <text:p>Masturbacja starą rurą odkurzac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Testamencie ostrzegłem wszystkich przed _______.</text:p>
          </table:table-cell>
          <table:table-cell table:style-name="ce2" office:value-type="string" calcext:value-type="string">
            <text:p>Menopau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wyborach głosuję na _______.</text:p>
          </table:table-cell>
          <table:table-cell table:style-name="ce2" office:value-type="string" calcext:value-type="string">
            <text:p>Metrowa brod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arto posłuchać o _______ z punktu widzenia feministek.</text:p>
          </table:table-cell>
          <table:table-cell table:style-name="ce2" office:value-type="string" calcext:value-type="string">
            <text:p>Męska przyjaźń ze szczególną więzi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edług legendy _______ skończyła się _______.</text:p>
          </table:table-cell>
          <table:table-cell table:style-name="ce2" office:value-type="string" calcext:value-type="string">
            <text:p>Męski dekolt Ryszarda Kalis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eczorem żona urządza mi _______ i nie będę miał na nic siły.</text:p>
          </table:table-cell>
          <table:table-cell table:style-name="ce2" office:value-type="string" calcext:value-type="string">
            <text:p>Mieszkanie znanego dziennikar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edziałem że jesteś religijnym fanatykiem! To Ty podłożyłeś _______ w mojej lodówce.</text:p>
          </table:table-cell>
          <table:table-cell table:style-name="ce2" office:value-type="string" calcext:value-type="string">
            <text:p>Międzynarodowa Stacja Kosmicz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esz, kto mi ukradł rower?</text:p>
          </table:table-cell>
          <table:table-cell table:style-name="ce2" office:value-type="string" calcext:value-type="string">
            <text:p>Mięs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łaśnie zwyciężyłem w mistrzostwach jedzenia ________.</text:p>
          </table:table-cell>
          <table:table-cell table:style-name="ce2" office:value-type="string" calcext:value-type="string">
            <text:p>Mineta zrobiona przez p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szystkie lekcje odwołane w związku z _______!</text:p>
          </table:table-cell>
          <table:table-cell table:style-name="ce2" office:value-type="string" calcext:value-type="string">
            <text:p>Mleko półtłust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szystko się może zdarzyć, gdy głowa pełna _______.</text:p>
          </table:table-cell>
          <table:table-cell table:style-name="ce2" office:value-type="string" calcext:value-type="string">
            <text:p>Model prezentujący bielizn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y, miastowi, nigdy nie zrozumiecie _______.</text:p>
          </table:table-cell>
          <table:table-cell table:style-name="ce2" office:value-type="string" calcext:value-type="string">
            <text:p>Modlitwy pokutne i klękanie na groch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ydaje mi się, że przesadzasz. Do jakiego stopnia może być odrażające _______. Doda to przecież uwielbia.</text:p>
          </table:table-cell>
          <table:table-cell table:style-name="ce2" office:value-type="string" calcext:value-type="string">
            <text:p>Moja rodzina umierająca na moich oczach w pożar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ydawało mi się, że już gorzej być nie może, ale wtedy zaproponowali mi _______.</text:p>
          </table:table-cell>
          <table:table-cell table:style-name="ce2" office:value-type="string" calcext:value-type="string">
            <text:p>Mordowanie rodzic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 OSTATNIEJ CHWILI! Naukowcy odkryli _______.</text:p>
          </table:table-cell>
          <table:table-cell table:style-name="ce2" office:value-type="string" calcext:value-type="string">
            <text:p>Mój beznadziejny sy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 chwilę w Cartoon Network: _______ i _______!</text:p>
          </table:table-cell>
          <table:table-cell table:style-name="ce2" office:value-type="string" calcext:value-type="string">
            <text:p>Mój penis w Twoich usta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 co przebrać się na najbliższy bal?</text:p>
          </table:table-cell>
          <table:table-cell table:style-name="ce2" office:value-type="string" calcext:value-type="string">
            <text:p>Mroczny sekret Twojej mat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biję go, jeśli nie przestanie gadać o _______.</text:p>
          </table:table-cell>
          <table:table-cell table:style-name="ce2" office:value-type="string" calcext:value-type="string">
            <text:p>Muzyka klasycz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mienię żonę na _______.</text:p>
          </table:table-cell>
          <table:table-cell table:style-name="ce2" office:value-type="string" calcext:value-type="string">
            <text:p>Myśli i modlitw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pakuj _______ pod namiot. To odstrasza niedźwiedzie.</text:p>
          </table:table-cell>
          <table:table-cell table:style-name="ce2" office:value-type="string" calcext:value-type="string">
            <text:p>Naćpane nastolat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wsze myślałem, że Hentai to _______.</text:p>
          </table:table-cell>
          <table:table-cell table:style-name="ce2" office:value-type="string" calcext:value-type="string">
            <text:p>Naćpany karzeł, który chce Ci zrobić dobr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wsze trzymam _______ w moich majtkach.</text:p>
          </table:table-cell>
          <table:table-cell table:style-name="ce2" office:value-type="string" calcext:value-type="string">
            <text:p>Naderwany mięsień kegla (tak, ten koło dupy)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zdroszczę ludziom, którzy nigdy nie spotkali _______.</text:p>
          </table:table-cell>
          <table:table-cell table:style-name="ce2" office:value-type="string" calcext:value-type="string">
            <text:p>Napad hordy na okrężnic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likwiduję bezrobocie poprzez _______.</text:p>
          </table:table-cell>
          <table:table-cell table:style-name="ce2" office:value-type="string" calcext:value-type="string">
            <text:p>Napalona Neli Rokita bez rękawicz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nany polski polityk został wczoraj przyłapany podczas _______. Ludzie byli zachwyceni i natychmiast uzbroili się w _______.</text:p>
          </table:table-cell>
          <table:table-cell table:style-name="ce2" office:value-type="string" calcext:value-type="string">
            <text:p>Napastliwa koal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nów się zepsułeś i wiem co zrobię. Zamienię Ciebie na _______.</text:p>
          </table:table-cell>
          <table:table-cell table:style-name="ce2" office:value-type="string" calcext:value-type="string">
            <text:p>Napastliwe jęki Kasi Cichop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Żaden dobry film nie może obyć się bez ________.</text:p>
          </table:table-cell>
          <table:table-cell table:style-name="ce2" office:value-type="string" calcext:value-type="string">
            <text:p>Nazista ze śrubokrętami zamiast palc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zwanie bliźniaków tak sam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czym nieskrępowana radoś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 ten otwó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 Twój intere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chciane niepokalane poczę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kontrolowana grupowa orgia, której uczestnicy mają doklejone wąs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odkryty wcześniej gatunek porn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ogarnianie, co się właśnie dzie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przespana no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wiarygodnie miękki dyw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szenie o trzy rozmiary za małych ubrań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uggetsy z gów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leśny typ w cosplayu Lary Crof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cinanie nóg flaminga sekator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ciski na naplet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lew ze złota Jarosława Kaczyński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rzucone oświadczy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ieka medyc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rgazm ślepej blondyn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rtografia poseł Pawłowic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spa par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tyła Włoszka robiąca ostry so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tyły koń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lec w tył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niczna ucieczka lesbijek na widok małego fiu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lamentarzysta z rozwolnieniem podczas przemówi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ti Majone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chły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nisy zamiast rą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rfidny fryzj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ron dziewięć i trzy czwart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tarda która urywa pal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ewien streamer, który przeprasza wszystkich że się upił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ędze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dzenie na ra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dzenie w nieodpowiednim momen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wsza miesiąc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sek szefa związków zawodow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gułka gwałt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lot do seks robo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łowanie drąga przy użyciu dziabąg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osenki Kultu w wykonaniu kapeli Disco Pol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lanowanie morderst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lantowanie bomby na własnym resp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luskwa milenij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luszowy miś z dwoma penis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łonące kroc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palenie tęczy w stoli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palony karzeł, który szuka jezio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kaz fajerwer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kój mojego pochowanego dziec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lak znający się na piłce noż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lity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łknięcie żyle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mylony rowerzysta z dzwonkiem na wierzch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myłkowa kastracja zamiast liposukcj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niedział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prawność polityc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rno taśma Paris Hillt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siadanie wag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ważna rozmowa o polityce kończąca się strzelani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wód, by się nie zabija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zo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ółnocnokoreański hak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dawni Bogow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wda oczami Szydł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emier Jarosław Kaczyński jarający blan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ezerwatywa z rogami jel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oblemy z erekcją w polskim sejm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eterminowana niebieska tablet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ygoda jąder z dziadkiem do orzech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yrodzenie twarde jak księżycowa skał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k trzus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kieta dalekiego zasięg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na cięta okrężni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ndka z kaszalot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kin z penisem zamiast płetwy grzbietow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eprezentacja Polski w piłce noż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dzina patologiczna stworzona w Sims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syjskie wesel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grzana do czerwoności Magda Gessl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grzane do czerwoności stalowe wiertł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kminianie, jak wyruchać delf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ładowująca się bateria w hałaśliwej zabaw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pędzony koń przywiązany sznurkiem do peni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strojone pianin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óżowy kucyk rzygający tęcz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ą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eczywistość, w której wszystkie konie są naprawdę ludźmi w przebraniach ko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ut monetą przy wyborze preferencji seksual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zut tasakiem między nog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motny rolni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per z zespołem Tourette'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bez zapowie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otyłych lud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z Frytką w jacuzz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z obowiąz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z Twoją matk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 żółwia z hełm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ks-lalka wyglądająca jak Benedict Cumberbat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r z naple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rowy blok w okular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fingowanie samobójst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arpetki nie do pa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lonowanie Hitl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ładanie mebli z IKE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rzętnie ukrywana łysina Krzysztofa Ibis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uteczna operacja wydłużenia peni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artfon w toale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artwat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oczy kutas przypominający łabędz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ok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utek pod wpływem alkohol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obowtór Violetty Villa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ermoasteroi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rawność seksualna Smerfe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ranie ust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rogi Andrzej z Trudnych Spra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wanie na miejscu parkingowym dla niepełnosprawn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wianie pędzl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erydy po których jest tylko tycie i smut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eve Busce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ojący bez gaci Piotruś P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baru Impre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knia ślubna z łosos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rstrommin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tki szef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afa grają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ympans w okularach pieprzący Twoją żon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miejące się nastola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mierć klinic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miertelna dawka kofe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 rzecz w Internecie, o której wszyscy mówi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n moment, kiedy przycinasz sobie penisa o otwartą puszkę z piw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łuste dziec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łuszc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rebka z naplet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owarzystwo wyborcy PI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ójkąt z rodzic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udne Spraw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ubka wazel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urlająca się pan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arz Marlin Monro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arz Nicolasa Cage'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a stara nakręcona jak kret przed gwałt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a sta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e zd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yłek Kim Kardashi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ciekający w panice ministran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dawanie, że golf jest spo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dawany orga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kraińskie drog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kryta kam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kryta podstępna łechtac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niwersum Gwiezdnych Woje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puszczone, niechciane noży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śmiech Trynkiewic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walnianie or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gina z funkcją beatbok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lka na penis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rzywniak, w którym brakuje warzy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ąsy popularnego stream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hikuł czas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jście w szklane drzw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jskie festy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i trąbiący ti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ie wymiera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ęcej palców w górę, niż wyświetleń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zyta u ślusarza zamiast u dentys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kurwiony amor z karabinem zamiast łu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lewanie betonu do dup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półżycie z cegłą dziurawk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zyst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y Kamil z Sosnow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y strażak, któremu pękł wąż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y, ale pogodny pies gońc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bory prezydenck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buchające pingw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ciąganie niekończącego się tampo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marzony seks z tęczowym kucykiem Pon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słanie gówna w przesył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znaczanie gran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 dużo jedz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bawa do utraty przyjemności na gejpar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kupy na AliExpres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mach terrorystyczny przy użyciu niewypał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mknięty w sobie Marcin Proko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pięty zbyt szybko rozpor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desperowany Mikołaj z centrum handlowego niemający nic do strac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gwałcony pan Tik-T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ielona wściekła prostytut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imny i niegościnny Wszechświa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łamane serce, pusty portfel i choroba weneryc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ły doty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miany klimatyczne.</text:p>
          </table:table-cell>
          <table:table-cell table:number-columns-repeated="62"/>
        </table:table-row>
        <table:table-row table:style-name="ro2" table:number-rows-repeated="601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 - ZESTAW #4 DODATKÓW" table:style-name="ta6">
        <office:forms form:automatic-focus="false" form:apply-design-mode="false"/>
        <table:table-column table:style-name="co13" table:default-cell-style-name="Default"/>
        <table:table-column table:style-name="co3" table:number-columns-repeated="25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_______". Wyraża więcej niż tysiąc słów.</text:p>
          </table:table-cell>
          <table:table-cell table:style-name="ce2" office:value-type="string" calcext:value-type="string">
            <text:p>1000 złotych w jednogroszówkach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Być tam, zawsze tam gdzie _______."</text:p>
          </table:table-cell>
          <table:table-cell table:style-name="ce2" office:value-type="string" calcext:value-type="string">
            <text:p>14-latki w spodniach do jog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"Dużo bym dał, by przeżyć to znów - _________ to byłby cud!"</text:p>
          </table:table-cell>
          <table:table-cell table:style-name="ce2" office:value-type="string" calcext:value-type="string">
            <text:p>Dziewczyna z Igrzysk Śmierc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+ _______ = Hipsterzy</text:p>
          </table:table-cell>
          <table:table-cell table:style-name="ce2" office:value-type="string" calcext:value-type="string">
            <text:p>Dziewczyn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będzie prezentem na Twoje urodziny.</text:p>
          </table:table-cell>
          <table:table-cell table:style-name="ce2" office:value-type="string" calcext:value-type="string">
            <text:p>Śmierć Kurta Cobaina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gwarantowane, albo zwrot pieniędzy!</text:p>
          </table:table-cell>
          <table:table-cell table:style-name="ce2" office:value-type="string" calcext:value-type="string">
            <text:p>38 tysięcy filmików z analnym fistingiem na PornHubie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i _______ to sposób na udane rodzinne wakacje.</text:p>
          </table:table-cell>
          <table:table-cell table:style-name="ce2" office:value-type="string" calcext:value-type="string">
            <text:p>4-letnie nudystk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kluczem do zdrowego stylu życia.</text:p>
          </table:table-cell>
          <table:table-cell table:style-name="ce2" office:value-type="string" calcext:value-type="string">
            <text:p>500+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najskuteczniejszym narzędziem masturbacji.</text:p>
          </table:table-cell>
          <table:table-cell table:style-name="ce2" office:value-type="string" calcext:value-type="string">
            <text:p>Niewypłacalność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rzadkim okazem. Jeśli to masz, zatrzymaj to.</text:p>
          </table:table-cell>
          <table:table-cell table:style-name="ce2" office:value-type="string" calcext:value-type="string">
            <text:p>70-letnie prostytutki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taki wielki!</text:p>
          </table:table-cell>
          <table:table-cell table:style-name="ce2" office:value-type="string" calcext:value-type="string">
            <text:p>Dziwki, kurwy i szmat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totalnie przereklamowane.</text:p>
          </table:table-cell>
          <table:table-cell table:style-name="ce2" office:value-type="string" calcext:value-type="string">
            <text:p>Dźwięk tłuczonych talerzy w pokoju obok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wręcz odrażająco podniecający.</text:p>
          </table:table-cell>
          <table:table-cell table:style-name="ce2" office:value-type="string" calcext:value-type="string">
            <text:p>Spuszczanie w kiblu dwóch chomików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jest znacznie gorszy niż _______.</text:p>
          </table:table-cell>
          <table:table-cell table:style-name="ce2" office:value-type="string" calcext:value-type="string">
            <text:p>Mój kumpel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najbardziej ucieszy wszelkie organizacje kościelne.</text:p>
          </table:table-cell>
          <table:table-cell table:style-name="ce2" office:value-type="string" calcext:value-type="string">
            <text:p>Roboty pragnące imprezy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nie liczy się jako zdrada.</text:p>
          </table:table-cell>
          <table:table-cell table:style-name="ce2" office:value-type="string" calcext:value-type="string">
            <text:p>9-latek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okazała się być początkiem końca _______.</text:p>
          </table:table-cell>
          <table:table-cell table:style-name="ce2" office:value-type="string" calcext:value-type="string">
            <text:p>Niewyjaśnione zjawisko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potrafi być równie przerażające jak _______.</text:p>
          </table:table-cell>
          <table:table-cell table:style-name="ce2" office:value-type="string" calcext:value-type="string">
            <text:p>Prenumerata "Filipinki".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_______ powoduje u mnie sraczkę.</text:p>
          </table:table-cell>
          <table:table-cell table:style-name="ce2" office:value-type="string" calcext:value-type="string">
            <text:p>Aborcja w trzydziestym tygodni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rozpływa się w ustach.</text:p>
          </table:table-cell>
          <table:table-cell table:style-name="ce2" office:value-type="string" calcext:value-type="string">
            <text:p>Fasolki wszystkich sma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rujnuje ten kraj.</text:p>
          </table:table-cell>
          <table:table-cell table:style-name="ce2" office:value-type="string" calcext:value-type="string">
            <text:p>Faszyz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są bardzo podobne do _______.</text:p>
          </table:table-cell>
          <table:table-cell table:style-name="ce2" office:value-type="string" calcext:value-type="string">
            <text:p>Aktorka z bulimi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są jak karaluchy, nie da się ich zabić.</text:p>
          </table:table-cell>
          <table:table-cell table:style-name="ce2" office:value-type="string" calcext:value-type="string">
            <text:p>Fekalia w niewyobrażalnych miejsca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w necie, _______ w świecie.</text:p>
          </table:table-cell>
          <table:table-cell table:style-name="ce2" office:value-type="string" calcext:value-type="string">
            <text:p>Fetysz Hello Kit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zabił moją złotą rybkę.</text:p>
          </table:table-cell>
          <table:table-cell table:style-name="ce2" office:value-type="string" calcext:value-type="string">
            <text:p>Ford Fiesta, rocznik 1987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 zdarza się tak często jak _______.</text:p>
          </table:table-cell>
          <table:table-cell table:style-name="ce2" office:value-type="string" calcext:value-type="string">
            <text:p>Rachunek za gaz wystawiony na Hitle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Bo rozmiar ma znaczenie.</text:p>
          </table:table-cell>
          <table:table-cell table:style-name="ce2" office:value-type="string" calcext:value-type="string">
            <text:p>Galaktyczne nunczak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Jutro o 20:00 w TVN.</text:p>
          </table:table-cell>
          <table:table-cell table:style-name="ce2" office:value-type="string" calcext:value-type="string">
            <text:p>Gałka oczna w cip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Teraz w wersji bezglutenowej.</text:p>
          </table:table-cell>
          <table:table-cell table:style-name="ce2" office:value-type="string" calcext:value-type="string">
            <text:p>Aktorki po czterdziest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. To jest coś co mnie nakręca.</text:p>
          </table:table-cell>
          <table:table-cell table:style-name="ce2" office:value-type="string" calcext:value-type="string">
            <text:p>Samochód wypełniony zgniecionymi Lays'a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: powinni tego zabronić.</text:p>
          </table:table-cell>
          <table:table-cell table:style-name="ce2" office:value-type="string" calcext:value-type="string">
            <text:p>Gang-bang wkurwionych smerf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? Na to nie ma lekarstwa.</text:p>
          </table:table-cell>
          <table:table-cell table:style-name="ce2" office:value-type="string" calcext:value-type="string">
            <text:p>Aleksander Kwaśniew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_ jest gwarancją urwanego filmu.</text:p>
          </table:table-cell>
          <table:table-cell table:style-name="ce2" office:value-type="string" calcext:value-type="string">
            <text:p>Anality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_ mnie śledzi!</text:p>
          </table:table-cell>
          <table:table-cell table:style-name="ce2" office:value-type="string" calcext:value-type="string">
            <text:p>Garnitur w bana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_ to jedyna wymówka na przyjście pijanym do pracy.</text:p>
          </table:table-cell>
          <table:table-cell table:style-name="ce2" office:value-type="string" calcext:value-type="string">
            <text:p>Genetyczne predyspozycje do alkoholizm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_ to żadne przestępstwo przecież.</text:p>
          </table:table-cell>
          <table:table-cell table:style-name="ce2" office:value-type="string" calcext:value-type="string">
            <text:p>Gimbus pełen martwych dzie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________? Nic mnie z nią nie łączy?</text:p>
          </table:table-cell>
          <table:table-cell table:style-name="ce2" office:value-type="string" calcext:value-type="string">
            <text:p>Gimnazjaliś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% ________ wierzy w ________.</text:p>
          </table:table-cell>
          <table:table-cell table:style-name="ce2" office:value-type="string" calcext:value-type="string">
            <text:p>Analna szczelina żyraf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_______ Ciałem się stało. I zamieszkało między _______.</text:p>
          </table:table-cell>
          <table:table-cell table:style-name="ce2" office:value-type="string" calcext:value-type="string">
            <text:p>Gniazdo szerszen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 wiedziałeś, że _______ odkrył _______?</text:p>
          </table:table-cell>
          <table:table-cell table:style-name="ce2" office:value-type="string" calcext:value-type="string">
            <text:p>Gorące mamuśki w Twojej okoli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la ma kota, a kot ma _______.</text:p>
          </table:table-cell>
          <table:table-cell table:style-name="ce2" office:value-type="string" calcext:value-type="string">
            <text:p>Sutki wielkie jak płyty DV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merykański prezydent odwiedzający Polskę najbardziej zapamięta _______.</text:p>
          </table:table-cell>
          <table:table-cell table:style-name="ce2" office:value-type="string" calcext:value-type="string">
            <text:p>Pamiętniki z wakacj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Autopsja wykazała, że okolice łonowe zostały pokiereszowane przez ______.</text:p>
          </table:table-cell>
          <table:table-cell table:style-name="ce2" office:value-type="string" calcext:value-type="string">
            <text:p>Antydepresan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ardzo się bałem kiedy pani premier sięgnęła po _______.</text:p>
          </table:table-cell>
          <table:table-cell table:style-name="ce2" office:value-type="string" calcext:value-type="string">
            <text:p>Przystojniak z fetyszem kobiet w ciąż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iali, heteroseksualni mężczyźni najczęściej ślepną przez _______.</text:p>
          </table:table-cell>
          <table:table-cell table:style-name="ce2" office:value-type="string" calcext:value-type="string">
            <text:p>Apteczka samochodowa pełna kulek do ping pong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londynki lubią _______. W przeciwieństwie do brunetek, które wolą _______.</text:p>
          </table:table-cell>
          <table:table-cell table:style-name="ce2" office:value-type="string" calcext:value-type="string">
            <text:p>Osłożerny gofr gigan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łąd 404 - nie znaleziono ________.</text:p>
          </table:table-cell>
          <table:table-cell table:style-name="ce2" office:value-type="string" calcext:value-type="string">
            <text:p>Arab spragniony zems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o do tanga trzeba ________.</text:p>
          </table:table-cell>
          <table:table-cell table:style-name="ce2" office:value-type="string" calcext:value-type="string">
            <text:p>Artykuł w gaze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óg stworzył człowieka na podobieństwo ________.</text:p>
          </table:table-cell>
          <table:table-cell table:style-name="ce2" office:value-type="string" calcext:value-type="string">
            <text:p>Autystyczni albinos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roń konwencjonalną w niedalekiej przyszłości może zastąpić _______.</text:p>
          </table:table-cell>
          <table:table-cell table:style-name="ce2" office:value-type="string" calcext:value-type="string">
            <text:p>Pornoparodia Bibli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yłbym szczęśliwy gdyby zdarzyło mi się zobaczyć <text:s/>_______.</text:p>
          </table:table-cell>
          <table:table-cell table:style-name="ce2" office:value-type="string" calcext:value-type="string">
            <text:p>Patostrea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yłem pewny, że wystarczy _______ , ale okazało się, że Twoja żona woli _______.</text:p>
          </table:table-cell>
          <table:table-cell table:style-name="ce2" office:value-type="string" calcext:value-type="string">
            <text:p>Porno-karaok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ała Afryka szaleje na punkcie filmu o ______.</text:p>
          </table:table-cell>
          <table:table-cell table:style-name="ce2" office:value-type="string" calcext:value-type="string">
            <text:p>Badanie D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ciałbym żeby mojemu najgorszemu wrogowi przydarzyło się _______.</text:p>
          </table:table-cell>
          <table:table-cell table:style-name="ce2" office:value-type="string" calcext:value-type="string">
            <text:p>Neostrad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olera! Zapomniałem ________.</text:p>
          </table:table-cell>
          <table:table-cell table:style-name="ce2" office:value-type="string" calcext:value-type="string">
            <text:p>Gruba Britney Spear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yba śnisz stary! Nie ma mowy żeby _______ poszło z Tobą do łóżka.</text:p>
          </table:table-cell>
          <table:table-cell table:style-name="ce2" office:value-type="string" calcext:value-type="string">
            <text:p>Niedźwiedź ujeżdżający dildo-rakietę nad tęcz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nota Twojej siostry jest jak _______.</text:p>
          </table:table-cell>
          <table:table-cell table:style-name="ce2" office:value-type="string" calcext:value-type="string">
            <text:p>Piżama par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robi streamer kiedy wyłączy kamerę podczas programu? _______.</text:p>
          </table:table-cell>
          <table:table-cell table:style-name="ce2" office:value-type="string" calcext:value-type="string">
            <text:p>Śmierć w Wenecj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sprawiło, że dostałem tę robotę?</text:p>
          </table:table-cell>
          <table:table-cell table:style-name="ce2" office:value-type="string" calcext:value-type="string">
            <text:p>Beata Kozidra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o to jest: gorące, śmierdzące i umiera?</text:p>
          </table:table-cell>
          <table:table-cell table:style-name="ce2" office:value-type="string" calcext:value-type="string">
            <text:p>Grzybica pochw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as na _______!</text:p>
          </table:table-cell>
          <table:table-cell table:style-name="ce2" office:value-type="string" calcext:value-type="string">
            <text:p>Beatbox w trakcie seks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eść! Słyszałem, że pracujesz jako _______. Możesz mi załatwić _______?</text:p>
          </table:table-cell>
          <table:table-cell table:style-name="ce2" office:value-type="string" calcext:value-type="string">
            <text:p>Beczka lubrykan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y sprawdzałeś naszą ostatnią ofertę? Powiększamy penisy za pomocą _______.</text:p>
          </table:table-cell>
          <table:table-cell table:style-name="ce2" office:value-type="string" calcext:value-type="string">
            <text:p>Świerzb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y to pogotowie? Mój syn ma ________.</text:p>
          </table:table-cell>
          <table:table-cell table:style-name="ce2" office:value-type="string" calcext:value-type="string">
            <text:p>Gwiazda jednego hi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ym pokonałbyś biegnącego do Ciebie tygrysa?</text:p>
          </table:table-cell>
          <table:table-cell table:style-name="ce2" office:value-type="string" calcext:value-type="string">
            <text:p>Beerpong z nuggetsami zamiast pił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zym rekompensować sobie małego penisa?</text:p>
          </table:table-cell>
          <table:table-cell table:style-name="ce2" office:value-type="string" calcext:value-type="string">
            <text:p>Hanna Gronkiewicz-Walt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 sterylizacji kotów używa się ________.</text:p>
          </table:table-cell>
          <table:table-cell table:style-name="ce2" office:value-type="string" calcext:value-type="string">
            <text:p>Hot-dog, który utknął w waginie dwa tygodnie tem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bre jest to nowe _______. Nareszcie mój niemowlak zasnął normalnie!</text:p>
          </table:table-cell>
          <table:table-cell table:style-name="ce2" office:value-type="string" calcext:value-type="string">
            <text:p>Hugh Hefne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bry seks to przede wszystkim ______ i _______.</text:p>
          </table:table-cell>
          <table:table-cell table:style-name="ce2" office:value-type="string" calcext:value-type="string">
            <text:p>Betonowy wibrato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kończ równianie: _______ + _______ = _______.</text:p>
          </table:table-cell>
          <table:table-cell table:style-name="ce2" office:value-type="string" calcext:value-type="string">
            <text:p>Muzyka countr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nald Tusk skopiował swoją biografię ze starej książki pod tytułem: _______.</text:p>
          </table:table-cell>
          <table:table-cell table:style-name="ce2" office:value-type="string" calcext:value-type="string">
            <text:p>Spuszczanie się do ul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pasowanie seksualne buduje się dzięki ________.</text:p>
          </table:table-cell>
          <table:table-cell table:style-name="ce2" office:value-type="string" calcext:value-type="string">
            <text:p>Imponderabil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szedłem do fortuny od zera. Jedyne co miałem to 5 złotych i _______.</text:p>
          </table:table-cell>
          <table:table-cell table:style-name="ce2" office:value-type="string" calcext:value-type="string">
            <text:p>Incel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wie rzeczy stają się lepsze z wiekiem. Wino i _______.</text:p>
          </table:table-cell>
          <table:table-cell table:style-name="ce2" office:value-type="string" calcext:value-type="string">
            <text:p>Beyoncé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zisiejszym daniem dnia jest "Krem z _______."</text:p>
          </table:table-cell>
          <table:table-cell table:style-name="ce2" office:value-type="string" calcext:value-type="string">
            <text:p>Jacuzzi w kształcie serca wypełnione szampanem i viagr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ilm Disneya, "Piękna i ______".</text:p>
          </table:table-cell>
          <table:table-cell table:style-name="ce2" office:value-type="string" calcext:value-type="string">
            <text:p>Bezzębna kobieta jedząca brzoskwi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lip i Flap zawsze kłócili się o _______.</text:p>
          </table:table-cell>
          <table:table-cell table:style-name="ce2" office:value-type="string" calcext:value-type="string">
            <text:p>Piercing łechtacz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argamel łapał smurfy przy użyciu _______ , ale nie pokazali tego w bajce.</text:p>
          </table:table-cell>
          <table:table-cell table:style-name="ce2" office:value-type="string" calcext:value-type="string">
            <text:p>Rowerzyś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 księżniczka pocałowała żabę, ta zamieniła się w _______.</text:p>
          </table:table-cell>
          <table:table-cell table:style-name="ce2" office:value-type="string" calcext:value-type="string">
            <text:p>Bezzębne Niem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 nie _______ i _______ , to pewnie nigdy bym nie został posłem.</text:p>
          </table:table-cell>
          <table:table-cell table:style-name="ce2" office:value-type="string" calcext:value-type="string">
            <text:p>Najpiękniejsze buty na świe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 nie ta gra, to nigdy bym się nie przyznał, że lubię _______.</text:p>
          </table:table-cell>
          <table:table-cell table:style-name="ce2" office:value-type="string" calcext:value-type="string">
            <text:p>Oreo na obia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 od _______ odjąć _______ , to pozostałoby jedynie _______.</text:p>
          </table:table-cell>
          <table:table-cell table:style-name="ce2" office:value-type="string" calcext:value-type="string">
            <text:p>Skarpetki do sandał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m był bogaty, kupiłbym sobie _______.</text:p>
          </table:table-cell>
          <table:table-cell table:style-name="ce2" office:value-type="string" calcext:value-type="string">
            <text:p>Bitcoi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m był lesbijką, to od razu bym kupił _______.</text:p>
          </table:table-cell>
          <table:table-cell table:style-name="ce2" office:value-type="string" calcext:value-type="string">
            <text:p>Niewolni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dybym mógł zrobić swoją wersję Monopoly, byłaby o _______.</text:p>
          </table:table-cell>
          <table:table-cell table:style-name="ce2" office:value-type="string" calcext:value-type="string">
            <text:p>Japońskie girlsband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ratulacje! Jest pani w ciąży z _______!</text:p>
          </table:table-cell>
          <table:table-cell table:style-name="ce2" office:value-type="string" calcext:value-type="string">
            <text:p>Jarosław Kaczyński w lateksowym stroj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wałt w więzieniu jest jak _______.</text:p>
          </table:table-cell>
          <table:table-cell table:style-name="ce2" office:value-type="string" calcext:value-type="string">
            <text:p>Penis tak twardy, że aż wybuch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 teraz ostatnie życzenie… Dżinie, chcę być mistrzem w ________.</text:p>
          </table:table-cell>
          <table:table-cell table:style-name="ce2" office:value-type="string" calcext:value-type="string">
            <text:p>Bizon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mpreza zaczyna się od _______ i kończy na _______.</text:p>
          </table:table-cell>
          <table:table-cell table:style-name="ce2" office:value-type="string" calcext:value-type="string">
            <text:p>Black Frida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mam reszcie rodziny wytłumaczyć, że moja żona wygląda jak _______?</text:p>
          </table:table-cell>
          <table:table-cell table:style-name="ce2" office:value-type="string" calcext:value-type="string">
            <text:p>Rozbicie sobie głowy o sed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w "Porach Roku" Vivaldiego, zmienia się ______ w Twoich oczach.</text:p>
          </table:table-cell>
          <table:table-cell table:style-name="ce2" office:value-type="string" calcext:value-type="string">
            <text:p>Bolesna mine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 zostanę królem, obsypię moich poddanych _______.</text:p>
          </table:table-cell>
          <table:table-cell table:style-name="ce2" office:value-type="string" calcext:value-type="string">
            <text:p>Bravo Hit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a atrakcja ściągnie jakichkolwiek turystów do Łodzi?</text:p>
          </table:table-cell>
          <table:table-cell table:style-name="ce2" office:value-type="string" calcext:value-type="string">
            <text:p>Brazylijska nia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i komentarz zostawisz na starym zdjęciu Twojego ex?</text:p>
          </table:table-cell>
          <table:table-cell table:style-name="ce2" office:value-type="string" calcext:value-type="string">
            <text:p>Jedzenie w trakcie sra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o fanka 50 Twarzy Greya wolałabym, żeby Greyem w filmie był _______.</text:p>
          </table:table-cell>
          <table:table-cell table:style-name="ce2" office:value-type="string" calcext:value-type="string">
            <text:p>Brazylijska telenowel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ako rodzica, ekscytuje mnie _______.</text:p>
          </table:table-cell>
          <table:table-cell table:style-name="ce2" office:value-type="string" calcext:value-type="string">
            <text:p>Brexi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dno na pięć małżeństw kończy się ________.</text:p>
          </table:table-cell>
          <table:table-cell table:style-name="ce2" office:value-type="string" calcext:value-type="string">
            <text:p>Brodacz na motocykl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czarodziejem, sprawiam, że _______ znika.</text:p>
          </table:table-cell>
          <table:table-cell table:style-name="ce2" office:value-type="string" calcext:value-type="string">
            <text:p>Broń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profesorem chemii, a doktorat robiłem z _______.</text:p>
          </table:table-cell>
          <table:table-cell table:style-name="ce2" office:value-type="string" calcext:value-type="string">
            <text:p>Najlepsze frytki w powiec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stem singlem i szukam _______.</text:p>
          </table:table-cell>
          <table:table-cell table:style-name="ce2" office:value-type="string" calcext:value-type="string">
            <text:p>Buldog jedzący majone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Jeśli nie wytrzymasz ze mną, gdy jestem _______, nie zasługujesz na mnie, kiedy jestem _______.</text:p>
          </table:table-cell>
          <table:table-cell table:style-name="ce2" office:value-type="string" calcext:value-type="string">
            <text:p>Język hiszpań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aczyński przed wyborami jest cichy jak _______.</text:p>
          </table:table-cell>
          <table:table-cell table:style-name="ce2" office:value-type="string" calcext:value-type="string">
            <text:p>Seksualne niewolni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armel! Ciastko! _______!</text:p>
          </table:table-cell>
          <table:table-cell table:style-name="ce2" office:value-type="string" calcext:value-type="string">
            <text:p>Bur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ażdy pluszowy smok drży w przerażeniu przed _______.</text:p>
          </table:table-cell>
          <table:table-cell table:style-name="ce2" office:value-type="string" calcext:value-type="string">
            <text:p>Oko Sauro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jestem smutny lubię _______ przyozdobić _______.</text:p>
          </table:table-cell>
          <table:table-cell table:style-name="ce2" office:value-type="string" calcext:value-type="string">
            <text:p>Silna i niezależna kobie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moja żona nie ma ochoty na seks, sięgam po _______.</text:p>
          </table:table-cell>
          <table:table-cell table:style-name="ce2" office:value-type="string" calcext:value-type="string">
            <text:p>Świecący wibrator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edy w sklepie zobaczyłem _______ , to natychmiast umówiłem się z Twoją matką.</text:p>
          </table:table-cell>
          <table:table-cell table:style-name="ce2" office:value-type="string" calcext:value-type="string">
            <text:p>Pasierb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łótnia z żoną jest jak _______.</text:p>
          </table:table-cell>
          <table:table-cell table:style-name="ce2" office:value-type="string" calcext:value-type="string">
            <text:p>Ponowne podcieranie się godzinę po srani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cham Cię, jak _______ kocha _______.</text:p>
          </table:table-cell>
          <table:table-cell table:style-name="ce2" office:value-type="string" calcext:value-type="string">
            <text:p>Kanadyjskie bana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chanie możesz wyjaśnić co znaczy _______ za 300$ na Twojej karcie kredytowej?</text:p>
          </table:table-cell>
          <table:table-cell table:style-name="ce2" office:value-type="string" calcext:value-type="string">
            <text:p>Poronienie w Biedron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lejna część przygód czarodzieja: "Harry Potter i _______".</text:p>
          </table:table-cell>
          <table:table-cell table:style-name="ce2" office:value-type="string" calcext:value-type="string">
            <text:p>Kanadyjskie lodowe dild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leś przy pisuarze koło mnie zerknął na dół i powiedział "_______".</text:p>
          </table:table-cell>
          <table:table-cell table:style-name="ce2" office:value-type="string" calcext:value-type="string">
            <text:p>Butelka dobrej whisk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ontynuacja filmowego hitu już w kinach: "_______ 2"!</text:p>
          </table:table-cell>
          <table:table-cell table:style-name="ce2" office:value-type="string" calcext:value-type="string">
            <text:p>Kanap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siążka: "_______ dla opornych" okazała się bestsellerem.</text:p>
          </table:table-cell>
          <table:table-cell table:style-name="ce2" office:value-type="string" calcext:value-type="string">
            <text:p>Kanapki z tuńczyki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to jest dobrym pieskiem, no kto?</text:p>
          </table:table-cell>
          <table:table-cell table:style-name="ce2" office:value-type="string" calcext:value-type="string">
            <text:p>Bycie dumnym z pochodze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uba Wojewódzki, to po prostu _______.</text:p>
          </table:table-cell>
          <table:table-cell table:style-name="ce2" office:value-type="string" calcext:value-type="string">
            <text:p>Oficjalne przeprosi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ech Wałęsa: Jak mamy zwyciężyć kiedy Putin ma _______ , a my ciągle używamy _______.</text:p>
          </table:table-cell>
          <table:table-cell table:style-name="ce2" office:value-type="string" calcext:value-type="string">
            <text:p>Niedźwiedź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ubię bekon na moim ________ na śniadanie.</text:p>
          </table:table-cell>
          <table:table-cell table:style-name="ce2" office:value-type="string" calcext:value-type="string">
            <text:p>Karaoke po pijanem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udzie szukają opinii na temat pracy, podczas gdy powinni szukać _______.</text:p>
          </table:table-cell>
          <table:table-cell table:style-name="ce2" office:value-type="string" calcext:value-type="string">
            <text:p>Piłka nożna ze styropian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uke, jestem Twoim _______.</text:p>
          </table:table-cell>
          <table:table-cell table:style-name="ce2" office:value-type="string" calcext:value-type="string">
            <text:p>Bycie okropną matk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Łatwo było zdobyć tę pracę! Wszystko dzięki _______ i _______.</text:p>
          </table:table-cell>
          <table:table-cell table:style-name="ce2" office:value-type="string" calcext:value-type="string">
            <text:p>Bycie milionowym gościem na stro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gik nigdy nie ujawnia _______.</text:p>
          </table:table-cell>
          <table:table-cell table:style-name="ce2" office:value-type="string" calcext:value-type="string">
            <text:p>Bycie we m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 nadzieję, że nikt nie dowie się o moi fetyszu _______.</text:p>
          </table:table-cell>
          <table:table-cell table:style-name="ce2" office:value-type="string" calcext:value-type="string">
            <text:p>Bycie zastrzelonym przez policj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 ogromną ochotę na seks z _______.</text:p>
          </table:table-cell>
          <table:table-cell table:style-name="ce2" office:value-type="string" calcext:value-type="string">
            <text:p>Surogat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 zasady. Pierwsza randka to kolacja. Na drugiej możemy się całować. A trzecia to _______.</text:p>
          </table:table-cell>
          <table:table-cell table:style-name="ce2" office:value-type="string" calcext:value-type="string">
            <text:p>Całkiem smaczne mleczko do opala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o, patrz! ________ idzie!</text:p>
          </table:table-cell>
          <table:table-cell table:style-name="ce2" office:value-type="string" calcext:value-type="string">
            <text:p>Karmienie piersią dziesięciolat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my XXI wiek. Powinniśmy mieć niezbywalne prawo do _______.</text:p>
          </table:table-cell>
          <table:table-cell table:style-name="ce2" office:value-type="string" calcext:value-type="string">
            <text:p>Karta kredytowa ojc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x Kolonko wie wszystko, ale nie wie o _______.</text:p>
          </table:table-cell>
          <table:table-cell table:style-name="ce2" office:value-type="string" calcext:value-type="string">
            <text:p>Seks oral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ądry Polak po ________.</text:p>
          </table:table-cell>
          <table:table-cell table:style-name="ce2" office:value-type="string" calcext:value-type="string">
            <text:p>Bycie popularny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edia Markt. Nie dla _______.</text:p>
          </table:table-cell>
          <table:table-cell table:style-name="ce2" office:value-type="string" calcext:value-type="string">
            <text:p>Cebul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iałem nadzieję, że spędzimy z żoną trochę czasu przy _______.</text:p>
          </table:table-cell>
          <table:table-cell table:style-name="ce2" office:value-type="string" calcext:value-type="string">
            <text:p>Studniów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iejscowe więzienie słynie z tajemniczego _______.</text:p>
          </table:table-cell>
          <table:table-cell table:style-name="ce2" office:value-type="string" calcext:value-type="string">
            <text:p>Olej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istrz Yoda studiował _______ zanim zabrał się za medytacje nad _______.</text:p>
          </table:table-cell>
          <table:table-cell table:style-name="ce2" office:value-type="string" calcext:value-type="string">
            <text:p>Rozczarowująco niesmaczna sałat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nóstwo amunicji zostało zakupionych przez _______ w związku z _______.</text:p>
          </table:table-cell>
          <table:table-cell table:style-name="ce2" office:value-type="string" calcext:value-type="string">
            <text:p>Celebrycka sekstaśm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a playlista na Spotify to głównie piosenki o _______ i _______.</text:p>
          </table:table-cell>
          <table:table-cell table:style-name="ce2" office:value-type="string" calcext:value-type="string">
            <text:p>Charyzmatyczny przywódca sek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a siostra uwielbia kiedy pokazuję jej _______ i _______.</text:p>
          </table:table-cell>
          <table:table-cell table:style-name="ce2" office:value-type="string" calcext:value-type="string">
            <text:p>Otyły wąsacz przebrany za księżniczkę Lei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je ostatnie życzenie to _______.</text:p>
          </table:table-cell>
          <table:table-cell table:style-name="ce2" office:value-type="string" calcext:value-type="string">
            <text:p>Spiskowa teoria dziej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rmoni nie mogą się masturbować. Co pomaga im uwolnić seksualną energię?</text:p>
          </table:table-cell>
          <table:table-cell table:style-name="ce2" office:value-type="string" calcext:value-type="string">
            <text:p>Chi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ożesz wyjaśnić, dlaczego znaleźliśmy _______ pod Twoją poduszką?</text:p>
          </table:table-cell>
          <table:table-cell table:style-name="ce2" office:value-type="string" calcext:value-type="string">
            <text:p>Kaszan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ówię Ci! Polski poseł jest jak połączenie _______ z _______.</text:p>
          </table:table-cell>
          <table:table-cell table:style-name="ce2" office:value-type="string" calcext:value-type="string">
            <text:p>Natarczywe dziennikarstwo śledc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ślałem, że widziałem już wszystko, ale wtedy trafiłem na <text:s/>_______.</text:p>
          </table:table-cell>
          <table:table-cell table:style-name="ce2" office:value-type="string" calcext:value-type="string">
            <text:p>Płyn na porost włos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_______ nie ma żadnego lekarstwa.</text:p>
          </table:table-cell>
          <table:table-cell table:style-name="ce2" office:value-type="string" calcext:value-type="string">
            <text:p>Kawałki kupy, które nie zostały dotarte papierem i ocierają się o bielizn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co zwrócić uwagę, żeby zadbać o udany związek?</text:p>
          </table:table-cell>
          <table:table-cell table:style-name="ce2" office:value-type="string" calcext:value-type="string">
            <text:p>Chowanie się przed Nazista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górze róże, na dole fiołki, a my się kochamy jak _______.</text:p>
          </table:table-cell>
          <table:table-cell table:style-name="ce2" office:value-type="string" calcext:value-type="string">
            <text:p>Kenijski maratończy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każdym rodzinnym obiedzie wychodzi temat _______.</text:p>
          </table:table-cell>
          <table:table-cell table:style-name="ce2" office:value-type="string" calcext:value-type="string">
            <text:p>Kilogramowa kupa rzucona w pracujący wiatra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miłość boską! 7-letnie dzieci są teraz uczone ________!</text:p>
          </table:table-cell>
          <table:table-cell table:style-name="ce2" office:value-type="string" calcext:value-type="string">
            <text:p>Klatka wypełniona łysymi świnkami morski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ostatnie święta dostałam w prezencie ________.</text:p>
          </table:table-cell>
          <table:table-cell table:style-name="ce2" office:value-type="string" calcext:value-type="string">
            <text:p>Chrumkanie jak świn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potęgę Posępnego Czerepu, przyzywam _______.</text:p>
          </table:table-cell>
          <table:table-cell table:style-name="ce2" office:value-type="string" calcext:value-type="string">
            <text:p>Stetryczały Harrison For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seansie spirytystycznym niechcący przywołaliśmy _______.</text:p>
          </table:table-cell>
          <table:table-cell table:style-name="ce2" office:value-type="string" calcext:value-type="string">
            <text:p>Kluski śląskie produkowane w Szczecinie przez Litwi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tej budowie minęło 0 dni od _______.</text:p>
          </table:table-cell>
          <table:table-cell table:style-name="ce2" office:value-type="string" calcext:value-type="string">
            <text:p>Chujowe dzieci i zjebany mąż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 YouTube najbardziej lubię oglądać _______.</text:p>
          </table:table-cell>
          <table:table-cell table:style-name="ce2" office:value-type="string" calcext:value-type="string">
            <text:p>Niebieski dym z dup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grodą Bin-Ladena po śmierci, zamiast czterdziestu dziewic, jest _______.</text:p>
          </table:table-cell>
          <table:table-cell table:style-name="ce2" office:value-type="string" calcext:value-type="string">
            <text:p>Suahili porno-dubbin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bardziej lubię dotykać _______.</text:p>
          </table:table-cell>
          <table:table-cell table:style-name="ce2" office:value-type="string" calcext:value-type="string">
            <text:p>Kłusowni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częściej wypadki samochodowe zdarzają się podczas _______.</text:p>
          </table:table-cell>
          <table:table-cell table:style-name="ce2" office:value-type="string" calcext:value-type="string">
            <text:p>Przewracający się tort wesel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lepsza wycieczka szkolna, to taka na której nie zabraknie _______.</text:p>
          </table:table-cell>
          <table:table-cell table:style-name="ce2" office:value-type="string" calcext:value-type="string">
            <text:p>Naruszenie dress code'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lepsze zaklęcie Harrego Pottera sprawia że _______ świeci jak _______.</text:p>
          </table:table-cell>
          <table:table-cell table:style-name="ce2" office:value-type="string" calcext:value-type="string">
            <text:p>Namiętna wycieczka w stronę lodów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lepszym lekiem na zatwardzenie jest _______.</text:p>
          </table:table-cell>
          <table:table-cell table:style-name="ce2" office:value-type="string" calcext:value-type="string">
            <text:p>Piękni chłop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lepszym ślubnym prezentem jest _______.</text:p>
          </table:table-cell>
          <table:table-cell table:style-name="ce2" office:value-type="string" calcext:value-type="string">
            <text:p>Kobiet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nowszy polski dramat przedstawi historię pt: <text:s/>_______.</text:p>
          </table:table-cell>
          <table:table-cell table:style-name="ce2" office:value-type="string" calcext:value-type="string">
            <text:p>Największe hity Beaty Kozidra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ważniejsze w życiu jest dla mnie <text:s/>_______.</text:p>
          </table:table-cell>
          <table:table-cell table:style-name="ce2" office:value-type="string" calcext:value-type="string">
            <text:p>Procesy gnil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ważniejszym cytatem z Mickiewicza jest ''_______ mój szlachetny panie...''.</text:p>
          </table:table-cell>
          <table:table-cell table:style-name="ce2" office:value-type="string" calcext:value-type="string">
            <text:p>Napakowani koles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większe rozczarowanie podczas seksu, to _______ ,</text:p>
          </table:table-cell>
          <table:table-cell table:style-name="ce2" office:value-type="string" calcext:value-type="string">
            <text:p>Punkt widzenia Hitle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jwiększy skandal na spotkaniu YouTuberów wywołał Wardęga prezentując _______.</text:p>
          </table:table-cell>
          <table:table-cell table:style-name="ce2" office:value-type="string" calcext:value-type="string">
            <text:p>Piwo, kokaina i szproty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stępną sztuczką będzie wyjęcie _______ z kapelusza.</text:p>
          </table:table-cell>
          <table:table-cell table:style-name="ce2" office:value-type="string" calcext:value-type="string">
            <text:p>Ciało 73-letniej kobie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sza przyjaźń jest w porządku. Nie psujmy jej _______.</text:p>
          </table:table-cell>
          <table:table-cell table:style-name="ce2" office:value-type="string" calcext:value-type="string">
            <text:p>Komórka pod schoda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sza przyjaźń opiera się na ________.</text:p>
          </table:table-cell>
          <table:table-cell table:style-name="ce2" office:value-type="string" calcext:value-type="string">
            <text:p>Kondom przeterminowany o 20 la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sze pokolenie powinno dojrzeć do rozwiązania problemu ________.</text:p>
          </table:table-cell>
          <table:table-cell table:style-name="ce2" office:value-type="string" calcext:value-type="string">
            <text:p>Ciasne Azjat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tchnieniem Jana Sebastiana Bacha był _______.</text:p>
          </table:table-cell>
          <table:table-cell table:style-name="ce2" office:value-type="string" calcext:value-type="string">
            <text:p>Namiętny pocałun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azywam go _______ ,to buduje moją pewność siebie.</text:p>
          </table:table-cell>
          <table:table-cell table:style-name="ce2" office:value-type="string" calcext:value-type="string">
            <text:p>Narkotyczne epizod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c tak nie buduje przyjaźni jak _______.</text:p>
          </table:table-cell>
          <table:table-cell table:style-name="ce2" office:value-type="string" calcext:value-type="string">
            <text:p>Koneser pierd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chcę się chwalić, ale nazywają mnie Michaelem Jacksonem ________.</text:p>
          </table:table-cell>
          <table:table-cell table:style-name="ce2" office:value-type="string" calcext:value-type="string">
            <text:p>Ciekawost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idź do łazienki. Tam jest _______.</text:p>
          </table:table-cell>
          <table:table-cell table:style-name="ce2" office:value-type="string" calcext:value-type="string">
            <text:p>Kontakt wzrokowy z przystojnym Murzynem siorbiącym kaw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przegap nowego show, "Gotuj z _______".</text:p>
          </table:table-cell>
          <table:table-cell table:style-name="ce2" office:value-type="string" calcext:value-type="string">
            <text:p>Kosmate myśl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ufaj lekarzom, podczas ostatniej wizyty jeden z nich zażądał ode mnie _______.</text:p>
          </table:table-cell>
          <table:table-cell table:style-name="ce2" office:value-type="string" calcext:value-type="string">
            <text:p>Robot wyszkolony do torturowania nielubianych członków rodzi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wierzę w Boga. Wierzę w _______.</text:p>
          </table:table-cell>
          <table:table-cell table:style-name="ce2" office:value-type="string" calcext:value-type="string">
            <text:p>Ciemna, burzowa noc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wierzę, że jestem jedynym, który polubił _______ podczas oglądania Trudnych Spraw.</text:p>
          </table:table-cell>
          <table:table-cell table:style-name="ce2" office:value-type="string" calcext:value-type="string">
            <text:p>Nienawiść do Żyd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 wyszłabym za człowieka, który popiera zakaz _______.</text:p>
          </table:table-cell>
          <table:table-cell table:style-name="ce2" office:value-type="string" calcext:value-type="string">
            <text:p>Cmentarz dla kocich lesbij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chcący ściągnąłem _______ na telefon.</text:p>
          </table:table-cell>
          <table:table-cell table:style-name="ce2" office:value-type="string" calcext:value-type="string">
            <text:p>Kosztowna pomył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chęć do gejów wynika z _______.</text:p>
          </table:table-cell>
          <table:table-cell table:style-name="ce2" office:value-type="string" calcext:value-type="string">
            <text:p>Morfeus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ienawidzę narkotyków, ale mam po nich _______.</text:p>
          </table:table-cell>
          <table:table-cell table:style-name="ce2" office:value-type="string" calcext:value-type="string">
            <text:p>Sikanie w odbyt dziewczyny, żeby mieć dzieck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a gra Blizzarda pojawi się później niż _______.</text:p>
          </table:table-cell>
          <table:table-cell table:style-name="ce2" office:value-type="string" calcext:value-type="string">
            <text:p>Smutna pand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a książka ________: "1001 sposobów na ________."</text:p>
          </table:table-cell>
          <table:table-cell table:style-name="ce2" office:value-type="string" calcext:value-type="string">
            <text:p>Kozy krzyczące jak ludz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ą ulubioną karcianką jest: _______ Przeciwko _______.</text:p>
          </table:table-cell>
          <table:table-cell table:style-name="ce2" office:value-type="string" calcext:value-type="string">
            <text:p>Kraina Grzyb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e fakty w sprawie afery z _______. Jarosław Kaczyński chce debaty sejmowej na ten temat.</text:p>
          </table:table-cell>
          <table:table-cell table:style-name="ce2" office:value-type="string" calcext:value-type="string">
            <text:p>Pani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y dokument na Netfliksie zmieni sposób, w jaki postrzegasz _______.</text:p>
          </table:table-cell>
          <table:table-cell table:style-name="ce2" office:value-type="string" calcext:value-type="string">
            <text:p>Kredyt hipotecz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y film Disney'a: "Kraina _______".</text:p>
          </table:table-cell>
          <table:table-cell table:style-name="ce2" office:value-type="string" calcext:value-type="string">
            <text:p>Krem nieśmiertelnoś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owy teleturniej na żywo! "_______ czy _______?"</text:p>
          </table:table-cell>
          <table:table-cell table:style-name="ce2" office:value-type="string" calcext:value-type="string">
            <text:p>Córa Koryn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 czym psycholog kazał Ci zapomnieć? O _______.</text:p>
          </table:table-cell>
          <table:table-cell table:style-name="ce2" office:value-type="string" calcext:value-type="string">
            <text:p>Samozwańczy didżeje na imprez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ch! Co robi _______ w moim odbycie?</text:p>
          </table:table-cell>
          <table:table-cell table:style-name="ce2" office:value-type="string" calcext:value-type="string">
            <text:p>Mucha w drogim wi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d czasu _______ nie mogę spać bez _______ .</text:p>
          </table:table-cell>
          <table:table-cell table:style-name="ce2" office:value-type="string" calcext:value-type="string">
            <text:p>Spoilerowanie "Mody na sukces"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d kiedy jestem w ciąży, mam ciągłą ochotę na _______.</text:p>
          </table:table-cell>
          <table:table-cell table:style-name="ce2" office:value-type="string" calcext:value-type="string">
            <text:p>Krojenie noworodków żywc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d psów można się wiele nauczyć, na przykład _______.</text:p>
          </table:table-cell>
          <table:table-cell table:style-name="ce2" office:value-type="string" calcext:value-type="string">
            <text:p>Cudowny czas w zo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jcze Nasz, któryś jest w _______.</text:p>
          </table:table-cell>
          <table:table-cell table:style-name="ce2" office:value-type="string" calcext:value-type="string">
            <text:p>Cycki nie z tej ziem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K, Google. Jak naprawić _______?</text:p>
          </table:table-cell>
          <table:table-cell table:style-name="ce2" office:value-type="string" calcext:value-type="string">
            <text:p>Król Julian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na tu jest i tańczy dla _______.</text:p>
          </table:table-cell>
          <table:table-cell table:style-name="ce2" office:value-type="string" calcext:value-type="string">
            <text:p>Cycki Pameli Anderson w zwolnionym temp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pisz swoje życie.</text:p>
          </table:table-cell>
          <table:table-cell table:style-name="ce2" office:value-type="string" calcext:value-type="string">
            <text:p>Krwawienie odbyt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siwieć można przez _______.</text:p>
          </table:table-cell>
          <table:table-cell table:style-name="ce2" office:value-type="string" calcext:value-type="string">
            <text:p>Krysznow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skar wędruje do _______.</text:p>
          </table:table-cell>
          <table:table-cell table:style-name="ce2" office:value-type="string" calcext:value-type="string">
            <text:p>Krzyczące cały dzień słoń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statni Sylwester to była taka balagna, że zostałem obudzony dwa dni później przez _______.</text:p>
          </table:table-cell>
          <table:table-cell table:style-name="ce2" office:value-type="string" calcext:value-type="string">
            <text:p>Cytrynowy kuta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statnia kontrola w szkole wykazała, że uczniowie najczęściej zajmowali się _______ , a nauczyciele _______.</text:p>
          </table:table-cell>
          <table:table-cell table:style-name="ce2" office:value-type="string" calcext:value-type="string">
            <text:p>Przeszczep twarz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Ostatnio wspomogłem fundację, która zapewnia _______ dzieciom z Afryki.</text:p>
          </table:table-cell>
          <table:table-cell table:style-name="ce2" office:value-type="string" calcext:value-type="string">
            <text:p>Ksiądz pedofil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anie Prezydencie, asteroida zbliża się do Ziemi i tylko jedna rzecz, może ją zatrzymać. To _______.</text:p>
          </table:table-cell>
          <table:table-cell table:style-name="ce2" office:value-type="string" calcext:value-type="string">
            <text:p>Książ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ięć, cztery, trzy, dwa, jeden, _______!</text:p>
          </table:table-cell>
          <table:table-cell table:style-name="ce2" office:value-type="string" calcext:value-type="string">
            <text:p>Czarodziej zamieniający wszystkich w gej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lanowy lot do _______ został odwołany z powodu _______.</text:p>
          </table:table-cell>
          <table:table-cell table:style-name="ce2" office:value-type="string" calcext:value-type="string">
            <text:p>Muskularny cycaty policjan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ciężkim dniu zasnąłem z _______.</text:p>
          </table:table-cell>
          <table:table-cell table:style-name="ce2" office:value-type="string" calcext:value-type="string">
            <text:p>Przyjaciół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obfitej uczcie, murzyni uwielbiają _______.</text:p>
          </table:table-cell>
          <table:table-cell table:style-name="ce2" office:value-type="string" calcext:value-type="string">
            <text:p>Naruszanie Konwencji Genewskiej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wizycie w _______ zapadłem na _______.</text:p>
          </table:table-cell>
          <table:table-cell table:style-name="ce2" office:value-type="string" calcext:value-type="string">
            <text:p>Przechodzące pojęcie boże moc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 zbadaniu Mona Lisy, naukowcy znaleźli jeszcze jedną ciekawą rzecz w obrazie. To ________.</text:p>
          </table:table-cell>
          <table:table-cell table:style-name="ce2" office:value-type="string" calcext:value-type="string">
            <text:p>Kubeczek menstruacyjny Krystyny Pawłowic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bawmy się w przebieranki! Ja będę _______, a Ty _______.</text:p>
          </table:table-cell>
          <table:table-cell table:style-name="ce2" office:value-type="string" calcext:value-type="string">
            <text:p>Czkawka trwająca 8 tygodn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ciąg został opóźniony z powodu _______.</text:p>
          </table:table-cell>
          <table:table-cell table:style-name="ce2" office:value-type="string" calcext:value-type="string">
            <text:p>Sranie w trakcie biegani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mszy można dowiedzieć się wielu ważnych rzeczy, ale trzeba uważać na _______.</text:p>
          </table:table-cell>
          <table:table-cell table:style-name="ce2" office:value-type="string" calcext:value-type="string">
            <text:p>Poboczny wątek gejow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ostatniej gry w kolory Kasia Cichopek bardziej przypominała _______ niż kobietę.</text:p>
          </table:table-cell>
          <table:table-cell table:style-name="ce2" office:value-type="string" calcext:value-type="string">
            <text:p>Przeciętność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ostatniej orgii Twoja żona powiedziała, że woli _______ niż rozmowę z Tobą.</text:p>
          </table:table-cell>
          <table:table-cell table:style-name="ce2" office:value-type="string" calcext:value-type="string">
            <text:p>Plansza do Twiste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swojego pierwszego razu pomyliłem _______ z _______.</text:p>
          </table:table-cell>
          <table:table-cell table:style-name="ce2" office:value-type="string" calcext:value-type="string">
            <text:p>Rozebrana postać z kresków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czas szkolnej wycieczki, w ramach poznawania naszej kultury, państwa dzieci obejrzą _______.</text:p>
          </table:table-cell>
          <table:table-cell table:style-name="ce2" office:value-type="string" calcext:value-type="string">
            <text:p>Poró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mieniliśmy babci tabletki na serce z tabletkami na _______.</text:p>
          </table:table-cell>
          <table:table-cell table:style-name="ce2" office:value-type="string" calcext:value-type="string">
            <text:p>Kukuryd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obało Ci się _______, więc wydaje nam się, że _______ również przypadnie Ci do gustu.</text:p>
          </table:table-cell>
          <table:table-cell table:style-name="ce2" office:value-type="string" calcext:value-type="string">
            <text:p>Czterej pancerni i pies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palenie ''tęczy'' w Warszawie jest dla prawicowca jak _______ dla seksoholika.</text:p>
          </table:table-cell>
          <table:table-cell table:style-name="ce2" office:value-type="string" calcext:value-type="string">
            <text:p>Płaczące syryjskie dzie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dstępnie ukryty _______ spowodował wypadek z _______.</text:p>
          </table:table-cell>
          <table:table-cell table:style-name="ce2" office:value-type="string" calcext:value-type="string">
            <text:p>Starożytni Ob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godynki w Polsacie prowokują <text:s/>do przygód z _______.</text:p>
          </table:table-cell>
          <table:table-cell table:style-name="ce2" office:value-type="string" calcext:value-type="string">
            <text:p>Piwny brzu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lscy celebryci są jak _______.</text:p>
          </table:table-cell>
          <table:table-cell table:style-name="ce2" office:value-type="string" calcext:value-type="string">
            <text:p>Rodzinne obiad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lscy dziennikarze potrafią zrobić aferę nawet z _______.</text:p>
          </table:table-cell>
          <table:table-cell table:style-name="ce2" office:value-type="string" calcext:value-type="string">
            <text:p>Pistolet na wodę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lska chce dołączyć do elitarnego grona, czy USA podzielą się z nami _______.</text:p>
          </table:table-cell>
          <table:table-cell table:style-name="ce2" office:value-type="string" calcext:value-type="string">
            <text:p>Roman Polańsk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patrzcie na _______! To dowód, że Bóg nas kocha.</text:p>
          </table:table-cell>
          <table:table-cell table:style-name="ce2" office:value-type="string" calcext:value-type="string">
            <text:p>Kulka pełna obciętych paznokci i wosku z usz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rno w kinie jest jak _______ podczas _______.</text:p>
          </table:table-cell>
          <table:table-cell table:style-name="ce2" office:value-type="string" calcext:value-type="string">
            <text:p>Świat w którym masz tylko stopy, bez nóg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oszukujemy ________ na to stanowisko.</text:p>
          </table:table-cell>
          <table:table-cell table:style-name="ce2" office:value-type="string" calcext:value-type="string">
            <text:p>Kupa, która zatkała cały pion w blok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ędzej trafisz na _______ , niż Ci kosa wypadnie.</text:p>
          </table:table-cell>
          <table:table-cell table:style-name="ce2" office:value-type="string" calcext:value-type="string">
            <text:p>Orkiestra Mariach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oszę pana nie mogę przyjąć tej reklamacji. Maszyna do masażu nie powinna być używana do _______.</text:p>
          </table:table-cell>
          <table:table-cell table:style-name="ce2" office:value-type="string" calcext:value-type="string">
            <text:p>Niskie IQ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praszam, ale _______ to zdecydowanie więcej niż _______.</text:p>
          </table:table-cell>
          <table:table-cell table:style-name="ce2" office:value-type="string" calcext:value-type="string">
            <text:p>Mrożona pizz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praszam, jak dojechać do ________?</text:p>
          </table:table-cell>
          <table:table-cell table:style-name="ce2" office:value-type="string" calcext:value-type="string">
            <text:p>Daltoniz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praszamy, ale do tego klubu nie może pan wejść z _______.</text:p>
          </table:table-cell>
          <table:table-cell table:style-name="ce2" office:value-type="string" calcext:value-type="string">
            <text:p>Danie nadziei bezdomnemu, że dasz mu pieniąd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trwanie ginących gatunków jest dla nas tak ważne jak _______.</text:p>
          </table:table-cell>
          <table:table-cell table:style-name="ce2" office:value-type="string" calcext:value-type="string">
            <text:p>Reparacje wojen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zez _______ zepsuła mi się reputacja w szkole.</text:p>
          </table:table-cell>
          <table:table-cell table:style-name="ce2" office:value-type="string" calcext:value-type="string">
            <text:p>Leggins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obin Hood rabował bogatych, ale wolał obrabiać _______.</text:p>
          </table:table-cell>
          <table:table-cell table:style-name="ce2" office:value-type="string" calcext:value-type="string">
            <text:p>Rybia wagina pachnąca człowieki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osyjska łódź podwodna odkryła _______ na dnie oceanu.</text:p>
          </table:table-cell>
          <table:table-cell table:style-name="ce2" office:value-type="string" calcext:value-type="string">
            <text:p>Nowy samochód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udy facet woli _______ , a ruda kobieta wybierze _______.</text:p>
          </table:table-cell>
          <table:table-cell table:style-name="ce2" office:value-type="string" calcext:value-type="string">
            <text:p>Potężna kolekcja dziecięcego porn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zucam klątwę na Twój _______.</text:p>
          </table:table-cell>
          <table:table-cell table:style-name="ce2" office:value-type="string" calcext:value-type="string">
            <text:p>Delegacja z Zimbabw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amotność i _______ to kiepska kombinacja.</text:p>
          </table:table-cell>
          <table:table-cell table:style-name="ce2" office:value-type="string" calcext:value-type="string">
            <text:p>Demony i gówn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ekretem wzwodów dziadka od zawsze jest ________.</text:p>
          </table:table-cell>
          <table:table-cell table:style-name="ce2" office:value-type="string" calcext:value-type="string">
            <text:p>Demotywator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iostro tracimy puls, proszę podać _______.</text:p>
          </table:table-cell>
          <table:table-cell table:style-name="ce2" office:value-type="string" calcext:value-type="string">
            <text:p>Państwo Islamsk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pałeś perfidny zdrajco z moją żoną, teraz urządzę Ci _______.</text:p>
          </table:table-cell>
          <table:table-cell table:style-name="ce2" office:value-type="string" calcext:value-type="string">
            <text:p>Publiczne karmienie piersi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przątanie, gdy małe dzieci nie śpią jest jak ________.</text:p>
          </table:table-cell>
          <table:table-cell table:style-name="ce2" office:value-type="string" calcext:value-type="string">
            <text:p>Lekarz z wielką igł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przedam _______.</text:p>
          </table:table-cell>
          <table:table-cell table:style-name="ce2" office:value-type="string" calcext:value-type="string">
            <text:p>Lepiący się pilo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arcia z policją w Niemczech. Polscy chuligani podpalili _______.</text:p>
          </table:table-cell>
          <table:table-cell table:style-name="ce2" office:value-type="string" calcext:value-type="string">
            <text:p>Otwarcie się na Holocaus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are chińskie przysłowie mówi: _______ jest po prostu _______ bez _______.</text:p>
          </table:table-cell>
          <table:table-cell table:style-name="ce2" office:value-type="string" calcext:value-type="string">
            <text:p>Depilacja woskiem przerwana w połow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rach wiedzie do gniewu. Gniew do nienawiści. Nienawiść prowadzi do _______.</text:p>
          </table:table-cell>
          <table:table-cell table:style-name="ce2" office:value-type="string" calcext:value-type="string">
            <text:p>LGBT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traciłem dziewictwo ze zgrają _______ w pokoju.</text:p>
          </table:table-cell>
          <table:table-cell table:style-name="ce2" office:value-type="string" calcext:value-type="string">
            <text:p>Depilacja woski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zlag by to trafił! _______ wyskoczył mi na _______.</text:p>
          </table:table-cell>
          <table:table-cell table:style-name="ce2" office:value-type="string" calcext:value-type="string">
            <text:p>Nieuprzejma kelner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ztuka nie będzie już taka sama bez _______.</text:p>
          </table:table-cell>
          <table:table-cell table:style-name="ce2" office:value-type="string" calcext:value-type="string">
            <text:p>Listy do Brav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Śmierć jednostki to tragedia, śmierć milionów to _______.</text:p>
          </table:table-cell>
          <table:table-cell table:style-name="ce2" office:value-type="string" calcext:value-type="string">
            <text:p>Dentysta pragnący zems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a praca byłaby super, gdyby nie _______.</text:p>
          </table:table-cell>
          <table:table-cell table:style-name="ce2" office:value-type="string" calcext:value-type="string">
            <text:p>Lizanie sedesu w toi-toiu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ak się wczoraj naprułam, że pomyliłam _______ z _______.</text:p>
          </table:table-cell>
          <table:table-cell table:style-name="ce2" office:value-type="string" calcext:value-type="string">
            <text:p>Despacit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en, kto posiądzie _______, posiądzie cały świat.</text:p>
          </table:table-cell>
          <table:table-cell table:style-name="ce2" office:value-type="string" calcext:value-type="string">
            <text:p>Lodzik z podgryzani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była kobieta z brodą. A teraz przed państwem _______!</text:p>
          </table:table-cell>
          <table:table-cell table:style-name="ce2" office:value-type="string" calcext:value-type="string">
            <text:p>Dietetyczna col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niebywałe, wczoraj znalazłem _______ w _______.</text:p>
          </table:table-cell>
          <table:table-cell table:style-name="ce2" office:value-type="string" calcext:value-type="string">
            <text:p>Netflix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oznacza, że albo Tobie odbiło na punkcie _______ , albo moim ulubionym zajęciem jest _______.</text:p>
          </table:table-cell>
          <table:table-cell table:style-name="ce2" office:value-type="string" calcext:value-type="string">
            <text:p>Patrzenie jak umieras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o ptak! Nie, to samolot! Nie, to przecież _______!</text:p>
          </table:table-cell>
          <table:table-cell table:style-name="ce2" office:value-type="string" calcext:value-type="string">
            <text:p>Niezdolność do związania się na stał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woja karta AS to: _______.</text:p>
          </table:table-cell>
          <table:table-cell table:style-name="ce2" office:value-type="string" calcext:value-type="string">
            <text:p>Powstań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woja siostra umie grać na wiolonczeli, a Ty się interesujesz tylko _______.</text:p>
          </table:table-cell>
          <table:table-cell table:style-name="ce2" office:value-type="string" calcext:value-type="string">
            <text:p>Dinozaur z kamizelką odblaskow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woja stara jest tak tłusta, że utknęła w _______.</text:p>
          </table:table-cell>
          <table:table-cell table:style-name="ce2" office:value-type="string" calcext:value-type="string">
            <text:p>Ludożerna kosmitka imieniem Krysty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yle hałasu o _______.</text:p>
          </table:table-cell>
          <table:table-cell table:style-name="ce2" office:value-type="string" calcext:value-type="string">
            <text:p>Disco Auschwitz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ylko _______ może uwolnić księżniczkę z wieży.</text:p>
          </table:table-cell>
          <table:table-cell table:style-name="ce2" office:value-type="string" calcext:value-type="string">
            <text:p>Ludzie zabici przeze m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yłek Kim Kardashian kojarzy mi się z _______ podczas _______.</text:p>
          </table:table-cell>
          <table:table-cell table:style-name="ce2" office:value-type="string" calcext:value-type="string">
            <text:p>Panierka z KFC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ciekł z rąk dżihadystów, torturowali go przy użyciu _______.</text:p>
          </table:table-cell>
          <table:table-cell table:style-name="ce2" office:value-type="string" calcext:value-type="string">
            <text:p>Pobudka w środku tornad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gotowałem _______. Teraz musisz to tylko zjeść!</text:p>
          </table:table-cell>
          <table:table-cell table:style-name="ce2" office:value-type="string" calcext:value-type="string">
            <text:p>Nowa para bu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krytą treścią w poezji Juliusza Słowackiego jest _______.</text:p>
          </table:table-cell>
          <table:table-cell table:style-name="ce2" office:value-type="string" calcext:value-type="string">
            <text:p>Pójście spać wcześ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lubiona kapela Baracka Obamy, <text:s/>to _______.</text:p>
          </table:table-cell>
          <table:table-cell table:style-name="ce2" office:value-type="string" calcext:value-type="string">
            <text:p>Noszona miesiącami męska bieliz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lubiona zabawa młodych kleryków to _______.</text:p>
          </table:table-cell>
          <table:table-cell table:style-name="ce2" office:value-type="string" calcext:value-type="string">
            <text:p>Sekslal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WAGA: _______ GROZI ŚMIERCIĄ LUB TRWAŁYM KALECTWEM!</text:p>
          </table:table-cell>
          <table:table-cell table:style-name="ce2" office:value-type="string" calcext:value-type="string">
            <text:p>Dług u bardzo złych ludz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ważaj! Ona mówi, że Cię kocha. A naprawdę interesuje ją tylko Twoje _______.</text:p>
          </table:table-cell>
          <table:table-cell table:style-name="ce2" office:value-type="string" calcext:value-type="string">
            <text:p>Mała pup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wielbiałem _______ zanim się zrobiło modne.</text:p>
          </table:table-cell>
          <table:table-cell table:style-name="ce2" office:value-type="string" calcext:value-type="string">
            <text:p>Równość płc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wierz w _______.</text:p>
          </table:table-cell>
          <table:table-cell table:style-name="ce2" office:value-type="string" calcext:value-type="string">
            <text:p>Małe talerz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domach z _______ nie ma wolnej miłości.</text:p>
          </table:table-cell>
          <table:table-cell table:style-name="ce2" office:value-type="string" calcext:value-type="string">
            <text:p>Dmuchanie w penisa, żeby nadmuchać jąd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dzisiejszym teleturnieju zawodnicy będą poszukiwać _______ w _______.</text:p>
          </table:table-cell>
          <table:table-cell table:style-name="ce2" office:value-type="string" calcext:value-type="string">
            <text:p>Rzut za trzy punkt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Kanadzie żyją niedźwiedzie polarne, które uwielbiają zabawy z _______.</text:p>
          </table:table-cell>
          <table:table-cell table:style-name="ce2" office:value-type="string" calcext:value-type="string">
            <text:p>Nawodnieni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krajach trzeciego świata najlepiej sprawdza się _______.</text:p>
          </table:table-cell>
          <table:table-cell table:style-name="ce2" office:value-type="string" calcext:value-type="string">
            <text:p>Selfie stic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mieszkaniu znanego dziennikarza znaleziono _______.</text:p>
          </table:table-cell>
          <table:table-cell table:style-name="ce2" office:value-type="string" calcext:value-type="string">
            <text:p>Mrożone banan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młodości wyobrażałem sobie siebie jako _______.</text:p>
          </table:table-cell>
          <table:table-cell table:style-name="ce2" office:value-type="string" calcext:value-type="string">
            <text:p>Marchewki wijące się w agonii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moim ulubionym filmie, główny bohater zajmuje się _______.</text:p>
          </table:table-cell>
          <table:table-cell table:style-name="ce2" office:value-type="string" calcext:value-type="string">
            <text:p>Standardy pięk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polityce bez _______ nie pojedziesz.</text:p>
          </table:table-cell>
          <table:table-cell table:style-name="ce2" office:value-type="string" calcext:value-type="string">
            <text:p>Niekończące się reklam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 trakcie seksu wyobrażam sobie, że jestem _______.</text:p>
          </table:table-cell>
          <table:table-cell table:style-name="ce2" office:value-type="string" calcext:value-type="string">
            <text:p>Martwa kociar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arszawska elita często myli _______ z _______.</text:p>
          </table:table-cell>
          <table:table-cell table:style-name="ce2" office:value-type="string" calcext:value-type="string">
            <text:p>Rosyjska zim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czoraj kupiłem samochód. Na dachu miał _______ , a w bagażniku _______.</text:p>
          </table:table-cell>
          <table:table-cell table:style-name="ce2" office:value-type="string" calcext:value-type="string">
            <text:p>Nawiedzony do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czoraj w radiu mówili o _______. Politycy zachowywali się jakby mieli _______ w ustach.</text:p>
          </table:table-cell>
          <table:table-cell table:style-name="ce2" office:value-type="string" calcext:value-type="string">
            <text:p>Pokój pełen moich były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eź trzy karty i ułóż wierszyk.</text:p>
          </table:table-cell>
          <table:table-cell table:style-name="ce2" office:value-type="string" calcext:value-type="string">
            <text:p>Martwy marynowany w occie piesek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działem Cię z _______ w sobotę na mieście!</text:p>
          </table:table-cell>
          <table:table-cell table:style-name="ce2" office:value-type="string" calcext:value-type="string">
            <text:p>Dostawca pizz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esz kto lubił _______? Hitler.</text:p>
          </table:table-cell>
          <table:table-cell table:style-name="ce2" office:value-type="string" calcext:value-type="string">
            <text:p>Masło orzechow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ll Smith w nowym filmie: "Wyścig z _______".</text:p>
          </table:table-cell>
          <table:table-cell table:style-name="ce2" office:value-type="string" calcext:value-type="string">
            <text:p>Dowód na istnienie Bog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tamy na sesji Rady Miasta. Dziś poruszymy temat _______.</text:p>
          </table:table-cell>
          <table:table-cell table:style-name="ce2" office:value-type="string" calcext:value-type="string">
            <text:p>Masturbowanie się kastetem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tamy w Wojskach Obrony Terytorialnej. Bądź gotowy na _______.</text:p>
          </table:table-cell>
          <table:table-cell table:style-name="ce2" office:value-type="string" calcext:value-type="string">
            <text:p>Maszyna do robienia lod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izyta _______ skończyła się na _______.</text:p>
          </table:table-cell>
          <table:table-cell table:style-name="ce2" office:value-type="string" calcext:value-type="string">
            <text:p>Nagła utrata penis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oda! Ogień! Potwietrze! Ziemia! Z tych czterech żywiołów powstaję ja, <text:s/>Kapitan ________!</text:p>
          </table:table-cell>
          <table:table-cell table:style-name="ce2" office:value-type="string" calcext:value-type="string">
            <text:p>Drzewa z ludzką skórą zamiast kor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oohoo! I tak powstał _______.</text:p>
          </table:table-cell>
          <table:table-cell table:style-name="ce2" office:value-type="string" calcext:value-type="string">
            <text:p>Drzwi otwarte w salonach Opl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reszcie odkryłem maść na _______.</text:p>
          </table:table-cell>
          <table:table-cell table:style-name="ce2" office:value-type="string" calcext:value-type="string">
            <text:p>Powolne przekształcanie się w ogór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szyscy się na Ciebie gapią, bo wyglądasz jak _______.</text:p>
          </table:table-cell>
          <table:table-cell table:style-name="ce2" office:value-type="string" calcext:value-type="string">
            <text:p>Meksykańskie dziecko uwięzione w burrit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śród nocnej ciszy głos się rozchodzi. Wstańcie pasterze, _______ się wam rodzi.</text:p>
          </table:table-cell>
          <table:table-cell table:style-name="ce2" office:value-type="string" calcext:value-type="string">
            <text:p>Matematy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ydaje mi się, że posunąłeś się za daleko wspominając o _______ w odniesieniu do swojej matki.</text:p>
          </table:table-cell>
          <table:table-cell table:style-name="ce2" office:value-type="string" calcext:value-type="string">
            <text:p>Rana po ciosie siekierą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ymyśliłem nowy taneczny ruch. Nazwę go ________.</text:p>
          </table:table-cell>
          <table:table-cell table:style-name="ce2" office:value-type="string" calcext:value-type="string">
            <text:p>Męskie perfum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 każdym mężczyzną stoi _______.</text:p>
          </table:table-cell>
          <table:table-cell table:style-name="ce2" office:value-type="string" calcext:value-type="string">
            <text:p>Mięsne tornad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 każdym razem kiedy się masturbujesz, Jezus widzi _______.</text:p>
          </table:table-cell>
          <table:table-cell table:style-name="ce2" office:value-type="string" calcext:value-type="string">
            <text:p>Świat po śmierci Morgana Freeman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 to przestępstwo zostajesz skazany na _______.</text:p>
          </table:table-cell>
          <table:table-cell table:style-name="ce2" office:value-type="string" calcext:value-type="string">
            <text:p>Dwadzieścia cheerleaderek śmiejących się z Twojego peniska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 to przestępstwo zostajesz skazany na śmierć poprzez _______.</text:p>
          </table:table-cell>
          <table:table-cell table:style-name="ce2" office:value-type="string" calcext:value-type="string">
            <text:p>Dwie siostry o świńskich twarzach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chodnia cywilizacja upadnie przez ________.</text:p>
          </table:table-cell>
          <table:table-cell table:style-name="ce2" office:value-type="string" calcext:value-type="string">
            <text:p>Mile spędzony czas na plaży nudyst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miast waginy mam _______.</text:p>
          </table:table-cell>
          <table:table-cell table:style-name="ce2" office:value-type="string" calcext:value-type="string">
            <text:p>Milion lajków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apamiętaj moje słowa, _______ powróci!</text:p>
          </table:table-cell>
          <table:table-cell table:style-name="ce2" office:value-type="string" calcext:value-type="string">
            <text:p>Mistrzostwa w jedzeniu musztard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decydowanie wolę _______ od _______.</text:p>
          </table:table-cell>
          <table:table-cell table:style-name="ce2" office:value-type="string" calcext:value-type="string">
            <text:p>Placki ziemniaczane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decyduj się albo _______ , albo idziemy na całość z _______.</text:p>
          </table:table-cell>
          <table:table-cell table:style-name="ce2" office:value-type="string" calcext:value-type="string">
            <text:p>Puszka Pandor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e związku _______ i _______ na pewno powstałoby coś pięknego.</text:p>
          </table:table-cell>
          <table:table-cell table:style-name="ce2" office:value-type="string" calcext:value-type="string">
            <text:p>Strażacy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nowu nie działa? A próbowaliście _______?</text:p>
          </table:table-cell>
          <table:table-cell table:style-name="ce2" office:value-type="string" calcext:value-type="string">
            <text:p>Dzielenie przez zero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Zwolnili mnie z McDonald's, bo dodałem ________ do Happy Meal.</text:p>
          </table:table-cell>
          <table:table-cell table:style-name="ce2" office:value-type="string" calcext:value-type="string">
            <text:p>Dzień w s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ąchanie starych skarp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zystko, czego sobie życzys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mputacja nie tej nog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ikanie na siedząc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łośny pierd Wacła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uzdany krasna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arz cała w końskiej sperm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sbijka, która wygląda całkiem jak fac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ędzel na wiet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dek cuchnącej Marle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 rzec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ry marynarz bez zęb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ść na obtarcia, o których nie mówisz żo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sień średniowiec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lot grabarzy na plaż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oblemy z wścieklizną Twojego kucy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dawanie biał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rgazm głuchego facet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ąchanie paluch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ruchlały miecz króla Artu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uchnące rozstępy pod pach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pinanie babki na wież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dzina uchodźc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zwód z zaskocz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z w rzyć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romny Lech Wałę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ólewna śnieżka, która okazała się facet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2/10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aj pełen Kary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ydł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chowe kajdan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roczne oblężenie Twojej dup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yranozaur z długimi ręk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szmarnie tępa żylet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pnięcie tak mocne, że trzeba potem szukać buta w dup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ręt który się nigdy nie końc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siądz z wyraźną erekcj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oryb tak bardzo podobny do Twojej dziewczy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lock 18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częśliwy hojnie obdarzony czarodzi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wykły gej z krzywym ptak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llah akba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ciekające w panice prą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ęz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jska dyskoteka na polu minowy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ieta po której nie sta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ycie na skraju ubóst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tuczna szczęka obrońcy krzyż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a dziewczyna, która okazała się być tajlandzkim transwestyt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ierotka Marys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hoopi Goldberg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uszczona stacja pali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rzedaż alkoholu nieletni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chodźcy w polskim interne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ginione implanty Natalii Siwie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mpir znudzony ssan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lesny wpierdol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Ósmy z siedmiu krasnolud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d do xboxa, jako wibrator z dwiema końcówkam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i mechaniczny gołąb po przejści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mawianie się z Korwin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a twarz Edyty Górni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os, po którym trzeba zbierać zęb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ubliczne biczowanie gołej dup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 cycuch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bezpiecznie rozpędzona Maryla Rodowicz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czur w muszli klozetow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bawa Trevora z mis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y Jan Rokita na pokładzie niemieckiego samolot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iewający pelika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powstrzymane wymio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orstka palców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arz, którą może kochać tylko mat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lesny wielogodzinny wzwó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agiczny występ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 ciasne bu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winia w sukni ślubn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jany napastliwy g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oca która zawsze trafia w dup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ogurt w którym ktoś zostawił niespodziank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wdziwe ciastko przygotowane przez pijanego malar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rło księdza proboszc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myłka przy obrzezani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ed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szystko, czego dziś chc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nna pełna serka wiejski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gag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i biały pryszcz na nos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niecony robot kuchen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pierdol który wspominasz z radości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siężyc w pełni tuż przed miesiączk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czanie w ga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lama farby na stole Kamila Durczo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Xena, wojownicza księżnic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roda starego vlog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lgotne skarpetki nauczyciela wychowania fizyczn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rzuty sumie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zektom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urdel jak w ruskim czołg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je gówniane fantazj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jątkowo soczysty sarkaz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urawa prezerwatywa, dzięki której jesteś na świe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zystki etniczne na ws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jemnicza mgła spowijająca miast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uzin dzieciaków na cukrowej fa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ildo Twojej bab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rywanie lasek na pielgrzymc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utne brzydkie kaczątk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sła Kra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pocony Hagri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a rzecz. Naprawdę wiel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ływanie synchroniczne z pieprzonym rekin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rażenie się opryszczką od Bruce'a Willi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wójne przegięcie pał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elefon do prawni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chodzenie z ośmiornicą na smyc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y borsuk bawiący się Twoim przyrodzen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wiązki na Tinde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mutna du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gaszacz ekran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art zbyt zabawny, żeby go dokończyć bez ataku śmiech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ardy szorstki koł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tryski majonez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mach na papież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zywa latar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zeźwy Rosjani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rujące imadł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lgotne niepokojące pomieszcz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ut kolczasty owinięty wokół wac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jpopularniejszy polityk w gimnazj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elnica z której nie wyjdziesz bez trepanacji czasz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jazd absolwent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a popieprzona gło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jemnicza substancja we włos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zybica paznokci na naplet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ry łańcuch od rower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zelina dostępna tylko w seks-shop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oszna zakleszczona w suwak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ębowa Wróż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ndom zamiast skarpet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żywany tampo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czenie dziewczyn obciągan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niecony wąż strażac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gina z halitoz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uszący, napastliwy chwy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byt krótka org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zdrość tak wielka, że zęby bol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zybica jąder wywołująca dreszc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epychacz do kibla zamiast czapki w zim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zajemne palcowanie sobie odbyt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necrafter, który się przesiadł na CS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astko, które jest tylko kłamstw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alka voodoo Kuby Wojewódzki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lizywanie ciasta z babcinych palc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ńcząca fanka radia Maryj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kurzony nosorożec w baletk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a buz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n Korwin-Mikke i czterdziestu skinhead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bonament za gównianą telewizj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żywanie różańca zamiast kulek analn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erdzący po fasoli smo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y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upka wesołych mangus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gańskie kup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adki grab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o rzesz ja pierdol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nna Dymna odmawiająca pomo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erdeczna tarcz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ajważniejszy organ Anny Much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epsuty włącznik światł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ada wrodzo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amogwałt bez lit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rgia z udziałem prezesa P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aumatyczna biegun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częśliwe zakończen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użyta pieluch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 ciasne maj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ryzura znanego streamer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wieża surów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omba z ptasich odchod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suszona wag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rzy cyc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kakanka z drutu kolczast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dbytnic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użyty sztuczny penis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uka prezydenta w ru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ątek trzynastego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likatne zaciskanie genitaliów imadł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soła małpa, która rzuca w Ciebie kup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ła pszczoła posługująca się łaci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ntai anim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ęglowoda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spodziewany seks oral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wny śluz na Twojej dło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operta dla Tadeusza Rydzy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ozróba w damskiej toale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drzędna klinika operacji plastyczn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urwiki w ocz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ść na ból dup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esoła uśmiechnięta du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btarte sutki po wypadku motocyklowy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sadzka na Twoją odbytnic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ęskniący za seksem jed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ardzo bolesne skrzywienie człon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anowanie kobiet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GBTEURORTVAGD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ada podjaranych macic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 nudna koleżanka z pra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n od pogody z wyraźnym wzwod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elebrity Splash do pustego basenu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iepska talia Cards Against Humanit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byt ciasna czap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Świąteczna wydmusz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a wiewiórka szukająca Twojej rodzi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ściekła czacza Edyty Herbuś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 kur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Fabryka miodu i czekolad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Jakiś cholerny idiota, który wykupił cały zapas wiagr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ykre wspomnienia z dzieciństw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yryjscy uchodźc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walnianie Krake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reszcze wywołane obrzezaniem siekier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muszony stosunek homoseksualn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espół dow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awdziwy pierdolnik w kuch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wałtowna kuracja odchudzająca dla Gabe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wałt za którym się tęskn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bór między sraczką, a rzygan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artia PIS głosująca za wychowaniem seksualnym w szkoła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Islamska piosenka o miłośc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różbita Maciej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epilacja genitaliów piłą mechaniczn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m dupa i tu du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ziewczyna bez zęba na przedz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ra nadgryziona gum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Lesbijki, lesbijki i jeszcze raz lesbij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ujkow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Berecik ze śmigiełk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łoń zakleszczona w odbyc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ary paskudny kalafio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o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ijawka o rozmiarach potężnego korniszo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Dwunastu napalonych apostoł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nikające wąsy pewnego gości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ajemniczy klocek cuchnący za firanką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spodziewanie powiększone piers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inia feministki na temat aborcj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ysiące aborcj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Opinia skinhead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ztu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istoria o dziku, którą słyszałeś sto raz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łodziej cytryn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Headshot podczas gry w bier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ochwa pułapk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byt długie palce Romana Giertych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iecz świetlny, który się zaci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ymusowa masturbacja w gimnazju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Autobus pełen emeryt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Gra wstępna dwóch krasnali ogrodowych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Przypadkowy petting w zatłoczonym autobusi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Masaż prostaty przy użyciu przepychacza do ru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Twoja jebiąca dup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Krzysztof Bos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Radosny uśmiech Anny Muchy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Cierpiący na bezsenność Freddy Krueger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ardzewiałe kajdanki z futerkiem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padek podczas którego kicha stolcowa wywraca się na druga stronę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Znalezienie swojej matki na Tinderze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ielki dmuchany kurcza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Ukrainki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Nieudana operacja plastyczna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Wyścigi dziecięcych rowerków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Strajk pielęgniarek.</text:p>
          </table:table-cell>
          <table:table-cell table:number-columns-repeated="62"/>
        </table:table-row>
        <table:table-row table:style-name="ro2">
          <table:table-cell/>
          <table:table-cell table:style-name="ce2" office:value-type="string" calcext:value-type="string">
            <text:p>Żenująca tablica rejestracyjna.</text:p>
          </table:table-cell>
          <table:table-cell table:number-columns-repeated="62"/>
        </table:table-row>
        <table:table-row table:style-name="ro2" table:number-rows-repeated="415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.00.0000</text:date>, <text:time style:data-style-name="N2" text:time-value="17:28:20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_20_-_20_ZESTAW_20_PODSTAWOWY_20__23_1" style:display-name="PageStyle_EN - ZESTAW PODSTAWOWY #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-_20_ZESTAW_20_DODATKÓW_20__23_2" style:display-name="PageStyle_EN - ZESTAW DODATKÓW #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-_20_ZESTAW_20__23_1_20_PODSTAWOWY" style:display-name="PageStyle_PL - ZESTAW #1 PODSTAW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-_20_ZESTAW_20__23_2_20_DODATKÓW" style:display-name="PageStyle_PL - ZESTAW #2 DODATK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-_20_ZESTAW_20__23_3_20_DODATKÓW" style:display-name="PageStyle_PL - ZESTAW #3 DODATK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-_20_ZESTAW_20__23_4_20_DODATKÓW" style:display-name="PageStyle_PL - ZESTAW #4 DODATKÓ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7-30T18:00:27.040000000</dc:date>
    <meta:editing-duration>PT2M24S</meta:editing-duration>
    <meta:editing-cycles>2</meta:editing-cycles>
    <meta:document-statistic meta:table-count="6" meta:cell-count="3824" meta:object-count="0"/>
  </office:meta>
</office:document-meta>
</file>